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7.35mm"/>
    </style:style>
    <style:style style:name="co2" style:family="table-column">
      <style:table-column-properties fo:break-before="auto" style:column-width="47.18mm"/>
    </style:style>
    <style:style style:name="co3" style:family="table-column">
      <style:table-column-properties fo:break-before="auto" style:column-width="40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fana_data_export(2)" table:style-name="ta1">
        <table:shapes>
          <draw:frame draw:z-index="0" draw:style-name="gr1" draw:text-style-name="P1" svg:width="159.99mm" svg:height="89.99mm" svg:x="83.73mm" svg:y="41.36mm">
            <loext:p draw:notify-on-update-of-ranges="'grafana_data_export(2)'.B2:'grafana_data_export(2)'.B91 'grafana_data_export(2)'.C1:'grafana_data_export(2)'.C1 'grafana_data_export(2)'.C2:'grafana_data_export(2)'.C91 'grafana_data_export(2)'.D1:'grafana_data_export(2)'.D1 'grafana_data_export(2)'.D2:'grafana_data_export(2)'.D91 'grafana_data_export(2)'.F1:'grafana_data_export(2)'.F1 'grafana_data_export(2)'.F2:'grafana_data_export(2)'.F91 'grafana_data_export(2)'.H1:'grafana_data_export(2)'.H1 'grafana_data_export(2)'.H2:'grafana_data_export(2)'.H9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85.98mm" svg:y="136.99mm">
            <loext:p draw:notify-on-update-of-ranges="'grafana_data_export(2)'.L1:'grafana_data_export(2)'.L1 'grafana_data_export(2)'.L2:'grafana_data_export(2)'.L92 'grafana_data_export(2)'.M1:'grafana_data_export(2)'.M1 'grafana_data_export(2)'.M2:'grafana_data_export(2)'.M9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7" table:default-cell-style-name="Default"/>
        <table:table-row table:style-name="ro1">
          <table:table-cell office:value-type="string" calcext:value-type="string">
            <text:p>Seri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iddletier CPU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CFP Middletier</text:p>
          </table:table-cell>
          <table:table-cell office:value-type="string" calcext:value-type="string">
            <text:p>FPM Middletier</text:p>
          </table:table-cell>
          <table:table-cell office:value-type="string" calcext:value-type="string">
            <text:p>CFP Node</text:p>
          </table:table-cell>
          <table:table-cell office:value-type="string" calcext:value-type="string">
            <text:p>FPM Node</text:p>
          </table:table-cell>
          <table:table-cell table:number-columns-repeated="3"/>
          <table:table-cell office:value-type="string" calcext:value-type="string">
            <text:p>Failures</text:p>
          </table:table-cell>
          <table:table-cell office:value-type="string" calcext:value-type="string">
            <text:p>Successes</text:p>
          </table:table-cell>
          <table:table-cell table:number-columns-repeated="2"/>
          <table:table-cell office:value-type="string" calcext:value-type="string">
            <text:p>Series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Middletier CPU</text:p>
          </table:table-cell>
          <table:table-cell office:value-type="string" calcext:value-type="string">
            <text:p>Limit</text:p>
          </table:table-cell>
          <table:table-cell office:value-type="string" calcext:value-type="string">
            <text:p>CFP Middletier</text:p>
          </table:table-cell>
          <table:table-cell office:value-type="string" calcext:value-type="string">
            <text:p>FPM Middletier</text:p>
          </table:table-cell>
          <table:table-cell office:value-type="string" calcext:value-type="string">
            <text:p>CFP Node</text:p>
          </table:table-cell>
          <table:table-cell office:value-type="string" calcext:value-type="string">
            <text:p>FPM Node</text:p>
          </table:table-cell>
          <table:table-cell table:number-columns-repeated="3"/>
          <table:table-cell office:value-type="string" calcext:value-type="string">
            <text:p>Failures</text:p>
          </table:table-cell>
          <table:table-cell office:value-type="string" calcext:value-type="string">
            <text:p>Suc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1:00+02:00</text:p>
          </table:table-cell>
          <table:table-cell table:formula="of:=[.R2]/1000" office:value-type="float" office:value="0.001" calcext:value-type="float">
            <text:p>0,001</text:p>
          </table:table-cell>
          <table:table-cell table:formula="of:=[.S2]/1000" office:value-type="float" office:value="1" calcext:value-type="float">
            <text:p>1</text:p>
          </table:table-cell>
          <table:table-cell table:formula="of:=[.T2]/1000" office:value-type="float" office:value="0" calcext:value-type="float">
            <text:p>0</text:p>
          </table:table-cell>
          <table:table-cell table:formula="of:=[.U2]/1000" office:value-type="float" office:value="0" calcext:value-type="float">
            <text:p>0</text:p>
          </table:table-cell>
          <table:table-cell table:formula="of:=[.V2]/1000" office:value-type="float" office:value="0" calcext:value-type="float">
            <text:p>0</text:p>
          </table:table-cell>
          <table:table-cell table:formula="of:=[.W2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0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1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0:00+02: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U2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2:00+02:00</text:p>
          </table:table-cell>
          <table:table-cell table:formula="of:=[.R3]/1000" office:value-type="float" office:value="0.001" calcext:value-type="float">
            <text:p>0,001</text:p>
          </table:table-cell>
          <table:table-cell table:formula="of:=[.S3]/1000" office:value-type="float" office:value="1" calcext:value-type="float">
            <text:p>1</text:p>
          </table:table-cell>
          <table:table-cell table:formula="of:=[.T3]/1000" office:value-type="float" office:value="0" calcext:value-type="float">
            <text:p>0</text:p>
          </table:table-cell>
          <table:table-cell table:formula="of:=[.U3]/1000" office:value-type="float" office:value="0" calcext:value-type="float">
            <text:p>0</text:p>
          </table:table-cell>
          <table:table-cell table:formula="of:=[.V3]/1000" office:value-type="float" office:value="0" calcext:value-type="float">
            <text:p>0</text:p>
          </table:table-cell>
          <table:table-cell table:formula="of:=[.W3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1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2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1:00+02: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U3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3:00+02:00</text:p>
          </table:table-cell>
          <table:table-cell table:formula="of:=[.R4]/1000" office:value-type="float" office:value="0.001" calcext:value-type="float">
            <text:p>0,001</text:p>
          </table:table-cell>
          <table:table-cell table:formula="of:=[.S4]/1000" office:value-type="float" office:value="1" calcext:value-type="float">
            <text:p>1</text:p>
          </table:table-cell>
          <table:table-cell table:formula="of:=[.T4]/1000" office:value-type="float" office:value="0" calcext:value-type="float">
            <text:p>0</text:p>
          </table:table-cell>
          <table:table-cell table:formula="of:=[.U4]/1000" office:value-type="float" office:value="0" calcext:value-type="float">
            <text:p>0</text:p>
          </table:table-cell>
          <table:table-cell table:formula="of:=[.V4]/1000" office:value-type="float" office:value="0" calcext:value-type="float">
            <text:p>0</text:p>
          </table:table-cell>
          <table:table-cell table:formula="of:=[.W4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2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3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2:00+02: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U4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4:00+02:00</text:p>
          </table:table-cell>
          <table:table-cell table:formula="of:=[.R5]/1000" office:value-type="float" office:value="0.001" calcext:value-type="float">
            <text:p>0,001</text:p>
          </table:table-cell>
          <table:table-cell table:formula="of:=[.S5]/1000" office:value-type="float" office:value="1" calcext:value-type="float">
            <text:p>1</text:p>
          </table:table-cell>
          <table:table-cell table:formula="of:=[.T5]/1000" office:value-type="float" office:value="0" calcext:value-type="float">
            <text:p>0</text:p>
          </table:table-cell>
          <table:table-cell table:formula="of:=[.U5]/1000" office:value-type="float" office:value="0" calcext:value-type="float">
            <text:p>0</text:p>
          </table:table-cell>
          <table:table-cell table:formula="of:=[.V5]/1000" office:value-type="float" office:value="0" calcext:value-type="float">
            <text:p>0</text:p>
          </table:table-cell>
          <table:table-cell table:formula="of:=[.W5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3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4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3:00+02: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U5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5:00+02:00</text:p>
          </table:table-cell>
          <table:table-cell table:formula="of:=[.R6]/1000" office:value-type="float" office:value="0.001" calcext:value-type="float">
            <text:p>0,001</text:p>
          </table:table-cell>
          <table:table-cell table:formula="of:=[.S6]/1000" office:value-type="float" office:value="1" calcext:value-type="float">
            <text:p>1</text:p>
          </table:table-cell>
          <table:table-cell table:formula="of:=[.T6]/1000" office:value-type="float" office:value="0" calcext:value-type="float">
            <text:p>0</text:p>
          </table:table-cell>
          <table:table-cell table:formula="of:=[.U6]/1000" office:value-type="float" office:value="0" calcext:value-type="float">
            <text:p>0</text:p>
          </table:table-cell>
          <table:table-cell table:formula="of:=[.V6]/1000" office:value-type="float" office:value="0" calcext:value-type="float">
            <text:p>0</text:p>
          </table:table-cell>
          <table:table-cell table:formula="of:=[.W6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4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5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4:00+02: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U6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6:00+02:00</text:p>
          </table:table-cell>
          <table:table-cell table:formula="of:=[.R7]/1000" office:value-type="float" office:value="0.001" calcext:value-type="float">
            <text:p>0,001</text:p>
          </table:table-cell>
          <table:table-cell table:formula="of:=[.S7]/1000" office:value-type="float" office:value="1" calcext:value-type="float">
            <text:p>1</text:p>
          </table:table-cell>
          <table:table-cell table:formula="of:=[.T7]/1000" office:value-type="float" office:value="0" calcext:value-type="float">
            <text:p>0</text:p>
          </table:table-cell>
          <table:table-cell table:formula="of:=[.U7]/1000" office:value-type="float" office:value="0" calcext:value-type="float">
            <text:p>0</text:p>
          </table:table-cell>
          <table:table-cell table:formula="of:=[.V7]/1000" office:value-type="float" office:value="0" calcext:value-type="float">
            <text:p>0</text:p>
          </table:table-cell>
          <table:table-cell table:formula="of:=[.W7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5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6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5:00+02: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U7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7:00+02:00</text:p>
          </table:table-cell>
          <table:table-cell table:formula="of:=[.R8]/1000" office:value-type="float" office:value="0.001" calcext:value-type="float">
            <text:p>0,001</text:p>
          </table:table-cell>
          <table:table-cell table:formula="of:=[.S8]/1000" office:value-type="float" office:value="1" calcext:value-type="float">
            <text:p>1</text:p>
          </table:table-cell>
          <table:table-cell table:formula="of:=[.T8]/1000" office:value-type="float" office:value="0" calcext:value-type="float">
            <text:p>0</text:p>
          </table:table-cell>
          <table:table-cell table:formula="of:=[.U8]/1000" office:value-type="float" office:value="0" calcext:value-type="float">
            <text:p>0</text:p>
          </table:table-cell>
          <table:table-cell table:formula="of:=[.V8]/1000" office:value-type="float" office:value="0" calcext:value-type="float">
            <text:p>0</text:p>
          </table:table-cell>
          <table:table-cell table:formula="of:=[.W8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6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7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6:00+02: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U8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8:00+02:00</text:p>
          </table:table-cell>
          <table:table-cell table:formula="of:=[.R9]/1000" office:value-type="float" office:value="0.001" calcext:value-type="float">
            <text:p>0,001</text:p>
          </table:table-cell>
          <table:table-cell table:formula="of:=[.S9]/1000" office:value-type="float" office:value="1" calcext:value-type="float">
            <text:p>1</text:p>
          </table:table-cell>
          <table:table-cell table:formula="of:=[.T9]/1000" office:value-type="float" office:value="0" calcext:value-type="float">
            <text:p>0</text:p>
          </table:table-cell>
          <table:table-cell table:formula="of:=[.U9]/1000" office:value-type="float" office:value="0" calcext:value-type="float">
            <text:p>0</text:p>
          </table:table-cell>
          <table:table-cell table:formula="of:=[.V9]/1000" office:value-type="float" office:value="0" calcext:value-type="float">
            <text:p>0</text:p>
          </table:table-cell>
          <table:table-cell table:formula="of:=[.W9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7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8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7:00+02: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U9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9:00+02:00</text:p>
          </table:table-cell>
          <table:table-cell table:formula="of:=[.R10]/1000" office:value-type="float" office:value="0.001" calcext:value-type="float">
            <text:p>0,001</text:p>
          </table:table-cell>
          <table:table-cell table:formula="of:=[.S10]/1000" office:value-type="float" office:value="1" calcext:value-type="float">
            <text:p>1</text:p>
          </table:table-cell>
          <table:table-cell table:formula="of:=[.T10]/1000" office:value-type="float" office:value="0" calcext:value-type="float">
            <text:p>0</text:p>
          </table:table-cell>
          <table:table-cell table:formula="of:=[.U10]/1000" office:value-type="float" office:value="0" calcext:value-type="float">
            <text:p>0</text:p>
          </table:table-cell>
          <table:table-cell table:formula="of:=[.V10]/1000" office:value-type="float" office:value="0" calcext:value-type="float">
            <text:p>0</text:p>
          </table:table-cell>
          <table:table-cell table:formula="of:=[.W10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8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49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8:00+02: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U10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0:00+02:00</text:p>
          </table:table-cell>
          <table:table-cell table:formula="of:=[.R11]/1000" office:value-type="float" office:value="0.001" calcext:value-type="float">
            <text:p>0,001</text:p>
          </table:table-cell>
          <table:table-cell table:formula="of:=[.S11]/1000" office:value-type="float" office:value="1" calcext:value-type="float">
            <text:p>1</text:p>
          </table:table-cell>
          <table:table-cell table:formula="of:=[.T11]/1000" office:value-type="float" office:value="0" calcext:value-type="float">
            <text:p>0</text:p>
          </table:table-cell>
          <table:table-cell table:formula="of:=[.U11]/1000" office:value-type="float" office:value="0" calcext:value-type="float">
            <text:p>0</text:p>
          </table:table-cell>
          <table:table-cell table:formula="of:=[.V11]/1000" office:value-type="float" office:value="0" calcext:value-type="float">
            <text:p>0</text:p>
          </table:table-cell>
          <table:table-cell table:formula="of:=[.W11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9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0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49:00+02: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U11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1:00+02:00</text:p>
          </table:table-cell>
          <table:table-cell table:formula="of:=[.R12]/1000" office:value-type="float" office:value="0.001" calcext:value-type="float">
            <text:p>0,001</text:p>
          </table:table-cell>
          <table:table-cell table:formula="of:=[.S12]/1000" office:value-type="float" office:value="1" calcext:value-type="float">
            <text:p>1</text:p>
          </table:table-cell>
          <table:table-cell table:formula="of:=[.T12]/1000" office:value-type="float" office:value="0" calcext:value-type="float">
            <text:p>0</text:p>
          </table:table-cell>
          <table:table-cell table:formula="of:=[.U12]/1000" office:value-type="float" office:value="0" calcext:value-type="float">
            <text:p>0</text:p>
          </table:table-cell>
          <table:table-cell table:formula="of:=[.V12]/1000" office:value-type="float" office:value="0" calcext:value-type="float">
            <text:p>0</text:p>
          </table:table-cell>
          <table:table-cell table:formula="of:=[.W12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0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1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0:00+02: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U12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2:00+02:00</text:p>
          </table:table-cell>
          <table:table-cell table:formula="of:=[.R13]/1000" office:value-type="float" office:value="0.001" calcext:value-type="float">
            <text:p>0,001</text:p>
          </table:table-cell>
          <table:table-cell table:formula="of:=[.S13]/1000" office:value-type="float" office:value="1" calcext:value-type="float">
            <text:p>1</text:p>
          </table:table-cell>
          <table:table-cell table:formula="of:=[.T13]/1000" office:value-type="float" office:value="0" calcext:value-type="float">
            <text:p>0</text:p>
          </table:table-cell>
          <table:table-cell table:formula="of:=[.U13]/1000" office:value-type="float" office:value="0" calcext:value-type="float">
            <text:p>0</text:p>
          </table:table-cell>
          <table:table-cell table:formula="of:=[.V13]/1000" office:value-type="float" office:value="0" calcext:value-type="float">
            <text:p>0</text:p>
          </table:table-cell>
          <table:table-cell table:formula="of:=[.W13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1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2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1:00+02: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U13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3:00+02:00</text:p>
          </table:table-cell>
          <table:table-cell table:formula="of:=[.R14]/1000" office:value-type="float" office:value="0.001" calcext:value-type="float">
            <text:p>0,001</text:p>
          </table:table-cell>
          <table:table-cell table:formula="of:=[.S14]/1000" office:value-type="float" office:value="1" calcext:value-type="float">
            <text:p>1</text:p>
          </table:table-cell>
          <table:table-cell table:formula="of:=[.T14]/1000" office:value-type="float" office:value="0" calcext:value-type="float">
            <text:p>0</text:p>
          </table:table-cell>
          <table:table-cell table:formula="of:=[.U14]/1000" office:value-type="float" office:value="0" calcext:value-type="float">
            <text:p>0</text:p>
          </table:table-cell>
          <table:table-cell table:formula="of:=[.V14]/1000" office:value-type="float" office:value="0" calcext:value-type="float">
            <text:p>0</text:p>
          </table:table-cell>
          <table:table-cell table:formula="of:=[.W14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2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3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2:00+02:0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IF([.U14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4:00+02:00</text:p>
          </table:table-cell>
          <table:table-cell table:formula="of:=[.R15]/1000" office:value-type="float" office:value="0.004" calcext:value-type="float">
            <text:p>0,004</text:p>
          </table:table-cell>
          <table:table-cell table:formula="of:=[.S15]/1000" office:value-type="float" office:value="1" calcext:value-type="float">
            <text:p>1</text:p>
          </table:table-cell>
          <table:table-cell table:formula="of:=[.T15]/1000" office:value-type="float" office:value="0" calcext:value-type="float">
            <text:p>0</text:p>
          </table:table-cell>
          <table:table-cell table:formula="of:=[.U15]/1000" office:value-type="float" office:value="0" calcext:value-type="float">
            <text:p>0</text:p>
          </table:table-cell>
          <table:table-cell table:formula="of:=[.V15]/1000" office:value-type="float" office:value="0" calcext:value-type="float">
            <text:p>0</text:p>
          </table:table-cell>
          <table:table-cell table:formula="of:=[.W15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3:00+02: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4:00+02:00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3:00+02:00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IF([.U15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5:00+02:00</text:p>
          </table:table-cell>
          <table:table-cell table:formula="of:=[.R16]/1000" office:value-type="float" office:value="0.007" calcext:value-type="float">
            <text:p>0,007</text:p>
          </table:table-cell>
          <table:table-cell table:formula="of:=[.S16]/1000" office:value-type="float" office:value="1" calcext:value-type="float">
            <text:p>1</text:p>
          </table:table-cell>
          <table:table-cell table:formula="of:=[.T16]/1000" office:value-type="float" office:value="0" calcext:value-type="float">
            <text:p>0</text:p>
          </table:table-cell>
          <table:table-cell table:formula="of:=[.U16]/1000" office:value-type="float" office:value="0" calcext:value-type="float">
            <text:p>0</text:p>
          </table:table-cell>
          <table:table-cell table:formula="of:=[.V16]/1000" office:value-type="float" office:value="0" calcext:value-type="float">
            <text:p>0</text:p>
          </table:table-cell>
          <table:table-cell table:formula="of:=[.W16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4:00+02: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5:00+02:00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4:00+02:00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IF([.U16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6:00+02:00</text:p>
          </table:table-cell>
          <table:table-cell table:formula="of:=[.R17]/1000" office:value-type="float" office:value="0.006" calcext:value-type="float">
            <text:p>0,006</text:p>
          </table:table-cell>
          <table:table-cell table:formula="of:=[.S17]/1000" office:value-type="float" office:value="1" calcext:value-type="float">
            <text:p>1</text:p>
          </table:table-cell>
          <table:table-cell table:formula="of:=[.T17]/1000" office:value-type="float" office:value="0" calcext:value-type="float">
            <text:p>0</text:p>
          </table:table-cell>
          <table:table-cell table:formula="of:=[.U17]/1000" office:value-type="float" office:value="0" calcext:value-type="float">
            <text:p>0</text:p>
          </table:table-cell>
          <table:table-cell table:formula="of:=[.V17]/1000" office:value-type="float" office:value="0" calcext:value-type="float">
            <text:p>0</text:p>
          </table:table-cell>
          <table:table-cell table:formula="of:=[.W17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5:00+02: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6:00+02:00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5:00+02:00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IF([.U17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7:00+02:00</text:p>
          </table:table-cell>
          <table:table-cell table:formula="of:=[.R18]/1000" office:value-type="float" office:value="0.009" calcext:value-type="float">
            <text:p>0,009</text:p>
          </table:table-cell>
          <table:table-cell table:formula="of:=[.S18]/1000" office:value-type="float" office:value="1" calcext:value-type="float">
            <text:p>1</text:p>
          </table:table-cell>
          <table:table-cell table:formula="of:=[.T18]/1000" office:value-type="float" office:value="0" calcext:value-type="float">
            <text:p>0</text:p>
          </table:table-cell>
          <table:table-cell table:formula="of:=[.U18]/1000" office:value-type="float" office:value="0" calcext:value-type="float">
            <text:p>0</text:p>
          </table:table-cell>
          <table:table-cell table:formula="of:=[.V18]/1000" office:value-type="float" office:value="0" calcext:value-type="float">
            <text:p>0</text:p>
          </table:table-cell>
          <table:table-cell table:formula="of:=[.W18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6:00+02: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7:00+02:00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6:00+02:00</text:p>
          </table:table-cell>
          <table:table-cell office:value-type="float" office:value="0" calcext:value-type="float">
            <text:p>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IF([.U18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8:00+02:00</text:p>
          </table:table-cell>
          <table:table-cell table:formula="of:=[.R19]/1000" office:value-type="float" office:value="0.012" calcext:value-type="float">
            <text:p>0,012</text:p>
          </table:table-cell>
          <table:table-cell table:formula="of:=[.S19]/1000" office:value-type="float" office:value="1" calcext:value-type="float">
            <text:p>1</text:p>
          </table:table-cell>
          <table:table-cell table:formula="of:=[.T19]/1000" office:value-type="float" office:value="0" calcext:value-type="float">
            <text:p>0</text:p>
          </table:table-cell>
          <table:table-cell table:formula="of:=[.U19]/1000" office:value-type="float" office:value="0" calcext:value-type="float">
            <text:p>0</text:p>
          </table:table-cell>
          <table:table-cell table:formula="of:=[.V19]/1000" office:value-type="float" office:value="0" calcext:value-type="float">
            <text:p>0</text:p>
          </table:table-cell>
          <table:table-cell table:formula="of:=[.W19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7:00+02: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8:00+02:00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7:00+02:0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IF([.U19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9:00+02:00</text:p>
          </table:table-cell>
          <table:table-cell table:formula="of:=[.R20]/1000" office:value-type="float" office:value="0.012" calcext:value-type="float">
            <text:p>0,012</text:p>
          </table:table-cell>
          <table:table-cell table:formula="of:=[.S20]/1000" office:value-type="float" office:value="1" calcext:value-type="float">
            <text:p>1</text:p>
          </table:table-cell>
          <table:table-cell table:formula="of:=[.T20]/1000" office:value-type="float" office:value="0" calcext:value-type="float">
            <text:p>0</text:p>
          </table:table-cell>
          <table:table-cell table:formula="of:=[.U20]/1000" office:value-type="float" office:value="0" calcext:value-type="float">
            <text:p>0</text:p>
          </table:table-cell>
          <table:table-cell table:formula="of:=[.V20]/1000" office:value-type="float" office:value="0" calcext:value-type="float">
            <text:p>0</text:p>
          </table:table-cell>
          <table:table-cell table:formula="of:=[.W20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8:00+02: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1:59:00+02:00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8:00+02:00</text:p>
          </table:table-cell>
          <table:table-cell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IF([.U20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0:00+02:00</text:p>
          </table:table-cell>
          <table:table-cell table:formula="of:=[.R21]/1000" office:value-type="float" office:value="0.015" calcext:value-type="float">
            <text:p>0,015</text:p>
          </table:table-cell>
          <table:table-cell table:formula="of:=[.S21]/1000" office:value-type="float" office:value="1" calcext:value-type="float">
            <text:p>1</text:p>
          </table:table-cell>
          <table:table-cell table:formula="of:=[.T21]/1000" office:value-type="float" office:value="0" calcext:value-type="float">
            <text:p>0</text:p>
          </table:table-cell>
          <table:table-cell table:formula="of:=[.U21]/1000" office:value-type="float" office:value="0" calcext:value-type="float">
            <text:p>0</text:p>
          </table:table-cell>
          <table:table-cell table:formula="of:=[.V21]/1000" office:value-type="float" office:value="0" calcext:value-type="float">
            <text:p>0</text:p>
          </table:table-cell>
          <table:table-cell table:formula="of:=[.W21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9:00+02:0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0:00+02:00</text:p>
          </table:table-cell>
          <table:table-cell office:value-type="float" office:value="15" calcext:value-type="float">
            <text:p>15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1:59:00+02:00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IF([.U21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1:00+02:00</text:p>
          </table:table-cell>
          <table:table-cell table:formula="of:=[.R22]/1000" office:value-type="float" office:value="0.022" calcext:value-type="float">
            <text:p>0,022</text:p>
          </table:table-cell>
          <table:table-cell table:formula="of:=[.S22]/1000" office:value-type="float" office:value="1" calcext:value-type="float">
            <text:p>1</text:p>
          </table:table-cell>
          <table:table-cell table:formula="of:=[.T22]/1000" office:value-type="float" office:value="0" calcext:value-type="float">
            <text:p>0</text:p>
          </table:table-cell>
          <table:table-cell table:formula="of:=[.U22]/1000" office:value-type="float" office:value="0" calcext:value-type="float">
            <text:p>0</text:p>
          </table:table-cell>
          <table:table-cell table:formula="of:=[.V22]/1000" office:value-type="float" office:value="0" calcext:value-type="float">
            <text:p>0</text:p>
          </table:table-cell>
          <table:table-cell table:formula="of:=[.W22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0:00+02: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1:00+02:00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0:00+02:00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IF([.U22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2:00+02:00</text:p>
          </table:table-cell>
          <table:table-cell table:formula="of:=[.R23]/1000" office:value-type="float" office:value="0.023" calcext:value-type="float">
            <text:p>0,023</text:p>
          </table:table-cell>
          <table:table-cell table:formula="of:=[.S23]/1000" office:value-type="float" office:value="1" calcext:value-type="float">
            <text:p>1</text:p>
          </table:table-cell>
          <table:table-cell table:formula="of:=[.T23]/1000" office:value-type="float" office:value="0" calcext:value-type="float">
            <text:p>0</text:p>
          </table:table-cell>
          <table:table-cell table:formula="of:=[.U23]/1000" office:value-type="float" office:value="0.0002" calcext:value-type="float">
            <text:p>0,0002</text:p>
          </table:table-cell>
          <table:table-cell table:formula="of:=[.V23]/1000" office:value-type="float" office:value="0.000161152941211218" calcext:value-type="float">
            <text:p>0,000161152941211</text:p>
          </table:table-cell>
          <table:table-cell table:formula="of:=[.W23]/1000" office:value-type="float" office:value="0.0002" calcext:value-type="float">
            <text:p>0,000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1:00+02: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2:00+02:00</text:p>
          </table:table-cell>
          <table:table-cell office:value-type="float" office:value="23" calcext:value-type="float">
            <text:p>23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,2</text:p>
          </table:table-cell>
          <table:table-cell office:value-type="float" office:value="0.161152941211218" calcext:value-type="float">
            <text:p>0,161152941211218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1:00+02:0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IF([.U23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3:00+02:00</text:p>
          </table:table-cell>
          <table:table-cell table:formula="of:=[.R24]/1000" office:value-type="float" office:value="0.031" calcext:value-type="float">
            <text:p>0,031</text:p>
          </table:table-cell>
          <table:table-cell table:formula="of:=[.S24]/1000" office:value-type="float" office:value="1" calcext:value-type="float">
            <text:p>1</text:p>
          </table:table-cell>
          <table:table-cell table:formula="of:=[.T24]/1000" office:value-type="float" office:value="0" calcext:value-type="float">
            <text:p>0</text:p>
          </table:table-cell>
          <table:table-cell table:formula="of:=[.U24]/1000" office:value-type="float" office:value="0.1096" calcext:value-type="float">
            <text:p>0,1096</text:p>
          </table:table-cell>
          <table:table-cell table:formula="of:=[.V24]/1000" office:value-type="float" office:value="0.109362820602232" calcext:value-type="float">
            <text:p>0,109362820602232</text:p>
          </table:table-cell>
          <table:table-cell table:formula="of:=[.W24]/1000" office:value-type="float" office:value="0.1048" calcext:value-type="float">
            <text:p>0,104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2:00+02:0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3:00+02:00</text:p>
          </table:table-cell>
          <table:table-cell office:value-type="float" office:value="31" calcext:value-type="float">
            <text:p>3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9.6" calcext:value-type="float">
            <text:p>109,6</text:p>
          </table:table-cell>
          <table:table-cell office:value-type="float" office:value="109.362820602232" calcext:value-type="float">
            <text:p>109,362820602232</text:p>
          </table:table-cell>
          <table:table-cell office:value-type="float" office:value="104.8" calcext:value-type="float">
            <text:p>104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2:00+02:0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IF([.U24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4:00+02:00</text:p>
          </table:table-cell>
          <table:table-cell table:formula="of:=[.R25]/1000" office:value-type="float" office:value="0.041" calcext:value-type="float">
            <text:p>0,041</text:p>
          </table:table-cell>
          <table:table-cell table:formula="of:=[.S25]/1000" office:value-type="float" office:value="1" calcext:value-type="float">
            <text:p>1</text:p>
          </table:table-cell>
          <table:table-cell table:formula="of:=[.T25]/1000" office:value-type="float" office:value="0" calcext:value-type="float">
            <text:p>0</text:p>
          </table:table-cell>
          <table:table-cell table:formula="of:=[.U25]/1000" office:value-type="float" office:value="0.0996" calcext:value-type="float">
            <text:p>0,0996</text:p>
          </table:table-cell>
          <table:table-cell table:formula="of:=[.V25]/1000" office:value-type="float" office:value="0.103188360256064" calcext:value-type="float">
            <text:p>0,103188360256064</text:p>
          </table:table-cell>
          <table:table-cell table:formula="of:=[.W25]/1000" office:value-type="float" office:value="0.1092" calcext:value-type="float">
            <text:p>0,109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3:00+02:0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4:00+02:00</text:p>
          </table:table-cell>
          <table:table-cell office:value-type="float" office:value="41" calcext:value-type="float">
            <text:p>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9.6" calcext:value-type="float">
            <text:p>99,6</text:p>
          </table:table-cell>
          <table:table-cell office:value-type="float" office:value="103.188360256064" calcext:value-type="float">
            <text:p>103,188360256064</text:p>
          </table:table-cell>
          <table:table-cell office:value-type="float" office:value="109.2" calcext:value-type="float">
            <text:p>109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3:00+02:00</text:p>
          </table:table-cell>
          <table:table-cell office:value-type="float" office:value="0" calcext:value-type="float">
            <text:p>0</text:p>
          </table:table-cell>
          <table:table-cell office:value-type="float" office:value="155" calcext:value-type="float">
            <text:p>155</text:p>
          </table:table-cell>
          <table:table-cell office:value-type="float" office:value="0" calcext:value-type="float">
            <text:p>0</text:p>
          </table:table-cell>
          <table:table-cell table:formula="of:=IF([.U25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5:00+02:00</text:p>
          </table:table-cell>
          <table:table-cell table:formula="of:=[.R26]/1000" office:value-type="float" office:value="0.04" calcext:value-type="float">
            <text:p>0,04</text:p>
          </table:table-cell>
          <table:table-cell table:formula="of:=[.S26]/1000" office:value-type="float" office:value="1" calcext:value-type="float">
            <text:p>1</text:p>
          </table:table-cell>
          <table:table-cell table:formula="of:=[.T26]/1000" office:value-type="float" office:value="0" calcext:value-type="float">
            <text:p>0</text:p>
          </table:table-cell>
          <table:table-cell table:formula="of:=[.U26]/1000" office:value-type="float" office:value="0.2816" calcext:value-type="float">
            <text:p>0,2816</text:p>
          </table:table-cell>
          <table:table-cell table:formula="of:=[.V26]/1000" office:value-type="float" office:value="0.283603576892883" calcext:value-type="float">
            <text:p>0,283603576892883</text:p>
          </table:table-cell>
          <table:table-cell table:formula="of:=[.W26]/1000" office:value-type="float" office:value="0.2852" calcext:value-type="float">
            <text:p>0,285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4:00+02:0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5:00+02:00</text:p>
          </table:table-cell>
          <table:table-cell office:value-type="float" office:value="40" calcext:value-type="float">
            <text:p>4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81.6" calcext:value-type="float">
            <text:p>281,6</text:p>
          </table:table-cell>
          <table:table-cell office:value-type="float" office:value="283.603576892883" calcext:value-type="float">
            <text:p>283,603576892883</text:p>
          </table:table-cell>
          <table:table-cell office:value-type="float" office:value="285.2" calcext:value-type="float">
            <text:p>285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4:00+02:00</text:p>
          </table:table-cell>
          <table:table-cell office:value-type="float" office:value="0" calcext:value-type="float">
            <text:p>0</text:p>
          </table:table-cell>
          <table:table-cell office:value-type="float" office:value="159" calcext:value-type="float">
            <text:p>159</text:p>
          </table:table-cell>
          <table:table-cell office:value-type="float" office:value="0" calcext:value-type="float">
            <text:p>0</text:p>
          </table:table-cell>
          <table:table-cell table:formula="of:=IF([.U26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6:00+02:00</text:p>
          </table:table-cell>
          <table:table-cell table:formula="of:=[.R27]/1000" office:value-type="float" office:value="0.067" calcext:value-type="float">
            <text:p>0,067</text:p>
          </table:table-cell>
          <table:table-cell table:formula="of:=[.S27]/1000" office:value-type="float" office:value="1" calcext:value-type="float">
            <text:p>1</text:p>
          </table:table-cell>
          <table:table-cell table:formula="of:=[.T27]/1000" office:value-type="float" office:value="0" calcext:value-type="float">
            <text:p>0</text:p>
          </table:table-cell>
          <table:table-cell table:formula="of:=[.U27]/1000" office:value-type="float" office:value="0.287" calcext:value-type="float">
            <text:p>0,287</text:p>
          </table:table-cell>
          <table:table-cell table:formula="of:=[.V27]/1000" office:value-type="float" office:value="0.283373483333339" calcext:value-type="float">
            <text:p>0,283373483333339</text:p>
          </table:table-cell>
          <table:table-cell table:formula="of:=[.W27]/1000" office:value-type="float" office:value="0.287" calcext:value-type="float">
            <text:p>0,287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5:00+02:0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6:00+02:00</text:p>
          </table:table-cell>
          <table:table-cell office:value-type="float" office:value="67" calcext:value-type="float">
            <text:p>67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283.373483333339" calcext:value-type="float">
            <text:p>283,373483333339</text:p>
          </table:table-cell>
          <table:table-cell office:value-type="float" office:value="287" calcext:value-type="float">
            <text:p>287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5:00+02:00</text:p>
          </table:table-cell>
          <table:table-cell office:value-type="float" office:value="0" calcext:value-type="float">
            <text:p>0</text:p>
          </table:table-cell>
          <table:table-cell office:value-type="float" office:value="349" calcext:value-type="float">
            <text:p>349</text:p>
          </table:table-cell>
          <table:table-cell office:value-type="float" office:value="0" calcext:value-type="float">
            <text:p>0</text:p>
          </table:table-cell>
          <table:table-cell table:formula="of:=IF([.U27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7:00+02:00</text:p>
          </table:table-cell>
          <table:table-cell table:formula="of:=[.R28]/1000" office:value-type="float" office:value="0.099" calcext:value-type="float">
            <text:p>0,099</text:p>
          </table:table-cell>
          <table:table-cell table:formula="of:=[.S28]/1000" office:value-type="float" office:value="1" calcext:value-type="float">
            <text:p>1</text:p>
          </table:table-cell>
          <table:table-cell table:formula="of:=[.T28]/1000" office:value-type="float" office:value="0" calcext:value-type="float">
            <text:p>0</text:p>
          </table:table-cell>
          <table:table-cell table:formula="of:=[.U28]/1000" office:value-type="float" office:value="0.2868" calcext:value-type="float">
            <text:p>0,2868</text:p>
          </table:table-cell>
          <table:table-cell table:formula="of:=[.V28]/1000" office:value-type="float" office:value="0.280736736737783" calcext:value-type="float">
            <text:p>0,280736736737783</text:p>
          </table:table-cell>
          <table:table-cell table:formula="of:=[.W28]/1000" office:value-type="float" office:value="0.2842" calcext:value-type="float">
            <text:p>0,284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6:00+02:00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7:00+02:00</text:p>
          </table:table-cell>
          <table:table-cell office:value-type="float" office:value="99" calcext:value-type="float">
            <text:p>9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86.8" calcext:value-type="float">
            <text:p>286,8</text:p>
          </table:table-cell>
          <table:table-cell office:value-type="float" office:value="280.736736737783" calcext:value-type="float">
            <text:p>280,736736737783</text:p>
          </table:table-cell>
          <table:table-cell office:value-type="float" office:value="284.2" calcext:value-type="float">
            <text:p>284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6:00+02:00</text:p>
          </table:table-cell>
          <table:table-cell office:value-type="float" office:value="0" calcext:value-type="float">
            <text:p>0</text:p>
          </table:table-cell>
          <table:table-cell office:value-type="float" office:value="386" calcext:value-type="float">
            <text:p>386</text:p>
          </table:table-cell>
          <table:table-cell office:value-type="float" office:value="0" calcext:value-type="float">
            <text:p>0</text:p>
          </table:table-cell>
          <table:table-cell table:formula="of:=IF([.U28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8:00+02:00</text:p>
          </table:table-cell>
          <table:table-cell table:formula="of:=[.R29]/1000" office:value-type="float" office:value="0.115" calcext:value-type="float">
            <text:p>0,115</text:p>
          </table:table-cell>
          <table:table-cell table:formula="of:=[.S29]/1000" office:value-type="float" office:value="1" calcext:value-type="float">
            <text:p>1</text:p>
          </table:table-cell>
          <table:table-cell table:formula="of:=[.T29]/1000" office:value-type="float" office:value="0" calcext:value-type="float">
            <text:p>0</text:p>
          </table:table-cell>
          <table:table-cell table:formula="of:=[.U29]/1000" office:value-type="float" office:value="0.2786" calcext:value-type="float">
            <text:p>0,2786</text:p>
          </table:table-cell>
          <table:table-cell table:formula="of:=[.V29]/1000" office:value-type="float" office:value="0.281998511837407" calcext:value-type="float">
            <text:p>0,281998511837407</text:p>
          </table:table-cell>
          <table:table-cell table:formula="of:=[.W29]/1000" office:value-type="float" office:value="0.2832" calcext:value-type="float">
            <text:p>0,283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7:00+02:0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8:00+02:00</text:p>
          </table:table-cell>
          <table:table-cell office:value-type="float" office:value="115" calcext:value-type="float">
            <text:p>1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78.6" calcext:value-type="float">
            <text:p>278,6</text:p>
          </table:table-cell>
          <table:table-cell office:value-type="float" office:value="281.998511837407" calcext:value-type="float">
            <text:p>281,998511837407</text:p>
          </table:table-cell>
          <table:table-cell office:value-type="float" office:value="283.2" calcext:value-type="float">
            <text:p>283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7:00+02:00</text:p>
          </table:table-cell>
          <table:table-cell office:value-type="float" office:value="0" calcext:value-type="float">
            <text:p>0</text:p>
          </table:table-cell>
          <table:table-cell office:value-type="float" office:value="391" calcext:value-type="float">
            <text:p>391</text:p>
          </table:table-cell>
          <table:table-cell office:value-type="float" office:value="0" calcext:value-type="float">
            <text:p>0</text:p>
          </table:table-cell>
          <table:table-cell table:formula="of:=IF([.U29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9:00+02:00</text:p>
          </table:table-cell>
          <table:table-cell table:formula="of:=[.R30]/1000" office:value-type="float" office:value="0.155" calcext:value-type="float">
            <text:p>0,155</text:p>
          </table:table-cell>
          <table:table-cell table:formula="of:=[.S30]/1000" office:value-type="float" office:value="1" calcext:value-type="float">
            <text:p>1</text:p>
          </table:table-cell>
          <table:table-cell table:formula="of:=[.T30]/1000" office:value-type="float" office:value="0" calcext:value-type="float">
            <text:p>0</text:p>
          </table:table-cell>
          <table:table-cell table:formula="of:=[.U30]/1000" office:value-type="float" office:value="0.2708" calcext:value-type="float">
            <text:p>0,2708</text:p>
          </table:table-cell>
          <table:table-cell table:formula="of:=[.V30]/1000" office:value-type="float" office:value="0.28522531623055" calcext:value-type="float">
            <text:p>0,28522531623055</text:p>
          </table:table-cell>
          <table:table-cell table:formula="of:=[.W30]/1000" office:value-type="float" office:value="0.2876" calcext:value-type="float">
            <text:p>0,287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8:00+02:00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09:00+02:00</text:p>
          </table:table-cell>
          <table:table-cell office:value-type="float" office:value="155" calcext:value-type="float">
            <text:p>1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70.8" calcext:value-type="float">
            <text:p>270,8</text:p>
          </table:table-cell>
          <table:table-cell office:value-type="float" office:value="285.22531623055" calcext:value-type="float">
            <text:p>285,22531623055</text:p>
          </table:table-cell>
          <table:table-cell office:value-type="float" office:value="287.6" calcext:value-type="float">
            <text:p>287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8:00+02:00</text:p>
          </table:table-cell>
          <table:table-cell office:value-type="float" office:value="0" calcext:value-type="float">
            <text:p>0</text:p>
          </table:table-cell>
          <table:table-cell office:value-type="float" office:value="721" calcext:value-type="float">
            <text:p>721</text:p>
          </table:table-cell>
          <table:table-cell office:value-type="float" office:value="0" calcext:value-type="float">
            <text:p>0</text:p>
          </table:table-cell>
          <table:table-cell table:formula="of:=IF([.U30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0:00+02:00</text:p>
          </table:table-cell>
          <table:table-cell table:formula="of:=[.R31]/1000" office:value-type="float" office:value="0.215" calcext:value-type="float">
            <text:p>0,215</text:p>
          </table:table-cell>
          <table:table-cell table:formula="of:=[.S31]/1000" office:value-type="float" office:value="1" calcext:value-type="float">
            <text:p>1</text:p>
          </table:table-cell>
          <table:table-cell table:formula="of:=[.T31]/1000" office:value-type="float" office:value="0" calcext:value-type="float">
            <text:p>0</text:p>
          </table:table-cell>
          <table:table-cell table:formula="of:=[.U31]/1000" office:value-type="float" office:value="0.287" calcext:value-type="float">
            <text:p>0,287</text:p>
          </table:table-cell>
          <table:table-cell table:formula="of:=[.V31]/1000" office:value-type="float" office:value="0.285571638482668" calcext:value-type="float">
            <text:p>0,285571638482668</text:p>
          </table:table-cell>
          <table:table-cell table:formula="of:=[.W31]/1000" office:value-type="float" office:value="0.2762" calcext:value-type="float">
            <text:p>0,276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9:00+02:00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0:00+02:00</text:p>
          </table:table-cell>
          <table:table-cell office:value-type="float" office:value="215" calcext:value-type="float">
            <text:p>21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87" calcext:value-type="float">
            <text:p>287</text:p>
          </table:table-cell>
          <table:table-cell office:value-type="float" office:value="285.571638482668" calcext:value-type="float">
            <text:p>285,571638482668</text:p>
          </table:table-cell>
          <table:table-cell office:value-type="float" office:value="276.2" calcext:value-type="float">
            <text:p>276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09:00+02:00</text:p>
          </table:table-cell>
          <table:table-cell office:value-type="float" office:value="0" calcext:value-type="float">
            <text:p>0</text:p>
          </table:table-cell>
          <table:table-cell office:value-type="float" office:value="796" calcext:value-type="float">
            <text:p>796</text:p>
          </table:table-cell>
          <table:table-cell office:value-type="float" office:value="0" calcext:value-type="float">
            <text:p>0</text:p>
          </table:table-cell>
          <table:table-cell table:formula="of:=IF([.U31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1:00+02:00</text:p>
          </table:table-cell>
          <table:table-cell table:formula="of:=[.R32]/1000" office:value-type="float" office:value="0.241" calcext:value-type="float">
            <text:p>0,241</text:p>
          </table:table-cell>
          <table:table-cell table:formula="of:=[.S32]/1000" office:value-type="float" office:value="1" calcext:value-type="float">
            <text:p>1</text:p>
          </table:table-cell>
          <table:table-cell table:formula="of:=[.T32]/1000" office:value-type="float" office:value="0" calcext:value-type="float">
            <text:p>0</text:p>
          </table:table-cell>
          <table:table-cell table:formula="of:=[.U32]/1000" office:value-type="float" office:value="0.2846" calcext:value-type="float">
            <text:p>0,2846</text:p>
          </table:table-cell>
          <table:table-cell table:formula="of:=[.V32]/1000" office:value-type="float" office:value="0.285687111962826" calcext:value-type="float">
            <text:p>0,285687111962826</text:p>
          </table:table-cell>
          <table:table-cell table:formula="of:=[.W32]/1000" office:value-type="float" office:value="0.2826" calcext:value-type="float">
            <text:p>0,282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0:00+02:00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1:00+02:00</text:p>
          </table:table-cell>
          <table:table-cell office:value-type="float" office:value="241" calcext:value-type="float">
            <text:p>24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84.6" calcext:value-type="float">
            <text:p>284,6</text:p>
          </table:table-cell>
          <table:table-cell office:value-type="float" office:value="285.687111962826" calcext:value-type="float">
            <text:p>285,687111962826</text:p>
          </table:table-cell>
          <table:table-cell office:value-type="float" office:value="282.6" calcext:value-type="float">
            <text:p>282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0:00+02:00</text:p>
          </table:table-cell>
          <table:table-cell office:value-type="float" office:value="0" calcext:value-type="float">
            <text:p>0</text:p>
          </table:table-cell>
          <table:table-cell office:value-type="float" office:value="789" calcext:value-type="float">
            <text:p>789</text:p>
          </table:table-cell>
          <table:table-cell office:value-type="float" office:value="0" calcext:value-type="float">
            <text:p>0</text:p>
          </table:table-cell>
          <table:table-cell table:formula="of:=IF([.U32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2:00+02:00</text:p>
          </table:table-cell>
          <table:table-cell table:formula="of:=[.R33]/1000" office:value-type="float" office:value="0.269" calcext:value-type="float">
            <text:p>0,269</text:p>
          </table:table-cell>
          <table:table-cell table:formula="of:=[.S33]/1000" office:value-type="float" office:value="1" calcext:value-type="float">
            <text:p>1</text:p>
          </table:table-cell>
          <table:table-cell table:formula="of:=[.T33]/1000" office:value-type="float" office:value="0" calcext:value-type="float">
            <text:p>0</text:p>
          </table:table-cell>
          <table:table-cell table:formula="of:=[.U33]/1000" office:value-type="float" office:value="0.2748" calcext:value-type="float">
            <text:p>0,2748</text:p>
          </table:table-cell>
          <table:table-cell table:formula="of:=[.V33]/1000" office:value-type="float" office:value="0.289516224945284" calcext:value-type="float">
            <text:p>0,289516224945284</text:p>
          </table:table-cell>
          <table:table-cell table:formula="of:=[.W33]/1000" office:value-type="float" office:value="0.2912" calcext:value-type="float">
            <text:p>0,291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1:00+02:00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2:00+02:00</text:p>
          </table:table-cell>
          <table:table-cell office:value-type="float" office:value="269" calcext:value-type="float">
            <text:p>26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74.8" calcext:value-type="float">
            <text:p>274,8</text:p>
          </table:table-cell>
          <table:table-cell office:value-type="float" office:value="289.516224945284" calcext:value-type="float">
            <text:p>289,516224945284</text:p>
          </table:table-cell>
          <table:table-cell office:value-type="float" office:value="291.2" calcext:value-type="float">
            <text:p>291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1:00+02:00</text:p>
          </table:table-cell>
          <table:table-cell office:value-type="float" office:value="0" calcext:value-type="float">
            <text:p>0</text:p>
          </table:table-cell>
          <table:table-cell office:value-type="float" office:value="1113" calcext:value-type="float">
            <text:p>1113</text:p>
          </table:table-cell>
          <table:table-cell office:value-type="float" office:value="0" calcext:value-type="float">
            <text:p>0</text:p>
          </table:table-cell>
          <table:table-cell table:formula="of:=IF([.U33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3:00+02:00</text:p>
          </table:table-cell>
          <table:table-cell table:formula="of:=[.R34]/1000" office:value-type="float" office:value="0.329" calcext:value-type="float">
            <text:p>0,329</text:p>
          </table:table-cell>
          <table:table-cell table:formula="of:=[.S34]/1000" office:value-type="float" office:value="1" calcext:value-type="float">
            <text:p>1</text:p>
          </table:table-cell>
          <table:table-cell table:formula="of:=[.T34]/1000" office:value-type="float" office:value="0" calcext:value-type="float">
            <text:p>0</text:p>
          </table:table-cell>
          <table:table-cell table:formula="of:=[.U34]/1000" office:value-type="float" office:value="0.1004" calcext:value-type="float">
            <text:p>0,1004</text:p>
          </table:table-cell>
          <table:table-cell table:formula="of:=[.V34]/1000" office:value-type="float" office:value="0.102098552815953" calcext:value-type="float">
            <text:p>0,102098552815953</text:p>
          </table:table-cell>
          <table:table-cell table:formula="of:=[.W34]/1000" office:value-type="float" office:value="0.1116" calcext:value-type="float">
            <text:p>0,111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2:00+02:00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3:00+02:00</text:p>
          </table:table-cell>
          <table:table-cell office:value-type="float" office:value="329" calcext:value-type="float">
            <text:p>329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.4" calcext:value-type="float">
            <text:p>100,4</text:p>
          </table:table-cell>
          <table:table-cell office:value-type="float" office:value="102.098552815953" calcext:value-type="float">
            <text:p>102,098552815953</text:p>
          </table:table-cell>
          <table:table-cell office:value-type="float" office:value="111.6" calcext:value-type="float">
            <text:p>111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2:00+02:00</text:p>
          </table:table-cell>
          <table:table-cell office:value-type="float" office:value="0" calcext:value-type="float">
            <text:p>0</text:p>
          </table:table-cell>
          <table:table-cell office:value-type="float" office:value="1178" calcext:value-type="float">
            <text:p>1178</text:p>
          </table:table-cell>
          <table:table-cell office:value-type="float" office:value="0" calcext:value-type="float">
            <text:p>0</text:p>
          </table:table-cell>
          <table:table-cell table:formula="of:=IF([.U34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4:00+02:00</text:p>
          </table:table-cell>
          <table:table-cell table:formula="of:=[.R35]/1000" office:value-type="float" office:value="0.355" calcext:value-type="float">
            <text:p>0,355</text:p>
          </table:table-cell>
          <table:table-cell table:formula="of:=[.S35]/1000" office:value-type="float" office:value="1" calcext:value-type="float">
            <text:p>1</text:p>
          </table:table-cell>
          <table:table-cell table:formula="of:=[.T35]/1000" office:value-type="float" office:value="0" calcext:value-type="float">
            <text:p>0</text:p>
          </table:table-cell>
          <table:table-cell table:formula="of:=[.U35]/1000" office:value-type="float" office:value="0.1016" calcext:value-type="float">
            <text:p>0,1016</text:p>
          </table:table-cell>
          <table:table-cell table:formula="of:=[.V35]/1000" office:value-type="float" office:value="0.100264410793647" calcext:value-type="float">
            <text:p>0,100264410793647</text:p>
          </table:table-cell>
          <table:table-cell table:formula="of:=[.W35]/1000" office:value-type="float" office:value="0.0976" calcext:value-type="float">
            <text:p>0,097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3:00+02:00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4:00+02:00</text:p>
          </table:table-cell>
          <table:table-cell office:value-type="float" office:value="355" calcext:value-type="float">
            <text:p>355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1.6" calcext:value-type="float">
            <text:p>101,6</text:p>
          </table:table-cell>
          <table:table-cell office:value-type="float" office:value="100.264410793647" calcext:value-type="float">
            <text:p>100,264410793647</text:p>
          </table:table-cell>
          <table:table-cell office:value-type="float" office:value="97.6" calcext:value-type="float">
            <text:p>97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3:00+02:00</text:p>
          </table:table-cell>
          <table:table-cell office:value-type="float" office:value="0" calcext:value-type="float">
            <text:p>0</text:p>
          </table:table-cell>
          <table:table-cell office:value-type="float" office:value="1194" calcext:value-type="float">
            <text:p>1194</text:p>
          </table:table-cell>
          <table:table-cell office:value-type="float" office:value="0" calcext:value-type="float">
            <text:p>0</text:p>
          </table:table-cell>
          <table:table-cell table:formula="of:=IF([.U35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5:00+02:00</text:p>
          </table:table-cell>
          <table:table-cell table:formula="of:=[.R36]/1000" office:value-type="float" office:value="0.384" calcext:value-type="float">
            <text:p>0,384</text:p>
          </table:table-cell>
          <table:table-cell table:formula="of:=[.S36]/1000" office:value-type="float" office:value="1" calcext:value-type="float">
            <text:p>1</text:p>
          </table:table-cell>
          <table:table-cell table:formula="of:=[.T36]/1000" office:value-type="float" office:value="0" calcext:value-type="float">
            <text:p>0</text:p>
          </table:table-cell>
          <table:table-cell table:formula="of:=[.U36]/1000" office:value-type="float" office:value="0.009" calcext:value-type="float">
            <text:p>0,009</text:p>
          </table:table-cell>
          <table:table-cell table:formula="of:=[.V36]/1000" office:value-type="float" office:value="0.00963250117809167" calcext:value-type="float">
            <text:p>0,009632501178092</text:p>
          </table:table-cell>
          <table:table-cell table:formula="of:=[.W36]/1000" office:value-type="float" office:value="0.0108" calcext:value-type="float">
            <text:p>0,010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4:00+02:00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5:00+02:00</text:p>
          </table:table-cell>
          <table:table-cell office:value-type="float" office:value="384" calcext:value-type="float">
            <text:p>38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9.63250117809167" calcext:value-type="float">
            <text:p>9,63250117809167</text:p>
          </table:table-cell>
          <table:table-cell office:value-type="float" office:value="10.8" calcext:value-type="float">
            <text:p>10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4:00+02:00</text:p>
          </table:table-cell>
          <table:table-cell office:value-type="float" office:value="0" calcext:value-type="float">
            <text:p>0</text:p>
          </table:table-cell>
          <table:table-cell office:value-type="float" office:value="1498" calcext:value-type="float">
            <text:p>1498</text:p>
          </table:table-cell>
          <table:table-cell office:value-type="float" office:value="0" calcext:value-type="float">
            <text:p>0</text:p>
          </table:table-cell>
          <table:table-cell table:formula="of:=IF([.U36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6:00+02:00</text:p>
          </table:table-cell>
          <table:table-cell table:formula="of:=[.R37]/1000" office:value-type="float" office:value="0.416" calcext:value-type="float">
            <text:p>0,416</text:p>
          </table:table-cell>
          <table:table-cell table:formula="of:=[.S37]/1000" office:value-type="float" office:value="1" calcext:value-type="float">
            <text:p>1</text:p>
          </table:table-cell>
          <table:table-cell table:formula="of:=[.T37]/1000" office:value-type="float" office:value="0.000840079455414533" calcext:value-type="float">
            <text:p>0,000840079455415</text:p>
          </table:table-cell>
          <table:table-cell table:formula="of:=[.U37]/1000" office:value-type="float" office:value="0.0106" calcext:value-type="float">
            <text:p>0,0106</text:p>
          </table:table-cell>
          <table:table-cell table:formula="of:=[.V37]/1000" office:value-type="float" office:value="0.00891645205955061" calcext:value-type="float">
            <text:p>0,008916452059551</text:p>
          </table:table-cell>
          <table:table-cell table:formula="of:=[.W37]/1000" office:value-type="float" office:value="0.0088" calcext:value-type="float">
            <text:p>0,008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5:00+02:00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6:00+02:00</text:p>
          </table:table-cell>
          <table:table-cell office:value-type="float" office:value="416" calcext:value-type="float">
            <text:p>416</text:p>
          </table:table-cell>
          <table:table-cell office:value-type="float" office:value="1000" calcext:value-type="float">
            <text:p>1000</text:p>
          </table:table-cell>
          <table:table-cell office:value-type="float" office:value="0.840079455414533" calcext:value-type="float">
            <text:p>0,840079455414533</text:p>
          </table:table-cell>
          <table:table-cell office:value-type="float" office:value="10.6" calcext:value-type="float">
            <text:p>10,6</text:p>
          </table:table-cell>
          <table:table-cell office:value-type="float" office:value="8.91645205955061" calcext:value-type="float">
            <text:p>8,91645205955061</text:p>
          </table:table-cell>
          <table:table-cell office:value-type="float" office:value="8.8" calcext:value-type="float">
            <text:p>8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5:00+02:00</text:p>
          </table:table-cell>
          <table:table-cell office:value-type="float" office:value="0" calcext:value-type="float">
            <text:p>0</text:p>
          </table:table-cell>
          <table:table-cell office:value-type="float" office:value="1562" calcext:value-type="float">
            <text:p>1562</text:p>
          </table:table-cell>
          <table:table-cell office:value-type="float" office:value="0" calcext:value-type="float">
            <text:p>0</text:p>
          </table:table-cell>
          <table:table-cell table:formula="of:=IF([.U37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7:00+02:00</text:p>
          </table:table-cell>
          <table:table-cell table:formula="of:=[.R38]/1000" office:value-type="float" office:value="0.443" calcext:value-type="float">
            <text:p>0,443</text:p>
          </table:table-cell>
          <table:table-cell table:formula="of:=[.S38]/1000" office:value-type="float" office:value="1" calcext:value-type="float">
            <text:p>1</text:p>
          </table:table-cell>
          <table:table-cell table:formula="of:=[.T38]/1000" office:value-type="float" office:value="0.0000000000269249067486044" calcext:value-type="float">
            <text:p>2,69249067486044E-11</text:p>
          </table:table-cell>
          <table:table-cell table:formula="of:=[.U38]/1000" office:value-type="float" office:value="0.0076" calcext:value-type="float">
            <text:p>0,0076</text:p>
          </table:table-cell>
          <table:table-cell table:formula="of:=[.V38]/1000" office:value-type="float" office:value="0.0076276704250805" calcext:value-type="float">
            <text:p>0,007627670425081</text:p>
          </table:table-cell>
          <table:table-cell table:formula="of:=[.W38]/1000" office:value-type="float" office:value="0.0082" calcext:value-type="float">
            <text:p>0,008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6:00+02:00</text:p>
          </table:table-cell>
          <table:table-cell office:value-type="float" office:value="0" calcext:value-type="float">
            <text:p>0</text:p>
          </table:table-cell>
          <table:table-cell office:value-type="float" office:value="1575" calcext:value-type="float">
            <text:p>1575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7:00+02:00</text:p>
          </table:table-cell>
          <table:table-cell office:value-type="float" office:value="443" calcext:value-type="float">
            <text:p>443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000269249067486044" calcext:value-type="float">
            <text:p>2,69249067486044E-08</text:p>
          </table:table-cell>
          <table:table-cell office:value-type="float" office:value="7.6" calcext:value-type="float">
            <text:p>7,6</text:p>
          </table:table-cell>
          <table:table-cell office:value-type="float" office:value="7.6276704250805" calcext:value-type="float">
            <text:p>7,6276704250805</text:p>
          </table:table-cell>
          <table:table-cell office:value-type="float" office:value="8.2" calcext:value-type="float">
            <text:p>8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6:00+02:00</text:p>
          </table:table-cell>
          <table:table-cell office:value-type="float" office:value="0" calcext:value-type="float">
            <text:p>0</text:p>
          </table:table-cell>
          <table:table-cell office:value-type="float" office:value="1575" calcext:value-type="float">
            <text:p>1575</text:p>
          </table:table-cell>
          <table:table-cell office:value-type="float" office:value="0" calcext:value-type="float">
            <text:p>0</text:p>
          </table:table-cell>
          <table:table-cell table:formula="of:=IF([.U38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8:00+02:00</text:p>
          </table:table-cell>
          <table:table-cell table:formula="of:=[.R39]/1000" office:value-type="float" office:value="0.484" calcext:value-type="float">
            <text:p>0,484</text:p>
          </table:table-cell>
          <table:table-cell table:formula="of:=[.S39]/1000" office:value-type="float" office:value="1" calcext:value-type="float">
            <text:p>1</text:p>
          </table:table-cell>
          <table:table-cell table:formula="of:=[.T39]/1000" office:value-type="float" office:value="0.000468336811795145" calcext:value-type="float">
            <text:p>0,000468336811795</text:p>
          </table:table-cell>
          <table:table-cell table:formula="of:=[.U39]/1000" office:value-type="float" office:value="0.0068" calcext:value-type="float">
            <text:p>0,0068</text:p>
          </table:table-cell>
          <table:table-cell table:formula="of:=[.V39]/1000" office:value-type="float" office:value="0.00555610581840438" calcext:value-type="float">
            <text:p>0,005556105818404</text:p>
          </table:table-cell>
          <table:table-cell table:formula="of:=[.W39]/1000" office:value-type="float" office:value="0.0056" calcext:value-type="float">
            <text:p>0,005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7:00+02:00</text:p>
          </table:table-cell>
          <table:table-cell office:value-type="float" office:value="9" calcext:value-type="float">
            <text:p>9</text:p>
          </table:table-cell>
          <table:table-cell office:value-type="float" office:value="1888" calcext:value-type="float">
            <text:p>1888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8:00+02:00</text:p>
          </table:table-cell>
          <table:table-cell office:value-type="float" office:value="484" calcext:value-type="float">
            <text:p>484</text:p>
          </table:table-cell>
          <table:table-cell office:value-type="float" office:value="1000" calcext:value-type="float">
            <text:p>1000</text:p>
          </table:table-cell>
          <table:table-cell office:value-type="float" office:value="0.468336811795145" calcext:value-type="float">
            <text:p>0,468336811795145</text:p>
          </table:table-cell>
          <table:table-cell office:value-type="float" office:value="6.8" calcext:value-type="float">
            <text:p>6,8</text:p>
          </table:table-cell>
          <table:table-cell office:value-type="float" office:value="5.55610581840438" calcext:value-type="float">
            <text:p>5,55610581840438</text:p>
          </table:table-cell>
          <table:table-cell office:value-type="float" office:value="5.6" calcext:value-type="float">
            <text:p>5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7:00+02:00</text:p>
          </table:table-cell>
          <table:table-cell office:value-type="float" office:value="9" calcext:value-type="float">
            <text:p>9</text:p>
          </table:table-cell>
          <table:table-cell office:value-type="float" office:value="1888" calcext:value-type="float">
            <text:p>1888</text:p>
          </table:table-cell>
          <table:table-cell office:value-type="float" office:value="1" calcext:value-type="float">
            <text:p>1</text:p>
          </table:table-cell>
          <table:table-cell table:formula="of:=IF([.U39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9:00+02:00</text:p>
          </table:table-cell>
          <table:table-cell table:formula="of:=[.R40]/1000" office:value-type="float" office:value="0.536" calcext:value-type="float">
            <text:p>0,536</text:p>
          </table:table-cell>
          <table:table-cell table:formula="of:=[.S40]/1000" office:value-type="float" office:value="1" calcext:value-type="float">
            <text:p>1</text:p>
          </table:table-cell>
          <table:table-cell table:formula="of:=[.T40]/1000" office:value-type="float" office:value="0.351598487118459" calcext:value-type="float">
            <text:p>0,351598487118459</text:p>
          </table:table-cell>
          <table:table-cell table:formula="of:=[.U40]/1000" office:value-type="float" office:value="0.3504" calcext:value-type="float">
            <text:p>0,3504</text:p>
          </table:table-cell>
          <table:table-cell table:formula="of:=[.V40]/1000" office:value-type="float" office:value="0.00679869982594705" calcext:value-type="float">
            <text:p>0,006798699825947</text:p>
          </table:table-cell>
          <table:table-cell table:formula="of:=[.W40]/1000" office:value-type="float" office:value="0.0062" calcext:value-type="float">
            <text:p>0,006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8:00+02:00</text:p>
          </table:table-cell>
          <table:table-cell office:value-type="float" office:value="86" calcext:value-type="float">
            <text:p>86</text:p>
          </table:table-cell>
          <table:table-cell office:value-type="float" office:value="1873" calcext:value-type="float">
            <text:p>1873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19:00+02:00</text:p>
          </table:table-cell>
          <table:table-cell office:value-type="float" office:value="536" calcext:value-type="float">
            <text:p>536</text:p>
          </table:table-cell>
          <table:table-cell office:value-type="float" office:value="1000" calcext:value-type="float">
            <text:p>1000</text:p>
          </table:table-cell>
          <table:table-cell office:value-type="float" office:value="351.598487118459" calcext:value-type="float">
            <text:p>351,598487118459</text:p>
          </table:table-cell>
          <table:table-cell office:value-type="float" office:value="350.4" calcext:value-type="float">
            <text:p>350,4</text:p>
          </table:table-cell>
          <table:table-cell office:value-type="float" office:value="6.79869982594705" calcext:value-type="float">
            <text:p>6,79869982594705</text:p>
          </table:table-cell>
          <table:table-cell office:value-type="float" office:value="6.2" calcext:value-type="float">
            <text:p>6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8:00+02:00</text:p>
          </table:table-cell>
          <table:table-cell office:value-type="float" office:value="86" calcext:value-type="float">
            <text:p>86</text:p>
          </table:table-cell>
          <table:table-cell office:value-type="float" office:value="1873" calcext:value-type="float">
            <text:p>1873</text:p>
          </table:table-cell>
          <table:table-cell office:value-type="float" office:value="2" calcext:value-type="float">
            <text:p>2</text:p>
          </table:table-cell>
          <table:table-cell table:formula="of:=IF([.U40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0:00+02:00</text:p>
          </table:table-cell>
          <table:table-cell table:formula="of:=[.R41]/1000" office:value-type="float" office:value="0.537" calcext:value-type="float">
            <text:p>0,537</text:p>
          </table:table-cell>
          <table:table-cell table:formula="of:=[.S41]/1000" office:value-type="float" office:value="1" calcext:value-type="float">
            <text:p>1</text:p>
          </table:table-cell>
          <table:table-cell table:formula="of:=[.T41]/1000" office:value-type="float" office:value="0.0206348734242742" calcext:value-type="float">
            <text:p>0,020634873424274</text:p>
          </table:table-cell>
          <table:table-cell table:formula="of:=[.U41]/1000" office:value-type="float" office:value="0.0184" calcext:value-type="float">
            <text:p>0,0184</text:p>
          </table:table-cell>
          <table:table-cell table:formula="of:=[.V41]/1000" office:value-type="float" office:value="0.000778890477650007" calcext:value-type="float">
            <text:p>0,00077889047765</text:p>
          </table:table-cell>
          <table:table-cell table:formula="of:=[.W41]/1000" office:value-type="float" office:value="0.0012" calcext:value-type="float">
            <text:p>0,001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9:00+02:00</text:p>
          </table:table-cell>
          <table:table-cell office:value-type="float" office:value="77" calcext:value-type="float">
            <text:p>77</text:p>
          </table:table-cell>
          <table:table-cell office:value-type="float" office:value="1891" calcext:value-type="float">
            <text:p>1891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0:00+02:00</text:p>
          </table:table-cell>
          <table:table-cell office:value-type="float" office:value="537" calcext:value-type="float">
            <text:p>537</text:p>
          </table:table-cell>
          <table:table-cell office:value-type="float" office:value="1000" calcext:value-type="float">
            <text:p>1000</text:p>
          </table:table-cell>
          <table:table-cell office:value-type="float" office:value="20.6348734242742" calcext:value-type="float">
            <text:p>20,6348734242742</text:p>
          </table:table-cell>
          <table:table-cell office:value-type="float" office:value="18.4" calcext:value-type="float">
            <text:p>18,4</text:p>
          </table:table-cell>
          <table:table-cell office:value-type="float" office:value="0.778890477650007" calcext:value-type="float">
            <text:p>0,778890477650007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19:00+02:00</text:p>
          </table:table-cell>
          <table:table-cell office:value-type="float" office:value="77" calcext:value-type="float">
            <text:p>77</text:p>
          </table:table-cell>
          <table:table-cell office:value-type="float" office:value="1891" calcext:value-type="float">
            <text:p>1891</text:p>
          </table:table-cell>
          <table:table-cell office:value-type="float" office:value="3" calcext:value-type="float">
            <text:p>3</text:p>
          </table:table-cell>
          <table:table-cell table:formula="of:=IF([.U41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1:00+02:00</text:p>
          </table:table-cell>
          <table:table-cell table:formula="of:=[.R42]/1000" office:value-type="float" office:value="0.619" calcext:value-type="float">
            <text:p>0,619</text:p>
          </table:table-cell>
          <table:table-cell table:formula="of:=[.S42]/1000" office:value-type="float" office:value="1" calcext:value-type="float">
            <text:p>1</text:p>
          </table:table-cell>
          <table:table-cell table:formula="of:=[.T42]/1000" office:value-type="float" office:value="0.0197288372012044" calcext:value-type="float">
            <text:p>0,019728837201204</text:p>
          </table:table-cell>
          <table:table-cell table:formula="of:=[.U42]/1000" office:value-type="float" office:value="0.0532" calcext:value-type="float">
            <text:p>0,0532</text:p>
          </table:table-cell>
          <table:table-cell table:formula="of:=[.V42]/1000" office:value-type="float" office:value="0.0338343961569563" calcext:value-type="float">
            <text:p>0,033834396156956</text:p>
          </table:table-cell>
          <table:table-cell table:formula="of:=[.W42]/1000" office:value-type="float" office:value="0.0308" calcext:value-type="float">
            <text:p>0,030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0:00+02:00</text:p>
          </table:table-cell>
          <table:table-cell office:value-type="float" office:value="1" calcext:value-type="float">
            <text:p>1</text:p>
          </table:table-cell>
          <table:table-cell office:value-type="float" office:value="2283" calcext:value-type="float">
            <text:p>2283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1:00+02:00</text:p>
          </table:table-cell>
          <table:table-cell office:value-type="float" office:value="619" calcext:value-type="float">
            <text:p>619</text:p>
          </table:table-cell>
          <table:table-cell office:value-type="float" office:value="1000" calcext:value-type="float">
            <text:p>1000</text:p>
          </table:table-cell>
          <table:table-cell office:value-type="float" office:value="19.7288372012044" calcext:value-type="float">
            <text:p>19,7288372012044</text:p>
          </table:table-cell>
          <table:table-cell office:value-type="float" office:value="53.2" calcext:value-type="float">
            <text:p>53,2</text:p>
          </table:table-cell>
          <table:table-cell office:value-type="float" office:value="33.8343961569563" calcext:value-type="float">
            <text:p>33,8343961569563</text:p>
          </table:table-cell>
          <table:table-cell office:value-type="float" office:value="30.8" calcext:value-type="float">
            <text:p>30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0:00+02:00</text:p>
          </table:table-cell>
          <table:table-cell office:value-type="float" office:value="1" calcext:value-type="float">
            <text:p>1</text:p>
          </table:table-cell>
          <table:table-cell office:value-type="float" office:value="2283" calcext:value-type="float">
            <text:p>2283</text:p>
          </table:table-cell>
          <table:table-cell office:value-type="float" office:value="4" calcext:value-type="float">
            <text:p>4</text:p>
          </table:table-cell>
          <table:table-cell table:formula="of:=IF([.U42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2:00+02:00</text:p>
          </table:table-cell>
          <table:table-cell table:formula="of:=[.R43]/1000" office:value-type="float" office:value="0.666" calcext:value-type="float">
            <text:p>0,666</text:p>
          </table:table-cell>
          <table:table-cell table:formula="of:=[.S43]/1000" office:value-type="float" office:value="1" calcext:value-type="float">
            <text:p>1</text:p>
          </table:table-cell>
          <table:table-cell table:formula="of:=[.T43]/1000" office:value-type="float" office:value="0.079637236623073" calcext:value-type="float">
            <text:p>0,079637236623073</text:p>
          </table:table-cell>
          <table:table-cell table:formula="of:=[.U43]/1000" office:value-type="float" office:value="0.0818" calcext:value-type="float">
            <text:p>0,0818</text:p>
          </table:table-cell>
          <table:table-cell table:formula="of:=[.V43]/1000" office:value-type="float" office:value="0.000383076722033415" calcext:value-type="float">
            <text:p>0,000383076722033</text:p>
          </table:table-cell>
          <table:table-cell table:formula="of:=[.W43]/1000" office:value-type="float" office:value="0.0012" calcext:value-type="float">
            <text:p>0,001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1:00+02:00</text:p>
          </table:table-cell>
          <table:table-cell office:value-type="float" office:value="6" calcext:value-type="float">
            <text:p>6</text:p>
          </table:table-cell>
          <table:table-cell office:value-type="float" office:value="2310" calcext:value-type="float">
            <text:p>231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2:00+02:00</text:p>
          </table:table-cell>
          <table:table-cell office:value-type="float" office:value="666" calcext:value-type="float">
            <text:p>666</text:p>
          </table:table-cell>
          <table:table-cell office:value-type="float" office:value="1000" calcext:value-type="float">
            <text:p>1000</text:p>
          </table:table-cell>
          <table:table-cell office:value-type="float" office:value="79.637236623073" calcext:value-type="float">
            <text:p>79,637236623073</text:p>
          </table:table-cell>
          <table:table-cell office:value-type="float" office:value="81.8" calcext:value-type="float">
            <text:p>81,8</text:p>
          </table:table-cell>
          <table:table-cell office:value-type="float" office:value="0.383076722033415" calcext:value-type="float">
            <text:p>0,383076722033415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1:00+02:00</text:p>
          </table:table-cell>
          <table:table-cell office:value-type="float" office:value="6" calcext:value-type="float">
            <text:p>6</text:p>
          </table:table-cell>
          <table:table-cell office:value-type="float" office:value="2310" calcext:value-type="float">
            <text:p>2310</text:p>
          </table:table-cell>
          <table:table-cell office:value-type="float" office:value="5" calcext:value-type="float">
            <text:p>5</text:p>
          </table:table-cell>
          <table:table-cell table:formula="of:=IF([.U43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3:00+02:00</text:p>
          </table:table-cell>
          <table:table-cell table:formula="of:=[.R44]/1000" office:value-type="float" office:value="0.684" calcext:value-type="float">
            <text:p>0,684</text:p>
          </table:table-cell>
          <table:table-cell table:formula="of:=[.S44]/1000" office:value-type="float" office:value="1" calcext:value-type="float">
            <text:p>1</text:p>
          </table:table-cell>
          <table:table-cell table:formula="of:=[.T44]/1000" office:value-type="float" office:value="0.0501649531672668" calcext:value-type="float">
            <text:p>0,050164953167267</text:p>
          </table:table-cell>
          <table:table-cell table:formula="of:=[.U44]/1000" office:value-type="float" office:value="0.0472" calcext:value-type="float">
            <text:p>0,0472</text:p>
          </table:table-cell>
          <table:table-cell table:formula="of:=[.V44]/1000" office:value-type="float" office:value="0.00127490694939747" calcext:value-type="float">
            <text:p>0,001274906949397</text:p>
          </table:table-cell>
          <table:table-cell table:formula="of:=[.W44]/1000" office:value-type="float" office:value="0.0012" calcext:value-type="float">
            <text:p>0,001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2:00+02:00</text:p>
          </table:table-cell>
          <table:table-cell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3:00+02:00</text:p>
          </table:table-cell>
          <table:table-cell office:value-type="float" office:value="684" calcext:value-type="float">
            <text:p>684</text:p>
          </table:table-cell>
          <table:table-cell office:value-type="float" office:value="1000" calcext:value-type="float">
            <text:p>1000</text:p>
          </table:table-cell>
          <table:table-cell office:value-type="float" office:value="50.1649531672668" calcext:value-type="float">
            <text:p>50,1649531672668</text:p>
          </table:table-cell>
          <table:table-cell office:value-type="float" office:value="47.2" calcext:value-type="float">
            <text:p>47,2</text:p>
          </table:table-cell>
          <table:table-cell office:value-type="float" office:value="1.27490694939747" calcext:value-type="float">
            <text:p>1,27490694939747</text:p>
          </table:table-cell>
          <table:table-cell office:value-type="float" office:value="1.2" calcext:value-type="float">
            <text:p>1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2:00+02:00</text:p>
          </table:table-cell>
          <table:table-cell office:value-type="float" office:value="0" calcext:value-type="float">
            <text:p>0</text:p>
          </table:table-cell>
          <table:table-cell office:value-type="float" office:value="2351" calcext:value-type="float">
            <text:p>2351</text:p>
          </table:table-cell>
          <table:table-cell office:value-type="float" office:value="6" calcext:value-type="float">
            <text:p>6</text:p>
          </table:table-cell>
          <table:table-cell table:formula="of:=IF([.U44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4:00+02:00</text:p>
          </table:table-cell>
          <table:table-cell table:formula="of:=[.R45]/1000" office:value-type="float" office:value="0.73" calcext:value-type="float">
            <text:p>0,73</text:p>
          </table:table-cell>
          <table:table-cell table:formula="of:=[.S45]/1000" office:value-type="float" office:value="1" calcext:value-type="float">
            <text:p>1</text:p>
          </table:table-cell>
          <table:table-cell table:formula="of:=[.T45]/1000" office:value-type="float" office:value="0.224762201131451" calcext:value-type="float">
            <text:p>0,224762201131451</text:p>
          </table:table-cell>
          <table:table-cell table:formula="of:=[.U45]/1000" office:value-type="float" office:value="0.2248" calcext:value-type="float">
            <text:p>0,2248</text:p>
          </table:table-cell>
          <table:table-cell table:formula="of:=[.V45]/1000" office:value-type="float" office:value="0.0244669682541468" calcext:value-type="float">
            <text:p>0,024466968254147</text:p>
          </table:table-cell>
          <table:table-cell table:formula="of:=[.W45]/1000" office:value-type="float" office:value="0.0244" calcext:value-type="float">
            <text:p>0,024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3:00+02:00</text:p>
          </table:table-cell>
          <table:table-cell office:value-type="float" office:value="13" calcext:value-type="float">
            <text:p>13</text:p>
          </table:table-cell>
          <table:table-cell office:value-type="float" office:value="2649" calcext:value-type="float">
            <text:p>2649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4:00+02:00</text:p>
          </table:table-cell>
          <table:table-cell office:value-type="float" office:value="730" calcext:value-type="float">
            <text:p>730</text:p>
          </table:table-cell>
          <table:table-cell office:value-type="float" office:value="1000" calcext:value-type="float">
            <text:p>1000</text:p>
          </table:table-cell>
          <table:table-cell office:value-type="float" office:value="224.762201131451" calcext:value-type="float">
            <text:p>224,762201131451</text:p>
          </table:table-cell>
          <table:table-cell office:value-type="float" office:value="224.8" calcext:value-type="float">
            <text:p>224,8</text:p>
          </table:table-cell>
          <table:table-cell office:value-type="float" office:value="24.4669682541468" calcext:value-type="float">
            <text:p>24,4669682541468</text:p>
          </table:table-cell>
          <table:table-cell office:value-type="float" office:value="24.4" calcext:value-type="float">
            <text:p>24,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3:00+02:00</text:p>
          </table:table-cell>
          <table:table-cell office:value-type="float" office:value="13" calcext:value-type="float">
            <text:p>13</text:p>
          </table:table-cell>
          <table:table-cell office:value-type="float" office:value="2649" calcext:value-type="float">
            <text:p>2649</text:p>
          </table:table-cell>
          <table:table-cell office:value-type="float" office:value="7" calcext:value-type="float">
            <text:p>7</text:p>
          </table:table-cell>
          <table:table-cell table:formula="of:=IF([.U45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5:00+02:00</text:p>
          </table:table-cell>
          <table:table-cell table:formula="of:=[.R46]/1000" office:value-type="float" office:value="0.791" calcext:value-type="float">
            <text:p>0,791</text:p>
          </table:table-cell>
          <table:table-cell table:formula="of:=[.S46]/1000" office:value-type="float" office:value="1" calcext:value-type="float">
            <text:p>1</text:p>
          </table:table-cell>
          <table:table-cell table:formula="of:=[.T46]/1000" office:value-type="float" office:value="0.155302290523561" calcext:value-type="float">
            <text:p>0,155302290523561</text:p>
          </table:table-cell>
          <table:table-cell table:formula="of:=[.U46]/1000" office:value-type="float" office:value="0.1996" calcext:value-type="float">
            <text:p>0,1996</text:p>
          </table:table-cell>
          <table:table-cell table:formula="of:=[.V46]/1000" office:value-type="float" office:value="0.0498421771743839" calcext:value-type="float">
            <text:p>0,049842177174384</text:p>
          </table:table-cell>
          <table:table-cell table:formula="of:=[.W46]/1000" office:value-type="float" office:value="0.0544" calcext:value-type="float">
            <text:p>0,054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4:00+02:00</text:p>
          </table:table-cell>
          <table:table-cell office:value-type="float" office:value="14" calcext:value-type="float">
            <text:p>14</text:p>
          </table:table-cell>
          <table:table-cell office:value-type="float" office:value="2720" calcext:value-type="float">
            <text:p>272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5:00+02:00</text:p>
          </table:table-cell>
          <table:table-cell office:value-type="float" office:value="791" calcext:value-type="float">
            <text:p>791</text:p>
          </table:table-cell>
          <table:table-cell office:value-type="float" office:value="1000" calcext:value-type="float">
            <text:p>1000</text:p>
          </table:table-cell>
          <table:table-cell office:value-type="float" office:value="155.302290523561" calcext:value-type="float">
            <text:p>155,302290523561</text:p>
          </table:table-cell>
          <table:table-cell office:value-type="float" office:value="199.6" calcext:value-type="float">
            <text:p>199,6</text:p>
          </table:table-cell>
          <table:table-cell office:value-type="float" office:value="49.8421771743839" calcext:value-type="float">
            <text:p>49,8421771743839</text:p>
          </table:table-cell>
          <table:table-cell office:value-type="float" office:value="54.4" calcext:value-type="float">
            <text:p>54,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4:00+02:00</text:p>
          </table:table-cell>
          <table:table-cell office:value-type="float" office:value="14" calcext:value-type="float">
            <text:p>14</text:p>
          </table:table-cell>
          <table:table-cell office:value-type="float" office:value="2720" calcext:value-type="float">
            <text:p>2720</text:p>
          </table:table-cell>
          <table:table-cell office:value-type="float" office:value="8" calcext:value-type="float">
            <text:p>8</text:p>
          </table:table-cell>
          <table:table-cell table:formula="of:=IF([.U46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6:00+02:00</text:p>
          </table:table-cell>
          <table:table-cell table:formula="of:=[.R47]/1000" office:value-type="float" office:value="0.769" calcext:value-type="float">
            <text:p>0,769</text:p>
          </table:table-cell>
          <table:table-cell table:formula="of:=[.S47]/1000" office:value-type="float" office:value="1" calcext:value-type="float">
            <text:p>1</text:p>
          </table:table-cell>
          <table:table-cell table:formula="of:=[.T47]/1000" office:value-type="float" office:value="0.161244144302953" calcext:value-type="float">
            <text:p>0,161244144302953</text:p>
          </table:table-cell>
          <table:table-cell table:formula="of:=[.U47]/1000" office:value-type="float" office:value="0.298" calcext:value-type="float">
            <text:p>0,298</text:p>
          </table:table-cell>
          <table:table-cell table:formula="of:=[.V47]/1000" office:value-type="float" office:value="0.168528423116706" calcext:value-type="float">
            <text:p>0,168528423116706</text:p>
          </table:table-cell>
          <table:table-cell table:formula="of:=[.W47]/1000" office:value-type="float" office:value="0.1588" calcext:value-type="float">
            <text:p>0,158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5:00+02:00</text:p>
          </table:table-cell>
          <table:table-cell office:value-type="float" office:value="81" calcext:value-type="float">
            <text:p>81</text:p>
          </table:table-cell>
          <table:table-cell office:value-type="float" office:value="2572" calcext:value-type="float">
            <text:p>2572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6:00+02:00</text:p>
          </table:table-cell>
          <table:table-cell office:value-type="float" office:value="769" calcext:value-type="float">
            <text:p>769</text:p>
          </table:table-cell>
          <table:table-cell office:value-type="float" office:value="1000" calcext:value-type="float">
            <text:p>1000</text:p>
          </table:table-cell>
          <table:table-cell office:value-type="float" office:value="161.244144302953" calcext:value-type="float">
            <text:p>161,244144302953</text:p>
          </table:table-cell>
          <table:table-cell office:value-type="float" office:value="298" calcext:value-type="float">
            <text:p>298</text:p>
          </table:table-cell>
          <table:table-cell office:value-type="float" office:value="168.528423116706" calcext:value-type="float">
            <text:p>168,528423116706</text:p>
          </table:table-cell>
          <table:table-cell office:value-type="float" office:value="158.8" calcext:value-type="float">
            <text:p>158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5:00+02:00</text:p>
          </table:table-cell>
          <table:table-cell office:value-type="float" office:value="81" calcext:value-type="float">
            <text:p>81</text:p>
          </table:table-cell>
          <table:table-cell office:value-type="float" office:value="2572" calcext:value-type="float">
            <text:p>2572</text:p>
          </table:table-cell>
          <table:table-cell office:value-type="float" office:value="9" calcext:value-type="float">
            <text:p>9</text:p>
          </table:table-cell>
          <table:table-cell table:formula="of:=IF([.U47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7:00+02:00</text:p>
          </table:table-cell>
          <table:table-cell table:formula="of:=[.R48]/1000" office:value-type="float" office:value="0.695" calcext:value-type="float">
            <text:p>0,695</text:p>
          </table:table-cell>
          <table:table-cell table:formula="of:=[.S48]/1000" office:value-type="float" office:value="1" calcext:value-type="float">
            <text:p>1</text:p>
          </table:table-cell>
          <table:table-cell table:formula="of:=[.T48]/1000" office:value-type="float" office:value="0.330259999805976" calcext:value-type="float">
            <text:p>0,330259999805976</text:p>
          </table:table-cell>
          <table:table-cell table:formula="of:=[.U48]/1000" office:value-type="float" office:value="0.3242" calcext:value-type="float">
            <text:p>0,3242</text:p>
          </table:table-cell>
          <table:table-cell table:formula="of:=[.V48]/1000" office:value-type="float" office:value="0.00000000000597788485379169" calcext:value-type="float">
            <text:p>5,97788485379169E-12</text:p>
          </table:table-cell>
          <table:table-cell table:formula="of:=[.W48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6:00+02:00</text:p>
          </table:table-cell>
          <table:table-cell office:value-type="float" office:value="159" calcext:value-type="float">
            <text:p>159</text:p>
          </table:table-cell>
          <table:table-cell office:value-type="float" office:value="2583" calcext:value-type="float">
            <text:p>2583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7:00+02:00</text:p>
          </table:table-cell>
          <table:table-cell office:value-type="float" office:value="695" calcext:value-type="float">
            <text:p>695</text:p>
          </table:table-cell>
          <table:table-cell office:value-type="float" office:value="1000" calcext:value-type="float">
            <text:p>1000</text:p>
          </table:table-cell>
          <table:table-cell office:value-type="float" office:value="330.259999805976" calcext:value-type="float">
            <text:p>330,259999805976</text:p>
          </table:table-cell>
          <table:table-cell office:value-type="float" office:value="324.2" calcext:value-type="float">
            <text:p>324,2</text:p>
          </table:table-cell>
          <table:table-cell office:value-type="float" office:value="0.00000000597788485379169" calcext:value-type="float">
            <text:p>5,97788485379169E-09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6:00+02:00</text:p>
          </table:table-cell>
          <table:table-cell office:value-type="float" office:value="159" calcext:value-type="float">
            <text:p>159</text:p>
          </table:table-cell>
          <table:table-cell office:value-type="float" office:value="2583" calcext:value-type="float">
            <text:p>2583</text:p>
          </table:table-cell>
          <table:table-cell office:value-type="float" office:value="10" calcext:value-type="float">
            <text:p>10</text:p>
          </table:table-cell>
          <table:table-cell table:formula="of:=IF([.U48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8:00+02:00</text:p>
          </table:table-cell>
          <table:table-cell table:formula="of:=[.R49]/1000" office:value-type="float" office:value="0.871" calcext:value-type="float">
            <text:p>0,871</text:p>
          </table:table-cell>
          <table:table-cell table:formula="of:=[.S49]/1000" office:value-type="float" office:value="1" calcext:value-type="float">
            <text:p>1</text:p>
          </table:table-cell>
          <table:table-cell table:formula="of:=[.T49]/1000" office:value-type="float" office:value="0.640590683986914" calcext:value-type="float">
            <text:p>0,640590683986914</text:p>
          </table:table-cell>
          <table:table-cell table:formula="of:=[.U49]/1000" office:value-type="float" office:value="0.6498" calcext:value-type="float">
            <text:p>0,6498</text:p>
          </table:table-cell>
          <table:table-cell table:formula="of:=[.V49]/1000" office:value-type="float" office:value="0.000000000138720701592376" calcext:value-type="float">
            <text:p>1,38720701592376E-10</text:p>
          </table:table-cell>
          <table:table-cell table:formula="of:=[.W49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7:00+02:00</text:p>
          </table:table-cell>
          <table:table-cell office:value-type="float" office:value="87" calcext:value-type="float">
            <text:p>87</text:p>
          </table:table-cell>
          <table:table-cell office:value-type="float" office:value="3024" calcext:value-type="float">
            <text:p>3024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8:00+02:00</text:p>
          </table:table-cell>
          <table:table-cell office:value-type="float" office:value="871" calcext:value-type="float">
            <text:p>871</text:p>
          </table:table-cell>
          <table:table-cell office:value-type="float" office:value="1000" calcext:value-type="float">
            <text:p>1000</text:p>
          </table:table-cell>
          <table:table-cell office:value-type="float" office:value="640.590683986914" calcext:value-type="float">
            <text:p>640,590683986914</text:p>
          </table:table-cell>
          <table:table-cell office:value-type="float" office:value="649.8" calcext:value-type="float">
            <text:p>649,8</text:p>
          </table:table-cell>
          <table:table-cell office:value-type="float" office:value="0.000000138720701592376" calcext:value-type="float">
            <text:p>1,38720701592376E-0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7:00+02:00</text:p>
          </table:table-cell>
          <table:table-cell office:value-type="float" office:value="87" calcext:value-type="float">
            <text:p>87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table:formula="of:=IF([.U49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9:00+02:00</text:p>
          </table:table-cell>
          <table:table-cell table:formula="of:=[.R50]/1000" office:value-type="float" office:value="0.883" calcext:value-type="float">
            <text:p>0,883</text:p>
          </table:table-cell>
          <table:table-cell table:formula="of:=[.S50]/1000" office:value-type="float" office:value="1" calcext:value-type="float">
            <text:p>1</text:p>
          </table:table-cell>
          <table:table-cell table:formula="of:=[.T50]/1000" office:value-type="float" office:value="0.0575824577350543" calcext:value-type="float">
            <text:p>0,057582457735054</text:p>
          </table:table-cell>
          <table:table-cell table:formula="of:=[.U50]/1000" office:value-type="float" office:value="0.0554" calcext:value-type="float">
            <text:p>0,0554</text:p>
          </table:table-cell>
          <table:table-cell table:formula="of:=[.V50]/1000" office:value-type="float" office:value="0.00000000699413482685429" calcext:value-type="float">
            <text:p>6,99413482685429E-09</text:p>
          </table:table-cell>
          <table:table-cell table:formula="of:=[.W50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8:00+02:00</text:p>
          </table:table-cell>
          <table:table-cell office:value-type="float" office:value="88" calcext:value-type="float">
            <text:p>88</text:p>
          </table:table-cell>
          <table:table-cell office:value-type="float" office:value="3020" calcext:value-type="float">
            <text:p>302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29:00+02:00</text:p>
          </table:table-cell>
          <table:table-cell office:value-type="float" office:value="883" calcext:value-type="float">
            <text:p>883</text:p>
          </table:table-cell>
          <table:table-cell office:value-type="float" office:value="1000" calcext:value-type="float">
            <text:p>1000</text:p>
          </table:table-cell>
          <table:table-cell office:value-type="float" office:value="57.5824577350543" calcext:value-type="float">
            <text:p>57,5824577350543</text:p>
          </table:table-cell>
          <table:table-cell office:value-type="float" office:value="55.4" calcext:value-type="float">
            <text:p>55,4</text:p>
          </table:table-cell>
          <table:table-cell office:value-type="float" office:value="0.00000699413482685429" calcext:value-type="float">
            <text:p>6,99413482685429E-0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8:00+02:00</text:p>
          </table:table-cell>
          <table:table-cell office:value-type="float" office:value="88" calcext:value-type="float">
            <text:p>88</text:p>
          </table:table-cell>
          <table:table-cell office:value-type="float" office:value="3020" calcext:value-type="float">
            <text:p>3020</text:p>
          </table:table-cell>
          <table:table-cell office:value-type="float" office:value="12" calcext:value-type="float">
            <text:p>12</text:p>
          </table:table-cell>
          <table:table-cell table:formula="of:=IF([.U50]&gt;800;1;0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0:00+02:00</text:p>
          </table:table-cell>
          <table:table-cell table:formula="of:=[.R51]/1000" office:value-type="float" office:value="0.904" calcext:value-type="float">
            <text:p>0,904</text:p>
          </table:table-cell>
          <table:table-cell table:formula="of:=[.S51]/1000" office:value-type="float" office:value="1" calcext:value-type="float">
            <text:p>1</text:p>
          </table:table-cell>
          <table:table-cell table:formula="of:=[.T51]/1000" office:value-type="float" office:value="0.811835773787276" calcext:value-type="float">
            <text:p>0,811835773787276</text:p>
          </table:table-cell>
          <table:table-cell table:formula="of:=[.U51]/1000" office:value-type="float" office:value="0.8232" calcext:value-type="float">
            <text:p>0,8232</text:p>
          </table:table-cell>
          <table:table-cell table:formula="of:=[.V51]/1000" office:value-type="float" office:value="0.0000289662942999369" calcext:value-type="float">
            <text:p>2,89662942999369E-05</text:p>
          </table:table-cell>
          <table:table-cell table:formula="of:=[.W51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9:00+02:00</text:p>
          </table:table-cell>
          <table:table-cell office:value-type="float" office:value="258" calcext:value-type="float">
            <text:p>258</text:p>
          </table:table-cell>
          <table:table-cell office:value-type="float" office:value="3412" calcext:value-type="float">
            <text:p>3412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0:00+02:00</text:p>
          </table:table-cell>
          <table:table-cell office:value-type="float" office:value="904" calcext:value-type="float">
            <text:p>904</text:p>
          </table:table-cell>
          <table:table-cell office:value-type="float" office:value="1000" calcext:value-type="float">
            <text:p>1000</text:p>
          </table:table-cell>
          <table:table-cell office:value-type="float" office:value="811.835773787276" calcext:value-type="float">
            <text:p>811,835773787276</text:p>
          </table:table-cell>
          <table:table-cell office:value-type="float" office:value="823.2" calcext:value-type="float">
            <text:p>823,2</text:p>
          </table:table-cell>
          <table:table-cell office:value-type="float" office:value="0.0289662942999369" calcext:value-type="float">
            <text:p>0,028966294299937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29:00+02:00</text:p>
          </table:table-cell>
          <table:table-cell office:value-type="float" office:value="258" calcext:value-type="float">
            <text:p>258</text:p>
          </table:table-cell>
          <table:table-cell office:value-type="float" office:value="3412" calcext:value-type="float">
            <text:p>3412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1:00+02:00</text:p>
          </table:table-cell>
          <table:table-cell table:formula="of:=[.R52]/1000" office:value-type="float" office:value="0.961" calcext:value-type="float">
            <text:p>0,961</text:p>
          </table:table-cell>
          <table:table-cell table:formula="of:=[.S52]/1000" office:value-type="float" office:value="1" calcext:value-type="float">
            <text:p>1</text:p>
          </table:table-cell>
          <table:table-cell table:formula="of:=[.T52]/1000" office:value-type="float" office:value="0.936812839514693" calcext:value-type="float">
            <text:p>0,936812839514693</text:p>
          </table:table-cell>
          <table:table-cell table:formula="of:=[.U52]/1000" office:value-type="float" office:value="0.9336" calcext:value-type="float">
            <text:p>0,9336</text:p>
          </table:table-cell>
          <table:table-cell table:formula="of:=[.V52]/1000" office:value-type="float" office:value="0.00183841947641872" calcext:value-type="float">
            <text:p>0,001838419476419</text:p>
          </table:table-cell>
          <table:table-cell table:formula="of:=[.W52]/1000" office:value-type="float" office:value="0.0018" calcext:value-type="float">
            <text:p>0,001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0:00+02:00</text:p>
          </table:table-cell>
          <table:table-cell office:value-type="float" office:value="431" calcext:value-type="float">
            <text:p>431</text:p>
          </table:table-cell>
          <table:table-cell office:value-type="float" office:value="3442" calcext:value-type="float">
            <text:p>3442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1:00+02:00</text:p>
          </table:table-cell>
          <table:table-cell office:value-type="float" office:value="961" calcext:value-type="float">
            <text:p>961</text:p>
          </table:table-cell>
          <table:table-cell office:value-type="float" office:value="1000" calcext:value-type="float">
            <text:p>1000</text:p>
          </table:table-cell>
          <table:table-cell office:value-type="float" office:value="936.812839514693" calcext:value-type="float">
            <text:p>936,812839514693</text:p>
          </table:table-cell>
          <table:table-cell office:value-type="float" office:value="933.6" calcext:value-type="float">
            <text:p>933,6</text:p>
          </table:table-cell>
          <table:table-cell office:value-type="float" office:value="1.83841947641872" calcext:value-type="float">
            <text:p>1,83841947641872</text:p>
          </table:table-cell>
          <table:table-cell office:value-type="float" office:value="1.8" calcext:value-type="float">
            <text:p>1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0:00+02:00</text:p>
          </table:table-cell>
          <table:table-cell office:value-type="float" office:value="431" calcext:value-type="float">
            <text:p>431</text:p>
          </table:table-cell>
          <table:table-cell office:value-type="float" office:value="3442" calcext:value-type="float">
            <text:p>3442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2:00+02:00</text:p>
          </table:table-cell>
          <table:table-cell table:formula="of:=[.R53]/1000" office:value-type="float" office:value="0.97" calcext:value-type="float">
            <text:p>0,97</text:p>
          </table:table-cell>
          <table:table-cell table:formula="of:=[.S53]/1000" office:value-type="float" office:value="1" calcext:value-type="float">
            <text:p>1</text:p>
          </table:table-cell>
          <table:table-cell table:formula="of:=[.T53]/1000" office:value-type="float" office:value="0.971703808047361" calcext:value-type="float">
            <text:p>0,971703808047361</text:p>
          </table:table-cell>
          <table:table-cell table:formula="of:=[.U53]/1000" office:value-type="float" office:value="0.97" calcext:value-type="float">
            <text:p>0,97</text:p>
          </table:table-cell>
          <table:table-cell table:formula="of:=[.V53]/1000" office:value-type="float" office:value="0.000023258930861636" calcext:value-type="float">
            <text:p>2,3258930861636E-05</text:p>
          </table:table-cell>
          <table:table-cell table:formula="of:=[.W53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1:00+02:00</text:p>
          </table:table-cell>
          <table:table-cell office:value-type="float" office:value="522" calcext:value-type="float">
            <text:p>522</text:p>
          </table:table-cell>
          <table:table-cell office:value-type="float" office:value="3307" calcext:value-type="float">
            <text:p>3307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2:00+02:00</text:p>
          </table:table-cell>
          <table:table-cell office:value-type="float" office:value="970" calcext:value-type="float">
            <text:p>970</text:p>
          </table:table-cell>
          <table:table-cell office:value-type="float" office:value="1000" calcext:value-type="float">
            <text:p>1000</text:p>
          </table:table-cell>
          <table:table-cell office:value-type="float" office:value="971.703808047361" calcext:value-type="float">
            <text:p>971,703808047361</text:p>
          </table:table-cell>
          <table:table-cell office:value-type="float" office:value="970" calcext:value-type="float">
            <text:p>970</text:p>
          </table:table-cell>
          <table:table-cell office:value-type="float" office:value="0.023258930861636" calcext:value-type="float">
            <text:p>0,023258930861636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1:00+02:00</text:p>
          </table:table-cell>
          <table:table-cell office:value-type="float" office:value="522" calcext:value-type="float">
            <text:p>522</text:p>
          </table:table-cell>
          <table:table-cell office:value-type="float" office:value="3307" calcext:value-type="float">
            <text:p>330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3:00+02:00</text:p>
          </table:table-cell>
          <table:table-cell table:formula="of:=[.R54]/1000" office:value-type="float" office:value="0.978" calcext:value-type="float">
            <text:p>0,978</text:p>
          </table:table-cell>
          <table:table-cell table:formula="of:=[.S54]/1000" office:value-type="float" office:value="1" calcext:value-type="float">
            <text:p>1</text:p>
          </table:table-cell>
          <table:table-cell table:formula="of:=[.T54]/1000" office:value-type="float" office:value="0.999482170703572" calcext:value-type="float">
            <text:p>0,999482170703572</text:p>
          </table:table-cell>
          <table:table-cell table:formula="of:=[.U54]/1000" office:value-type="float" office:value="0.9998" calcext:value-type="float">
            <text:p>0,9998</text:p>
          </table:table-cell>
          <table:table-cell table:formula="of:=[.V54]/1000" office:value-type="float" office:value="0.00832802549405465" calcext:value-type="float">
            <text:p>0,008328025494055</text:p>
          </table:table-cell>
          <table:table-cell table:formula="of:=[.W54]/1000" office:value-type="float" office:value="0.007" calcext:value-type="float">
            <text:p>0,007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2:00+02:00</text:p>
          </table:table-cell>
          <table:table-cell office:value-type="float" office:value="588" calcext:value-type="float">
            <text:p>588</text:p>
          </table:table-cell>
          <table:table-cell office:value-type="float" office:value="3333" calcext:value-type="float">
            <text:p>3333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3:00+02:00</text:p>
          </table:table-cell>
          <table:table-cell office:value-type="float" office:value="978" calcext:value-type="float">
            <text:p>978</text:p>
          </table:table-cell>
          <table:table-cell office:value-type="float" office:value="1000" calcext:value-type="float">
            <text:p>1000</text:p>
          </table:table-cell>
          <table:table-cell office:value-type="float" office:value="999.482170703572" calcext:value-type="float">
            <text:p>999,482170703572</text:p>
          </table:table-cell>
          <table:table-cell office:value-type="float" office:value="999.8" calcext:value-type="float">
            <text:p>999,8</text:p>
          </table:table-cell>
          <table:table-cell office:value-type="float" office:value="8.32802549405465" calcext:value-type="float">
            <text:p>8,32802549405465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2:00+02:00</text:p>
          </table:table-cell>
          <table:table-cell office:value-type="float" office:value="588" calcext:value-type="float">
            <text:p>588</text:p>
          </table:table-cell>
          <table:table-cell office:value-type="float" office:value="3333" calcext:value-type="float">
            <text:p>3333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4:00+02:00</text:p>
          </table:table-cell>
          <table:table-cell table:formula="of:=[.R55]/1000" office:value-type="float" office:value="0.992" calcext:value-type="float">
            <text:p>0,992</text:p>
          </table:table-cell>
          <table:table-cell table:formula="of:=[.S55]/1000" office:value-type="float" office:value="1" calcext:value-type="float">
            <text:p>1</text:p>
          </table:table-cell>
          <table:table-cell table:formula="of:=[.T55]/1000" office:value-type="float" office:value="1" calcext:value-type="float">
            <text:p>1</text:p>
          </table:table-cell>
          <table:table-cell table:formula="of:=[.U55]/1000" office:value-type="float" office:value="1" calcext:value-type="float">
            <text:p>1</text:p>
          </table:table-cell>
          <table:table-cell table:formula="of:=[.V55]/1000" office:value-type="float" office:value="0.0527747550586797" calcext:value-type="float">
            <text:p>0,05277475505868</text:p>
          </table:table-cell>
          <table:table-cell table:formula="of:=[.W55]/1000" office:value-type="float" office:value="0.0546" calcext:value-type="float">
            <text:p>0,054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3:00+02:00</text:p>
          </table:table-cell>
          <table:table-cell office:value-type="float" office:value="581" calcext:value-type="float">
            <text:p>58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4:00+02:00</text:p>
          </table:table-cell>
          <table:table-cell office:value-type="float" office:value="992" calcext:value-type="float">
            <text:p>992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52.7747550586797" calcext:value-type="float">
            <text:p>52,7747550586797</text:p>
          </table:table-cell>
          <table:table-cell office:value-type="float" office:value="54.6" calcext:value-type="float">
            <text:p>54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3:00+02:00</text:p>
          </table:table-cell>
          <table:table-cell office:value-type="float" office:value="581" calcext:value-type="float">
            <text:p>581</text:p>
          </table:table-cell>
          <table:table-cell office:value-type="float" office:value="3342" calcext:value-type="float">
            <text:p>334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5:00+02:00</text:p>
          </table:table-cell>
          <table:table-cell table:formula="of:=[.R56]/1000" office:value-type="float" office:value="0.994" calcext:value-type="float">
            <text:p>0,994</text:p>
          </table:table-cell>
          <table:table-cell table:formula="of:=[.S56]/1000" office:value-type="float" office:value="1" calcext:value-type="float">
            <text:p>1</text:p>
          </table:table-cell>
          <table:table-cell table:formula="of:=[.T56]/1000" office:value-type="float" office:value="1" calcext:value-type="float">
            <text:p>1</text:p>
          </table:table-cell>
          <table:table-cell table:formula="of:=[.U56]/1000" office:value-type="float" office:value="1" calcext:value-type="float">
            <text:p>1</text:p>
          </table:table-cell>
          <table:table-cell table:formula="of:=[.V56]/1000" office:value-type="float" office:value="0.236234206008273" calcext:value-type="float">
            <text:p>0,236234206008273</text:p>
          </table:table-cell>
          <table:table-cell table:formula="of:=[.W56]/1000" office:value-type="float" office:value="0.2414" calcext:value-type="float">
            <text:p>0,241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4:00+02:00</text:p>
          </table:table-cell>
          <table:table-cell office:value-type="float" office:value="632" calcext:value-type="float">
            <text:p>632</text:p>
          </table:table-cell>
          <table:table-cell office:value-type="float" office:value="3312" calcext:value-type="float">
            <text:p>3312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5:00+02:00</text:p>
          </table:table-cell>
          <table:table-cell office:value-type="float" office:value="994" calcext:value-type="float">
            <text:p>994</text:p>
          </table:table-cell>
          <table:table-cell table:number-columns-repeated="3" office:value-type="float" office:value="1000" calcext:value-type="float">
            <text:p>1000</text:p>
          </table:table-cell>
          <table:table-cell office:value-type="float" office:value="236.234206008273" calcext:value-type="float">
            <text:p>236,234206008273</text:p>
          </table:table-cell>
          <table:table-cell office:value-type="float" office:value="241.4" calcext:value-type="float">
            <text:p>241,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4:00+02:00</text:p>
          </table:table-cell>
          <table:table-cell office:value-type="float" office:value="632" calcext:value-type="float">
            <text:p>632</text:p>
          </table:table-cell>
          <table:table-cell office:value-type="float" office:value="3312" calcext:value-type="float">
            <text:p>3312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6:00+02:00</text:p>
          </table:table-cell>
          <table:table-cell table:formula="of:=[.R57]/1000" office:value-type="float" office:value="0.441" calcext:value-type="float">
            <text:p>0,441</text:p>
          </table:table-cell>
          <table:table-cell table:formula="of:=[.S57]/1000" office:value-type="float" office:value="1" calcext:value-type="float">
            <text:p>1</text:p>
          </table:table-cell>
          <table:table-cell table:formula="of:=[.T57]/1000" office:value-type="float" office:value="0.821860077226931" calcext:value-type="float">
            <text:p>0,821860077226931</text:p>
          </table:table-cell>
          <table:table-cell table:formula="of:=[.U57]/1000" office:value-type="float" office:value="0.83" calcext:value-type="float">
            <text:p>0,83</text:p>
          </table:table-cell>
          <table:table-cell table:formula="of:=[.V57]/1000" office:value-type="float" office:value="0.0385554704162024" calcext:value-type="float">
            <text:p>0,038555470416202</text:p>
          </table:table-cell>
          <table:table-cell table:formula="of:=[.W57]/1000" office:value-type="float" office:value="0.0368" calcext:value-type="float">
            <text:p>0,036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5:00+02:00</text:p>
          </table:table-cell>
          <table:table-cell office:value-type="float" office:value="170" calcext:value-type="float">
            <text:p>170</text:p>
          </table:table-cell>
          <table:table-cell office:value-type="float" office:value="891" calcext:value-type="float">
            <text:p>891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6:00+02:00</text:p>
          </table:table-cell>
          <table:table-cell office:value-type="float" office:value="441" calcext:value-type="float">
            <text:p>441</text:p>
          </table:table-cell>
          <table:table-cell office:value-type="float" office:value="1000" calcext:value-type="float">
            <text:p>1000</text:p>
          </table:table-cell>
          <table:table-cell office:value-type="float" office:value="821.860077226931" calcext:value-type="float">
            <text:p>821,860077226931</text:p>
          </table:table-cell>
          <table:table-cell office:value-type="float" office:value="830" calcext:value-type="float">
            <text:p>830</text:p>
          </table:table-cell>
          <table:table-cell office:value-type="float" office:value="38.5554704162024" calcext:value-type="float">
            <text:p>38,5554704162024</text:p>
          </table:table-cell>
          <table:table-cell office:value-type="float" office:value="36.8" calcext:value-type="float">
            <text:p>36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5:00+02:00</text:p>
          </table:table-cell>
          <table:table-cell office:value-type="float" office:value="170" calcext:value-type="float">
            <text:p>170</text:p>
          </table:table-cell>
          <table:table-cell office:value-type="float" office:value="891" calcext:value-type="float">
            <text:p>89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7:00+02:00</text:p>
          </table:table-cell>
          <table:table-cell table:formula="of:=[.R58]/1000" office:value-type="float" office:value="0.002" calcext:value-type="float">
            <text:p>0,002</text:p>
          </table:table-cell>
          <table:table-cell table:formula="of:=[.S58]/1000" office:value-type="float" office:value="1" calcext:value-type="float">
            <text:p>1</text:p>
          </table:table-cell>
          <table:table-cell table:formula="of:=[.T58]/1000" office:value-type="float" office:value="0.997235323605972" calcext:value-type="float">
            <text:p>0,997235323605972</text:p>
          </table:table-cell>
          <table:table-cell table:formula="of:=[.U58]/1000" office:value-type="float" office:value="0.9978" calcext:value-type="float">
            <text:p>0,9978</text:p>
          </table:table-cell>
          <table:table-cell table:formula="of:=[.V58]/1000" office:value-type="float" office:value="0.191110842039162" calcext:value-type="float">
            <text:p>0,191110842039162</text:p>
          </table:table-cell>
          <table:table-cell table:formula="of:=[.W58]/1000" office:value-type="float" office:value="0.1886" calcext:value-type="float">
            <text:p>0,188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6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7:00+02: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7.235323605972" calcext:value-type="float">
            <text:p>997,235323605972</text:p>
          </table:table-cell>
          <table:table-cell office:value-type="float" office:value="997.8" calcext:value-type="float">
            <text:p>997,8</text:p>
          </table:table-cell>
          <table:table-cell office:value-type="float" office:value="191.110842039162" calcext:value-type="float">
            <text:p>191,110842039162</text:p>
          </table:table-cell>
          <table:table-cell office:value-type="float" office:value="188.6" calcext:value-type="float">
            <text:p>188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6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8:00+02:00</text:p>
          </table:table-cell>
          <table:table-cell table:formula="of:=[.R59]/1000" office:value-type="float" office:value="0.002" calcext:value-type="float">
            <text:p>0,002</text:p>
          </table:table-cell>
          <table:table-cell table:formula="of:=[.S59]/1000" office:value-type="float" office:value="1" calcext:value-type="float">
            <text:p>1</text:p>
          </table:table-cell>
          <table:table-cell table:formula="of:=[.T59]/1000" office:value-type="float" office:value="0.999998303969242" calcext:value-type="float">
            <text:p>0,999998303969242</text:p>
          </table:table-cell>
          <table:table-cell table:formula="of:=[.U59]/1000" office:value-type="float" office:value="1" calcext:value-type="float">
            <text:p>1</text:p>
          </table:table-cell>
          <table:table-cell table:formula="of:=[.V59]/1000" office:value-type="float" office:value="0.330119923844453" calcext:value-type="float">
            <text:p>0,330119923844453</text:p>
          </table:table-cell>
          <table:table-cell table:formula="of:=[.W59]/1000" office:value-type="float" office:value="0.3298" calcext:value-type="float">
            <text:p>0,329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7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8:00+02: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99.998303969242" calcext:value-type="float">
            <text:p>999,998303969242</text:p>
          </table:table-cell>
          <table:table-cell office:value-type="float" office:value="1000" calcext:value-type="float">
            <text:p>1000</text:p>
          </table:table-cell>
          <table:table-cell office:value-type="float" office:value="330.119923844453" calcext:value-type="float">
            <text:p>330,119923844453</text:p>
          </table:table-cell>
          <table:table-cell office:value-type="float" office:value="329.8" calcext:value-type="float">
            <text:p>329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7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9:00+02:00</text:p>
          </table:table-cell>
          <table:table-cell table:formula="of:=[.R60]/1000" office:value-type="float" office:value="0.002" calcext:value-type="float">
            <text:p>0,002</text:p>
          </table:table-cell>
          <table:table-cell table:formula="of:=[.S60]/1000" office:value-type="float" office:value="1" calcext:value-type="float">
            <text:p>1</text:p>
          </table:table-cell>
          <table:table-cell table:formula="of:=[.T60]/1000" office:value-type="float" office:value="0.989935857531061" calcext:value-type="float">
            <text:p>0,989935857531061</text:p>
          </table:table-cell>
          <table:table-cell table:formula="of:=[.U60]/1000" office:value-type="float" office:value="0.991" calcext:value-type="float">
            <text:p>0,991</text:p>
          </table:table-cell>
          <table:table-cell table:formula="of:=[.V60]/1000" office:value-type="float" office:value="0.228851332985491" calcext:value-type="float">
            <text:p>0,228851332985491</text:p>
          </table:table-cell>
          <table:table-cell table:formula="of:=[.W60]/1000" office:value-type="float" office:value="0.2202" calcext:value-type="float">
            <text:p>0,220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8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39:00+02:00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989.935857531061" calcext:value-type="float">
            <text:p>989,935857531061</text:p>
          </table:table-cell>
          <table:table-cell office:value-type="float" office:value="991" calcext:value-type="float">
            <text:p>991</text:p>
          </table:table-cell>
          <table:table-cell office:value-type="float" office:value="228.851332985491" calcext:value-type="float">
            <text:p>228,851332985491</text:p>
          </table:table-cell>
          <table:table-cell office:value-type="float" office:value="220.2" calcext:value-type="float">
            <text:p>220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8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0:00+02:00</text:p>
          </table:table-cell>
          <table:table-cell table:formula="of:=[.R61]/1000" office:value-type="float" office:value="0.001" calcext:value-type="float">
            <text:p>0,001</text:p>
          </table:table-cell>
          <table:table-cell table:formula="of:=[.S61]/1000" office:value-type="float" office:value="1" calcext:value-type="float">
            <text:p>1</text:p>
          </table:table-cell>
          <table:table-cell table:formula="of:=[.T61]/1000" office:value-type="float" office:value="0.997335743631392" calcext:value-type="float">
            <text:p>0,997335743631392</text:p>
          </table:table-cell>
          <table:table-cell table:formula="of:=[.U61]/1000" office:value-type="float" office:value="0.9986" calcext:value-type="float">
            <text:p>0,9986</text:p>
          </table:table-cell>
          <table:table-cell table:formula="of:=[.V61]/1000" office:value-type="float" office:value="0.382590410438015" calcext:value-type="float">
            <text:p>0,382590410438015</text:p>
          </table:table-cell>
          <table:table-cell table:formula="of:=[.W61]/1000" office:value-type="float" office:value="0.3944" calcext:value-type="float">
            <text:p>0,394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9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0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7.335743631392" calcext:value-type="float">
            <text:p>997,335743631392</text:p>
          </table:table-cell>
          <table:table-cell office:value-type="float" office:value="998.6" calcext:value-type="float">
            <text:p>998,6</text:p>
          </table:table-cell>
          <table:table-cell office:value-type="float" office:value="382.590410438015" calcext:value-type="float">
            <text:p>382,590410438015</text:p>
          </table:table-cell>
          <table:table-cell office:value-type="float" office:value="394.4" calcext:value-type="float">
            <text:p>394,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39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1:00+02:00</text:p>
          </table:table-cell>
          <table:table-cell table:formula="of:=[.R62]/1000" office:value-type="float" office:value="0.001" calcext:value-type="float">
            <text:p>0,001</text:p>
          </table:table-cell>
          <table:table-cell table:formula="of:=[.S62]/1000" office:value-type="float" office:value="1" calcext:value-type="float">
            <text:p>1</text:p>
          </table:table-cell>
          <table:table-cell table:formula="of:=[.T62]/1000" office:value-type="float" office:value="0.999999997738286" calcext:value-type="float">
            <text:p>0,999999997738286</text:p>
          </table:table-cell>
          <table:table-cell table:formula="of:=[.U62]/1000" office:value-type="float" office:value="1" calcext:value-type="float">
            <text:p>1</text:p>
          </table:table-cell>
          <table:table-cell table:formula="of:=[.V62]/1000" office:value-type="float" office:value="0.560136966431726" calcext:value-type="float">
            <text:p>0,560136966431726</text:p>
          </table:table-cell>
          <table:table-cell table:formula="of:=[.W62]/1000" office:value-type="float" office:value="0.5598" calcext:value-type="float">
            <text:p>0,559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0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1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9.999997738286" calcext:value-type="float">
            <text:p>999,999997738286</text:p>
          </table:table-cell>
          <table:table-cell office:value-type="float" office:value="1000" calcext:value-type="float">
            <text:p>1000</text:p>
          </table:table-cell>
          <table:table-cell office:value-type="float" office:value="560.136966431726" calcext:value-type="float">
            <text:p>560,136966431726</text:p>
          </table:table-cell>
          <table:table-cell office:value-type="float" office:value="559.8" calcext:value-type="float">
            <text:p>559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0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2:00+02:00</text:p>
          </table:table-cell>
          <table:table-cell table:formula="of:=[.R63]/1000" office:value-type="float" office:value="0.001" calcext:value-type="float">
            <text:p>0,001</text:p>
          </table:table-cell>
          <table:table-cell table:formula="of:=[.S63]/1000" office:value-type="float" office:value="1" calcext:value-type="float">
            <text:p>1</text:p>
          </table:table-cell>
          <table:table-cell table:formula="of:=[.T63]/1000" office:value-type="float" office:value="0.995850717844158" calcext:value-type="float">
            <text:p>0,995850717844158</text:p>
          </table:table-cell>
          <table:table-cell table:formula="of:=[.U63]/1000" office:value-type="float" office:value="0.997" calcext:value-type="float">
            <text:p>0,997</text:p>
          </table:table-cell>
          <table:table-cell table:formula="of:=[.V63]/1000" office:value-type="float" office:value="0.45356249196483" calcext:value-type="float">
            <text:p>0,45356249196483</text:p>
          </table:table-cell>
          <table:table-cell table:formula="of:=[.W63]/1000" office:value-type="float" office:value="0.4432" calcext:value-type="float">
            <text:p>0,443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1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2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5.850717844158" calcext:value-type="float">
            <text:p>995,850717844158</text:p>
          </table:table-cell>
          <table:table-cell office:value-type="float" office:value="997" calcext:value-type="float">
            <text:p>997</text:p>
          </table:table-cell>
          <table:table-cell office:value-type="float" office:value="453.56249196483" calcext:value-type="float">
            <text:p>453,56249196483</text:p>
          </table:table-cell>
          <table:table-cell office:value-type="float" office:value="443.2" calcext:value-type="float">
            <text:p>443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1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3:00+02:00</text:p>
          </table:table-cell>
          <table:table-cell table:formula="of:=[.R64]/1000" office:value-type="float" office:value="0.001" calcext:value-type="float">
            <text:p>0,001</text:p>
          </table:table-cell>
          <table:table-cell table:formula="of:=[.S64]/1000" office:value-type="float" office:value="1" calcext:value-type="float">
            <text:p>1</text:p>
          </table:table-cell>
          <table:table-cell table:formula="of:=[.T64]/1000" office:value-type="float" office:value="0.996197822121079" calcext:value-type="float">
            <text:p>0,996197822121079</text:p>
          </table:table-cell>
          <table:table-cell table:formula="of:=[.U64]/1000" office:value-type="float" office:value="0.9978" calcext:value-type="float">
            <text:p>0,9978</text:p>
          </table:table-cell>
          <table:table-cell table:formula="of:=[.V64]/1000" office:value-type="float" office:value="0.539518835010569" calcext:value-type="float">
            <text:p>0,539518835010569</text:p>
          </table:table-cell>
          <table:table-cell table:formula="of:=[.W64]/1000" office:value-type="float" office:value="0.5412" calcext:value-type="float">
            <text:p>0,541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2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3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6.197822121079" calcext:value-type="float">
            <text:p>996,197822121079</text:p>
          </table:table-cell>
          <table:table-cell office:value-type="float" office:value="997.8" calcext:value-type="float">
            <text:p>997,8</text:p>
          </table:table-cell>
          <table:table-cell office:value-type="float" office:value="539.518835010569" calcext:value-type="float">
            <text:p>539,518835010569</text:p>
          </table:table-cell>
          <table:table-cell office:value-type="float" office:value="541.2" calcext:value-type="float">
            <text:p>541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2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4:00+02:00</text:p>
          </table:table-cell>
          <table:table-cell table:formula="of:=[.R65]/1000" office:value-type="float" office:value="0.001" calcext:value-type="float">
            <text:p>0,001</text:p>
          </table:table-cell>
          <table:table-cell table:formula="of:=[.S65]/1000" office:value-type="float" office:value="1" calcext:value-type="float">
            <text:p>1</text:p>
          </table:table-cell>
          <table:table-cell table:formula="of:=[.T65]/1000" office:value-type="float" office:value="0.994683679352905" calcext:value-type="float">
            <text:p>0,994683679352905</text:p>
          </table:table-cell>
          <table:table-cell table:formula="of:=[.U65]/1000" office:value-type="float" office:value="0.9972" calcext:value-type="float">
            <text:p>0,9972</text:p>
          </table:table-cell>
          <table:table-cell table:formula="of:=[.V65]/1000" office:value-type="float" office:value="0.354623176981344" calcext:value-type="float">
            <text:p>0,354623176981344</text:p>
          </table:table-cell>
          <table:table-cell table:formula="of:=[.W65]/1000" office:value-type="float" office:value="0.356" calcext:value-type="float">
            <text:p>0,35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3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4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4.683679352905" calcext:value-type="float">
            <text:p>994,683679352905</text:p>
          </table:table-cell>
          <table:table-cell office:value-type="float" office:value="997.2" calcext:value-type="float">
            <text:p>997,2</text:p>
          </table:table-cell>
          <table:table-cell office:value-type="float" office:value="354.623176981344" calcext:value-type="float">
            <text:p>354,623176981344</text:p>
          </table:table-cell>
          <table:table-cell office:value-type="float" office:value="356" calcext:value-type="float">
            <text:p>35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3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5:00+02:00</text:p>
          </table:table-cell>
          <table:table-cell table:formula="of:=[.R66]/1000" office:value-type="float" office:value="0.001" calcext:value-type="float">
            <text:p>0,001</text:p>
          </table:table-cell>
          <table:table-cell table:formula="of:=[.S66]/1000" office:value-type="float" office:value="1" calcext:value-type="float">
            <text:p>1</text:p>
          </table:table-cell>
          <table:table-cell table:formula="of:=[.T66]/1000" office:value-type="float" office:value="0.14795535722613" calcext:value-type="float">
            <text:p>0,14795535722613</text:p>
          </table:table-cell>
          <table:table-cell table:formula="of:=[.U66]/1000" office:value-type="float" office:value="0.1736" calcext:value-type="float">
            <text:p>0,1736</text:p>
          </table:table-cell>
          <table:table-cell table:formula="of:=[.V66]/1000" office:value-type="float" office:value="0.0214556395775716" calcext:value-type="float">
            <text:p>0,021455639577572</text:p>
          </table:table-cell>
          <table:table-cell table:formula="of:=[.W66]/1000" office:value-type="float" office:value="0.0218" calcext:value-type="float">
            <text:p>0,021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4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5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47.95535722613" calcext:value-type="float">
            <text:p>147,95535722613</text:p>
          </table:table-cell>
          <table:table-cell office:value-type="float" office:value="173.6" calcext:value-type="float">
            <text:p>173,6</text:p>
          </table:table-cell>
          <table:table-cell office:value-type="float" office:value="21.4556395775716" calcext:value-type="float">
            <text:p>21,4556395775716</text:p>
          </table:table-cell>
          <table:table-cell office:value-type="float" office:value="21.8" calcext:value-type="float">
            <text:p>21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4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6:00+02:00</text:p>
          </table:table-cell>
          <table:table-cell table:formula="of:=[.R67]/1000" office:value-type="float" office:value="0.001" calcext:value-type="float">
            <text:p>0,001</text:p>
          </table:table-cell>
          <table:table-cell table:formula="of:=[.S67]/1000" office:value-type="float" office:value="1" calcext:value-type="float">
            <text:p>1</text:p>
          </table:table-cell>
          <table:table-cell table:formula="of:=[.T67]/1000" office:value-type="float" office:value="0.0477932313726721" calcext:value-type="float">
            <text:p>0,047793231372672</text:p>
          </table:table-cell>
          <table:table-cell table:formula="of:=[.U67]/1000" office:value-type="float" office:value="0.0632" calcext:value-type="float">
            <text:p>0,0632</text:p>
          </table:table-cell>
          <table:table-cell table:formula="of:=[.V67]/1000" office:value-type="float" office:value="0.0149365505996637" calcext:value-type="float">
            <text:p>0,014936550599664</text:p>
          </table:table-cell>
          <table:table-cell table:formula="of:=[.W67]/1000" office:value-type="float" office:value="0.0166" calcext:value-type="float">
            <text:p>0,016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5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6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47.7932313726721" calcext:value-type="float">
            <text:p>47,7932313726721</text:p>
          </table:table-cell>
          <table:table-cell office:value-type="float" office:value="63.2" calcext:value-type="float">
            <text:p>63,2</text:p>
          </table:table-cell>
          <table:table-cell office:value-type="float" office:value="14.9365505996637" calcext:value-type="float">
            <text:p>14,9365505996637</text:p>
          </table:table-cell>
          <table:table-cell office:value-type="float" office:value="16.6" calcext:value-type="float">
            <text:p>16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5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7:00+02:00</text:p>
          </table:table-cell>
          <table:table-cell table:formula="of:=[.R68]/1000" office:value-type="float" office:value="0.001" calcext:value-type="float">
            <text:p>0,001</text:p>
          </table:table-cell>
          <table:table-cell table:formula="of:=[.S68]/1000" office:value-type="float" office:value="1" calcext:value-type="float">
            <text:p>1</text:p>
          </table:table-cell>
          <table:table-cell table:formula="of:=[.T68]/1000" office:value-type="float" office:value="0.167236230292315" calcext:value-type="float">
            <text:p>0,167236230292315</text:p>
          </table:table-cell>
          <table:table-cell table:formula="of:=[.U68]/1000" office:value-type="float" office:value="0.173" calcext:value-type="float">
            <text:p>0,173</text:p>
          </table:table-cell>
          <table:table-cell table:formula="of:=[.V68]/1000" office:value-type="float" office:value="0.0141886873971826" calcext:value-type="float">
            <text:p>0,014188687397183</text:p>
          </table:table-cell>
          <table:table-cell table:formula="of:=[.W68]/1000" office:value-type="float" office:value="0.0146" calcext:value-type="float">
            <text:p>0,014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6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7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67.236230292315" calcext:value-type="float">
            <text:p>167,236230292315</text:p>
          </table:table-cell>
          <table:table-cell office:value-type="float" office:value="173" calcext:value-type="float">
            <text:p>173</text:p>
          </table:table-cell>
          <table:table-cell office:value-type="float" office:value="14.1886873971826" calcext:value-type="float">
            <text:p>14,1886873971826</text:p>
          </table:table-cell>
          <table:table-cell office:value-type="float" office:value="14.6" calcext:value-type="float">
            <text:p>14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6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8:00+02:00</text:p>
          </table:table-cell>
          <table:table-cell table:formula="of:=[.R69]/1000" office:value-type="float" office:value="0.001" calcext:value-type="float">
            <text:p>0,001</text:p>
          </table:table-cell>
          <table:table-cell table:formula="of:=[.S69]/1000" office:value-type="float" office:value="1" calcext:value-type="float">
            <text:p>1</text:p>
          </table:table-cell>
          <table:table-cell table:formula="of:=[.T69]/1000" office:value-type="float" office:value="0.232876190161419" calcext:value-type="float">
            <text:p>0,232876190161419</text:p>
          </table:table-cell>
          <table:table-cell table:formula="of:=[.U69]/1000" office:value-type="float" office:value="0.2484" calcext:value-type="float">
            <text:p>0,2484</text:p>
          </table:table-cell>
          <table:table-cell table:formula="of:=[.V69]/1000" office:value-type="float" office:value="0.0313342450264112" calcext:value-type="float">
            <text:p>0,031334245026411</text:p>
          </table:table-cell>
          <table:table-cell table:formula="of:=[.W69]/1000" office:value-type="float" office:value="0.0342" calcext:value-type="float">
            <text:p>0,034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7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8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232.876190161419" calcext:value-type="float">
            <text:p>232,876190161419</text:p>
          </table:table-cell>
          <table:table-cell office:value-type="float" office:value="248.4" calcext:value-type="float">
            <text:p>248,4</text:p>
          </table:table-cell>
          <table:table-cell office:value-type="float" office:value="31.3342450264112" calcext:value-type="float">
            <text:p>31,3342450264112</text:p>
          </table:table-cell>
          <table:table-cell office:value-type="float" office:value="34.2" calcext:value-type="float">
            <text:p>34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7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9:00+02:00</text:p>
          </table:table-cell>
          <table:table-cell table:formula="of:=[.R70]/1000" office:value-type="float" office:value="0.001" calcext:value-type="float">
            <text:p>0,001</text:p>
          </table:table-cell>
          <table:table-cell table:formula="of:=[.S70]/1000" office:value-type="float" office:value="1" calcext:value-type="float">
            <text:p>1</text:p>
          </table:table-cell>
          <table:table-cell table:formula="of:=[.T70]/1000" office:value-type="float" office:value="0.0657232633741404" calcext:value-type="float">
            <text:p>0,06572326337414</text:p>
          </table:table-cell>
          <table:table-cell table:formula="of:=[.U70]/1000" office:value-type="float" office:value="0.0898" calcext:value-type="float">
            <text:p>0,0898</text:p>
          </table:table-cell>
          <table:table-cell table:formula="of:=[.V70]/1000" office:value-type="float" office:value="0.0290584153128682" calcext:value-type="float">
            <text:p>0,029058415312868</text:p>
          </table:table-cell>
          <table:table-cell table:formula="of:=[.W70]/1000" office:value-type="float" office:value="0.0282" calcext:value-type="float">
            <text:p>0,028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8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49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5.7232633741404" calcext:value-type="float">
            <text:p>65,7232633741404</text:p>
          </table:table-cell>
          <table:table-cell office:value-type="float" office:value="89.8" calcext:value-type="float">
            <text:p>89,8</text:p>
          </table:table-cell>
          <table:table-cell office:value-type="float" office:value="29.0584153128682" calcext:value-type="float">
            <text:p>29,0584153128682</text:p>
          </table:table-cell>
          <table:table-cell office:value-type="float" office:value="28.2" calcext:value-type="float">
            <text:p>28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8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0:00+02:00</text:p>
          </table:table-cell>
          <table:table-cell table:formula="of:=[.R71]/1000" office:value-type="float" office:value="0.001" calcext:value-type="float">
            <text:p>0,001</text:p>
          </table:table-cell>
          <table:table-cell table:formula="of:=[.S71]/1000" office:value-type="float" office:value="1" calcext:value-type="float">
            <text:p>1</text:p>
          </table:table-cell>
          <table:table-cell table:formula="of:=[.T71]/1000" office:value-type="float" office:value="0.116628215233087" calcext:value-type="float">
            <text:p>0,116628215233087</text:p>
          </table:table-cell>
          <table:table-cell table:formula="of:=[.U71]/1000" office:value-type="float" office:value="0.1564" calcext:value-type="float">
            <text:p>0,1564</text:p>
          </table:table-cell>
          <table:table-cell table:formula="of:=[.V71]/1000" office:value-type="float" office:value="0.0459329862460576" calcext:value-type="float">
            <text:p>0,045932986246058</text:p>
          </table:table-cell>
          <table:table-cell table:formula="of:=[.W71]/1000" office:value-type="float" office:value="0.0454" calcext:value-type="float">
            <text:p>0,045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9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0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16.628215233087" calcext:value-type="float">
            <text:p>116,628215233087</text:p>
          </table:table-cell>
          <table:table-cell office:value-type="float" office:value="156.4" calcext:value-type="float">
            <text:p>156,4</text:p>
          </table:table-cell>
          <table:table-cell office:value-type="float" office:value="45.9329862460576" calcext:value-type="float">
            <text:p>45,9329862460576</text:p>
          </table:table-cell>
          <table:table-cell office:value-type="float" office:value="45.4" calcext:value-type="float">
            <text:p>45,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49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1:00+02:00</text:p>
          </table:table-cell>
          <table:table-cell table:formula="of:=[.R72]/1000" office:value-type="float" office:value="0.001" calcext:value-type="float">
            <text:p>0,001</text:p>
          </table:table-cell>
          <table:table-cell table:formula="of:=[.S72]/1000" office:value-type="float" office:value="1" calcext:value-type="float">
            <text:p>1</text:p>
          </table:table-cell>
          <table:table-cell table:formula="of:=[.T72]/1000" office:value-type="float" office:value="0.12439305878901" calcext:value-type="float">
            <text:p>0,12439305878901</text:p>
          </table:table-cell>
          <table:table-cell table:formula="of:=[.U72]/1000" office:value-type="float" office:value="0.1352" calcext:value-type="float">
            <text:p>0,1352</text:p>
          </table:table-cell>
          <table:table-cell table:formula="of:=[.V72]/1000" office:value-type="float" office:value="0.00598070019868324" calcext:value-type="float">
            <text:p>0,005980700198683</text:p>
          </table:table-cell>
          <table:table-cell table:formula="of:=[.W72]/1000" office:value-type="float" office:value="0.0056" calcext:value-type="float">
            <text:p>0,005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0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1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24.39305878901" calcext:value-type="float">
            <text:p>124,39305878901</text:p>
          </table:table-cell>
          <table:table-cell office:value-type="float" office:value="135.2" calcext:value-type="float">
            <text:p>135,2</text:p>
          </table:table-cell>
          <table:table-cell office:value-type="float" office:value="5.98070019868324" calcext:value-type="float">
            <text:p>5,98070019868324</text:p>
          </table:table-cell>
          <table:table-cell office:value-type="float" office:value="5.6" calcext:value-type="float">
            <text:p>5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0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2:00+02:00</text:p>
          </table:table-cell>
          <table:table-cell table:formula="of:=[.R73]/1000" office:value-type="float" office:value="0.001" calcext:value-type="float">
            <text:p>0,001</text:p>
          </table:table-cell>
          <table:table-cell table:formula="of:=[.S73]/1000" office:value-type="float" office:value="1" calcext:value-type="float">
            <text:p>1</text:p>
          </table:table-cell>
          <table:table-cell table:formula="of:=[.T73]/1000" office:value-type="float" office:value="0.0463702101729515" calcext:value-type="float">
            <text:p>0,046370210172952</text:p>
          </table:table-cell>
          <table:table-cell table:formula="of:=[.U73]/1000" office:value-type="float" office:value="0.052" calcext:value-type="float">
            <text:p>0,052</text:p>
          </table:table-cell>
          <table:table-cell table:formula="of:=[.V73]/1000" office:value-type="float" office:value="0.00724996923903354" calcext:value-type="float">
            <text:p>0,007249969239034</text:p>
          </table:table-cell>
          <table:table-cell table:formula="of:=[.W73]/1000" office:value-type="float" office:value="0.0082" calcext:value-type="float">
            <text:p>0,008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1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2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46.3702101729515" calcext:value-type="float">
            <text:p>46,3702101729515</text:p>
          </table:table-cell>
          <table:table-cell office:value-type="float" office:value="52" calcext:value-type="float">
            <text:p>52</text:p>
          </table:table-cell>
          <table:table-cell office:value-type="float" office:value="7.24996923903354" calcext:value-type="float">
            <text:p>7,24996923903354</text:p>
          </table:table-cell>
          <table:table-cell office:value-type="float" office:value="8.2" calcext:value-type="float">
            <text:p>8,2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1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3:00+02:00</text:p>
          </table:table-cell>
          <table:table-cell table:formula="of:=[.R74]/1000" office:value-type="float" office:value="0.001" calcext:value-type="float">
            <text:p>0,001</text:p>
          </table:table-cell>
          <table:table-cell table:formula="of:=[.S74]/1000" office:value-type="float" office:value="1" calcext:value-type="float">
            <text:p>1</text:p>
          </table:table-cell>
          <table:table-cell table:formula="of:=[.T74]/1000" office:value-type="float" office:value="0.0458111392931191" calcext:value-type="float">
            <text:p>0,045811139293119</text:p>
          </table:table-cell>
          <table:table-cell table:formula="of:=[.U74]/1000" office:value-type="float" office:value="0.0508" calcext:value-type="float">
            <text:p>0,0508</text:p>
          </table:table-cell>
          <table:table-cell table:formula="of:=[.V74]/1000" office:value-type="float" office:value="0.00697867689339049" calcext:value-type="float">
            <text:p>0,00697867689339</text:p>
          </table:table-cell>
          <table:table-cell table:formula="of:=[.W74]/1000" office:value-type="float" office:value="0.0084" calcext:value-type="float">
            <text:p>0,008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2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3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45.8111392931191" calcext:value-type="float">
            <text:p>45,8111392931191</text:p>
          </table:table-cell>
          <table:table-cell office:value-type="float" office:value="50.8" calcext:value-type="float">
            <text:p>50,8</text:p>
          </table:table-cell>
          <table:table-cell office:value-type="float" office:value="6.97867689339049" calcext:value-type="float">
            <text:p>6,97867689339049</text:p>
          </table:table-cell>
          <table:table-cell office:value-type="float" office:value="8.4" calcext:value-type="float">
            <text:p>8,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2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4:00+02:00</text:p>
          </table:table-cell>
          <table:table-cell table:formula="of:=[.R75]/1000" office:value-type="float" office:value="0.001" calcext:value-type="float">
            <text:p>0,001</text:p>
          </table:table-cell>
          <table:table-cell table:formula="of:=[.S75]/1000" office:value-type="float" office:value="1" calcext:value-type="float">
            <text:p>1</text:p>
          </table:table-cell>
          <table:table-cell table:formula="of:=[.T75]/1000" office:value-type="float" office:value="0.131167828621401" calcext:value-type="float">
            <text:p>0,131167828621401</text:p>
          </table:table-cell>
          <table:table-cell table:formula="of:=[.U75]/1000" office:value-type="float" office:value="0.127" calcext:value-type="float">
            <text:p>0,127</text:p>
          </table:table-cell>
          <table:table-cell table:formula="of:=[.V75]/1000" office:value-type="float" office:value="0.00639627229410888" calcext:value-type="float">
            <text:p>0,006396272294109</text:p>
          </table:table-cell>
          <table:table-cell table:formula="of:=[.W75]/1000" office:value-type="float" office:value="0.007" calcext:value-type="float">
            <text:p>0,007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3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4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31.167828621401" calcext:value-type="float">
            <text:p>131,167828621401</text:p>
          </table:table-cell>
          <table:table-cell office:value-type="float" office:value="127" calcext:value-type="float">
            <text:p>127</text:p>
          </table:table-cell>
          <table:table-cell office:value-type="float" office:value="6.39627229410888" calcext:value-type="float">
            <text:p>6,39627229410888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3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5:00+02:00</text:p>
          </table:table-cell>
          <table:table-cell table:formula="of:=[.R76]/1000" office:value-type="float" office:value="0.001" calcext:value-type="float">
            <text:p>0,001</text:p>
          </table:table-cell>
          <table:table-cell table:formula="of:=[.S76]/1000" office:value-type="float" office:value="1" calcext:value-type="float">
            <text:p>1</text:p>
          </table:table-cell>
          <table:table-cell table:formula="of:=[.T76]/1000" office:value-type="float" office:value="0.112892543704458" calcext:value-type="float">
            <text:p>0,112892543704458</text:p>
          </table:table-cell>
          <table:table-cell table:formula="of:=[.U76]/1000" office:value-type="float" office:value="0.113" calcext:value-type="float">
            <text:p>0,113</text:p>
          </table:table-cell>
          <table:table-cell table:formula="of:=[.V76]/1000" office:value-type="float" office:value="0.00744705449264993" calcext:value-type="float">
            <text:p>0,00744705449265</text:p>
          </table:table-cell>
          <table:table-cell table:formula="of:=[.W76]/1000" office:value-type="float" office:value="0.0074" calcext:value-type="float">
            <text:p>0,007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4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5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12.892543704458" calcext:value-type="float">
            <text:p>112,892543704458</text:p>
          </table:table-cell>
          <table:table-cell office:value-type="float" office:value="113" calcext:value-type="float">
            <text:p>113</text:p>
          </table:table-cell>
          <table:table-cell office:value-type="float" office:value="7.44705449264993" calcext:value-type="float">
            <text:p>7,44705449264993</text:p>
          </table:table-cell>
          <table:table-cell office:value-type="float" office:value="7.4" calcext:value-type="float">
            <text:p>7,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4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6:00+02:00</text:p>
          </table:table-cell>
          <table:table-cell table:formula="of:=[.R77]/1000" office:value-type="float" office:value="0.001" calcext:value-type="float">
            <text:p>0,001</text:p>
          </table:table-cell>
          <table:table-cell table:formula="of:=[.S77]/1000" office:value-type="float" office:value="1" calcext:value-type="float">
            <text:p>1</text:p>
          </table:table-cell>
          <table:table-cell table:formula="of:=[.T77]/1000" office:value-type="float" office:value="0.0993460685367177" calcext:value-type="float">
            <text:p>0,099346068536718</text:p>
          </table:table-cell>
          <table:table-cell table:formula="of:=[.U77]/1000" office:value-type="float" office:value="0.1056" calcext:value-type="float">
            <text:p>0,1056</text:p>
          </table:table-cell>
          <table:table-cell table:formula="of:=[.V77]/1000" office:value-type="float" office:value="0.0064253610868904" calcext:value-type="float">
            <text:p>0,00642536108689</text:p>
          </table:table-cell>
          <table:table-cell table:formula="of:=[.W77]/1000" office:value-type="float" office:value="0.0056" calcext:value-type="float">
            <text:p>0,005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5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6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99.3460685367177" calcext:value-type="float">
            <text:p>99,3460685367177</text:p>
          </table:table-cell>
          <table:table-cell office:value-type="float" office:value="105.6" calcext:value-type="float">
            <text:p>105,6</text:p>
          </table:table-cell>
          <table:table-cell office:value-type="float" office:value="6.4253610868904" calcext:value-type="float">
            <text:p>6,4253610868904</text:p>
          </table:table-cell>
          <table:table-cell office:value-type="float" office:value="5.6" calcext:value-type="float">
            <text:p>5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5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7:00+02:00</text:p>
          </table:table-cell>
          <table:table-cell table:formula="of:=[.R78]/1000" office:value-type="float" office:value="0.001" calcext:value-type="float">
            <text:p>0,001</text:p>
          </table:table-cell>
          <table:table-cell table:formula="of:=[.S78]/1000" office:value-type="float" office:value="1" calcext:value-type="float">
            <text:p>1</text:p>
          </table:table-cell>
          <table:table-cell table:formula="of:=[.T78]/1000" office:value-type="float" office:value="0.102260610261823" calcext:value-type="float">
            <text:p>0,102260610261823</text:p>
          </table:table-cell>
          <table:table-cell table:formula="of:=[.U78]/1000" office:value-type="float" office:value="0.1266" calcext:value-type="float">
            <text:p>0,1266</text:p>
          </table:table-cell>
          <table:table-cell table:formula="of:=[.V78]/1000" office:value-type="float" office:value="0.0260749422258727" calcext:value-type="float">
            <text:p>0,026074942225873</text:p>
          </table:table-cell>
          <table:table-cell table:formula="of:=[.W78]/1000" office:value-type="float" office:value="0.0248" calcext:value-type="float">
            <text:p>0,024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6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7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2.260610261823" calcext:value-type="float">
            <text:p>102,260610261823</text:p>
          </table:table-cell>
          <table:table-cell office:value-type="float" office:value="126.6" calcext:value-type="float">
            <text:p>126,6</text:p>
          </table:table-cell>
          <table:table-cell office:value-type="float" office:value="26.0749422258727" calcext:value-type="float">
            <text:p>26,0749422258727</text:p>
          </table:table-cell>
          <table:table-cell office:value-type="float" office:value="24.8" calcext:value-type="float">
            <text:p>24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6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8:00+02:00</text:p>
          </table:table-cell>
          <table:table-cell table:formula="of:=[.R79]/1000" office:value-type="float" office:value="0.001" calcext:value-type="float">
            <text:p>0,001</text:p>
          </table:table-cell>
          <table:table-cell table:formula="of:=[.S79]/1000" office:value-type="float" office:value="1" calcext:value-type="float">
            <text:p>1</text:p>
          </table:table-cell>
          <table:table-cell table:formula="of:=[.T79]/1000" office:value-type="float" office:value="0.108525204364181" calcext:value-type="float">
            <text:p>0,108525204364181</text:p>
          </table:table-cell>
          <table:table-cell table:formula="of:=[.U79]/1000" office:value-type="float" office:value="0.152" calcext:value-type="float">
            <text:p>0,152</text:p>
          </table:table-cell>
          <table:table-cell table:formula="of:=[.V79]/1000" office:value-type="float" office:value="0.0346720663824082" calcext:value-type="float">
            <text:p>0,034672066382408</text:p>
          </table:table-cell>
          <table:table-cell table:formula="of:=[.W79]/1000" office:value-type="float" office:value="0.0336" calcext:value-type="float">
            <text:p>0,033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7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8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08.525204364181" calcext:value-type="float">
            <text:p>108,525204364181</text:p>
          </table:table-cell>
          <table:table-cell office:value-type="float" office:value="152" calcext:value-type="float">
            <text:p>152</text:p>
          </table:table-cell>
          <table:table-cell office:value-type="float" office:value="34.6720663824082" calcext:value-type="float">
            <text:p>34,6720663824082</text:p>
          </table:table-cell>
          <table:table-cell office:value-type="float" office:value="33.6" calcext:value-type="float">
            <text:p>33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7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9:00+02:00</text:p>
          </table:table-cell>
          <table:table-cell table:formula="of:=[.R80]/1000" office:value-type="float" office:value="0.001" calcext:value-type="float">
            <text:p>0,001</text:p>
          </table:table-cell>
          <table:table-cell table:formula="of:=[.S80]/1000" office:value-type="float" office:value="1" calcext:value-type="float">
            <text:p>1</text:p>
          </table:table-cell>
          <table:table-cell table:formula="of:=[.T80]/1000" office:value-type="float" office:value="0.127859656792109" calcext:value-type="float">
            <text:p>0,127859656792109</text:p>
          </table:table-cell>
          <table:table-cell table:formula="of:=[.U80]/1000" office:value-type="float" office:value="0.1466" calcext:value-type="float">
            <text:p>0,1466</text:p>
          </table:table-cell>
          <table:table-cell table:formula="of:=[.V80]/1000" office:value-type="float" office:value="0.0272406043269813" calcext:value-type="float">
            <text:p>0,027240604326981</text:p>
          </table:table-cell>
          <table:table-cell table:formula="of:=[.W80]/1000" office:value-type="float" office:value="0.0276" calcext:value-type="float">
            <text:p>0,027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8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2:59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27.859656792109" calcext:value-type="float">
            <text:p>127,859656792109</text:p>
          </table:table-cell>
          <table:table-cell office:value-type="float" office:value="146.6" calcext:value-type="float">
            <text:p>146,6</text:p>
          </table:table-cell>
          <table:table-cell office:value-type="float" office:value="27.2406043269813" calcext:value-type="float">
            <text:p>27,2406043269813</text:p>
          </table:table-cell>
          <table:table-cell office:value-type="float" office:value="27.6" calcext:value-type="float">
            <text:p>27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8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0:00+02:00</text:p>
          </table:table-cell>
          <table:table-cell table:formula="of:=[.R81]/1000" office:value-type="float" office:value="0.001" calcext:value-type="float">
            <text:p>0,001</text:p>
          </table:table-cell>
          <table:table-cell table:formula="of:=[.S81]/1000" office:value-type="float" office:value="1" calcext:value-type="float">
            <text:p>1</text:p>
          </table:table-cell>
          <table:table-cell table:formula="of:=[.T81]/1000" office:value-type="float" office:value="0.127823019465991" calcext:value-type="float">
            <text:p>0,127823019465991</text:p>
          </table:table-cell>
          <table:table-cell table:formula="of:=[.U81]/1000" office:value-type="float" office:value="0.1528" calcext:value-type="float">
            <text:p>0,1528</text:p>
          </table:table-cell>
          <table:table-cell table:formula="of:=[.V81]/1000" office:value-type="float" office:value="0.0300087315677005" calcext:value-type="float">
            <text:p>0,030008731567701</text:p>
          </table:table-cell>
          <table:table-cell table:formula="of:=[.W81]/1000" office:value-type="float" office:value="0.0326" calcext:value-type="float">
            <text:p>0,032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9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0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27.823019465991" calcext:value-type="float">
            <text:p>127,823019465991</text:p>
          </table:table-cell>
          <table:table-cell office:value-type="float" office:value="152.8" calcext:value-type="float">
            <text:p>152,8</text:p>
          </table:table-cell>
          <table:table-cell office:value-type="float" office:value="30.0087315677005" calcext:value-type="float">
            <text:p>30,0087315677005</text:p>
          </table:table-cell>
          <table:table-cell office:value-type="float" office:value="32.6" calcext:value-type="float">
            <text:p>32,6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2:59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1:00+02:00</text:p>
          </table:table-cell>
          <table:table-cell table:formula="of:=[.R82]/1000" office:value-type="float" office:value="0.001" calcext:value-type="float">
            <text:p>0,001</text:p>
          </table:table-cell>
          <table:table-cell table:formula="of:=[.S82]/1000" office:value-type="float" office:value="1" calcext:value-type="float">
            <text:p>1</text:p>
          </table:table-cell>
          <table:table-cell table:formula="of:=[.T82]/1000" office:value-type="float" office:value="0.127807888576879" calcext:value-type="float">
            <text:p>0,127807888576879</text:p>
          </table:table-cell>
          <table:table-cell table:formula="of:=[.U82]/1000" office:value-type="float" office:value="0.1482" calcext:value-type="float">
            <text:p>0,1482</text:p>
          </table:table-cell>
          <table:table-cell table:formula="of:=[.V82]/1000" office:value-type="float" office:value="0.0323374522356198" calcext:value-type="float">
            <text:p>0,03233745223562</text:p>
          </table:table-cell>
          <table:table-cell table:formula="of:=[.W82]/1000" office:value-type="float" office:value="0.0318" calcext:value-type="float">
            <text:p>0,031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0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1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27.807888576879" calcext:value-type="float">
            <text:p>127,807888576879</text:p>
          </table:table-cell>
          <table:table-cell office:value-type="float" office:value="148.2" calcext:value-type="float">
            <text:p>148,2</text:p>
          </table:table-cell>
          <table:table-cell office:value-type="float" office:value="32.3374522356198" calcext:value-type="float">
            <text:p>32,3374522356198</text:p>
          </table:table-cell>
          <table:table-cell office:value-type="float" office:value="31.8" calcext:value-type="float">
            <text:p>31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0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2:00+02:00</text:p>
          </table:table-cell>
          <table:table-cell table:formula="of:=[.R83]/1000" office:value-type="float" office:value="0.001" calcext:value-type="float">
            <text:p>0,001</text:p>
          </table:table-cell>
          <table:table-cell table:formula="of:=[.S83]/1000" office:value-type="float" office:value="1" calcext:value-type="float">
            <text:p>1</text:p>
          </table:table-cell>
          <table:table-cell table:formula="of:=[.T83]/1000" office:value-type="float" office:value="0.0623974918435952" calcext:value-type="float">
            <text:p>0,062397491843595</text:p>
          </table:table-cell>
          <table:table-cell table:formula="of:=[.U83]/1000" office:value-type="float" office:value="0.087" calcext:value-type="float">
            <text:p>0,087</text:p>
          </table:table-cell>
          <table:table-cell table:formula="of:=[.V83]/1000" office:value-type="float" office:value="0.0334636011510884" calcext:value-type="float">
            <text:p>0,033463601151088</text:p>
          </table:table-cell>
          <table:table-cell table:formula="of:=[.W83]/1000" office:value-type="float" office:value="0.0358" calcext:value-type="float">
            <text:p>0,035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1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2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62.3974918435952" calcext:value-type="float">
            <text:p>62,3974918435952</text:p>
          </table:table-cell>
          <table:table-cell office:value-type="float" office:value="87" calcext:value-type="float">
            <text:p>87</text:p>
          </table:table-cell>
          <table:table-cell office:value-type="float" office:value="33.4636011510884" calcext:value-type="float">
            <text:p>33,4636011510884</text:p>
          </table:table-cell>
          <table:table-cell office:value-type="float" office:value="35.8" calcext:value-type="float">
            <text:p>35,8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1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3:00+02:00</text:p>
          </table:table-cell>
          <table:table-cell table:formula="of:=[.R84]/1000" office:value-type="float" office:value="0.001" calcext:value-type="float">
            <text:p>0,001</text:p>
          </table:table-cell>
          <table:table-cell table:formula="of:=[.S84]/1000" office:value-type="float" office:value="1" calcext:value-type="float">
            <text:p>1</text:p>
          </table:table-cell>
          <table:table-cell table:formula="of:=[.T84]/1000" office:value-type="float" office:value="0.017591391811778" calcext:value-type="float">
            <text:p>0,017591391811778</text:p>
          </table:table-cell>
          <table:table-cell table:formula="of:=[.U84]/1000" office:value-type="float" office:value="0.165" calcext:value-type="float">
            <text:p>0,165</text:p>
          </table:table-cell>
          <table:table-cell table:formula="of:=[.V84]/1000" office:value-type="float" office:value="0.149823255716281" calcext:value-type="float">
            <text:p>0,149823255716281</text:p>
          </table:table-cell>
          <table:table-cell table:formula="of:=[.W84]/1000" office:value-type="float" office:value="0.144" calcext:value-type="float">
            <text:p>0,14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2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3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7.591391811778" calcext:value-type="float">
            <text:p>17,591391811778</text:p>
          </table:table-cell>
          <table:table-cell office:value-type="float" office:value="165" calcext:value-type="float">
            <text:p>165</text:p>
          </table:table-cell>
          <table:table-cell office:value-type="float" office:value="149.823255716281" calcext:value-type="float">
            <text:p>149,823255716281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2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4:00+02:00</text:p>
          </table:table-cell>
          <table:table-cell table:formula="of:=[.R85]/1000" office:value-type="float" office:value="0.001" calcext:value-type="float">
            <text:p>0,001</text:p>
          </table:table-cell>
          <table:table-cell table:formula="of:=[.S85]/1000" office:value-type="float" office:value="1" calcext:value-type="float">
            <text:p>1</text:p>
          </table:table-cell>
          <table:table-cell table:formula="of:=[.T85]/1000" office:value-type="float" office:value="0" calcext:value-type="float">
            <text:p>0</text:p>
          </table:table-cell>
          <table:table-cell table:formula="of:=[.U85]/1000" office:value-type="float" office:value="0" calcext:value-type="float">
            <text:p>0</text:p>
          </table:table-cell>
          <table:table-cell table:formula="of:=[.V85]/1000" office:value-type="float" office:value="0" calcext:value-type="float">
            <text:p>0</text:p>
          </table:table-cell>
          <table:table-cell table:formula="of:=[.W85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3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4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3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5:00+02:00</text:p>
          </table:table-cell>
          <table:table-cell table:formula="of:=[.R86]/1000" office:value-type="float" office:value="0.001" calcext:value-type="float">
            <text:p>0,001</text:p>
          </table:table-cell>
          <table:table-cell table:formula="of:=[.S86]/1000" office:value-type="float" office:value="1" calcext:value-type="float">
            <text:p>1</text:p>
          </table:table-cell>
          <table:table-cell table:formula="of:=[.T86]/1000" office:value-type="float" office:value="0" calcext:value-type="float">
            <text:p>0</text:p>
          </table:table-cell>
          <table:table-cell table:formula="of:=[.U86]/1000" office:value-type="float" office:value="0" calcext:value-type="float">
            <text:p>0</text:p>
          </table:table-cell>
          <table:table-cell table:formula="of:=[.V86]/1000" office:value-type="float" office:value="0" calcext:value-type="float">
            <text:p>0</text:p>
          </table:table-cell>
          <table:table-cell table:formula="of:=[.W86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4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5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4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6:00+02:00</text:p>
          </table:table-cell>
          <table:table-cell table:formula="of:=[.R87]/1000" office:value-type="float" office:value="0.001" calcext:value-type="float">
            <text:p>0,001</text:p>
          </table:table-cell>
          <table:table-cell table:formula="of:=[.S87]/1000" office:value-type="float" office:value="1" calcext:value-type="float">
            <text:p>1</text:p>
          </table:table-cell>
          <table:table-cell table:formula="of:=[.T87]/1000" office:value-type="float" office:value="0" calcext:value-type="float">
            <text:p>0</text:p>
          </table:table-cell>
          <table:table-cell table:formula="of:=[.U87]/1000" office:value-type="float" office:value="0" calcext:value-type="float">
            <text:p>0</text:p>
          </table:table-cell>
          <table:table-cell table:formula="of:=[.V87]/1000" office:value-type="float" office:value="0" calcext:value-type="float">
            <text:p>0</text:p>
          </table:table-cell>
          <table:table-cell table:formula="of:=[.W87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5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6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5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7:00+02:00</text:p>
          </table:table-cell>
          <table:table-cell table:formula="of:=[.R88]/1000" office:value-type="float" office:value="0.001" calcext:value-type="float">
            <text:p>0,001</text:p>
          </table:table-cell>
          <table:table-cell table:formula="of:=[.S88]/1000" office:value-type="float" office:value="1" calcext:value-type="float">
            <text:p>1</text:p>
          </table:table-cell>
          <table:table-cell table:formula="of:=[.T88]/1000" office:value-type="float" office:value="0" calcext:value-type="float">
            <text:p>0</text:p>
          </table:table-cell>
          <table:table-cell table:formula="of:=[.U88]/1000" office:value-type="float" office:value="0" calcext:value-type="float">
            <text:p>0</text:p>
          </table:table-cell>
          <table:table-cell table:formula="of:=[.V88]/1000" office:value-type="float" office:value="0" calcext:value-type="float">
            <text:p>0</text:p>
          </table:table-cell>
          <table:table-cell table:formula="of:=[.W88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6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7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6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8:00+02:00</text:p>
          </table:table-cell>
          <table:table-cell table:formula="of:=[.R89]/1000" office:value-type="float" office:value="0.001" calcext:value-type="float">
            <text:p>0,001</text:p>
          </table:table-cell>
          <table:table-cell table:formula="of:=[.S89]/1000" office:value-type="float" office:value="1" calcext:value-type="float">
            <text:p>1</text:p>
          </table:table-cell>
          <table:table-cell table:formula="of:=[.T89]/1000" office:value-type="float" office:value="0" calcext:value-type="float">
            <text:p>0</text:p>
          </table:table-cell>
          <table:table-cell table:formula="of:=[.U89]/1000" office:value-type="float" office:value="0" calcext:value-type="float">
            <text:p>0</text:p>
          </table:table-cell>
          <table:table-cell table:formula="of:=[.V89]/1000" office:value-type="float" office:value="0" calcext:value-type="float">
            <text:p>0</text:p>
          </table:table-cell>
          <table:table-cell table:formula="of:=[.W89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7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8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7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9:00+02:00</text:p>
          </table:table-cell>
          <table:table-cell table:formula="of:=[.R90]/1000" office:value-type="float" office:value="0.001" calcext:value-type="float">
            <text:p>0,001</text:p>
          </table:table-cell>
          <table:table-cell table:formula="of:=[.S90]/1000" office:value-type="float" office:value="1" calcext:value-type="float">
            <text:p>1</text:p>
          </table:table-cell>
          <table:table-cell table:formula="of:=[.T90]/1000" office:value-type="float" office:value="0" calcext:value-type="float">
            <text:p>0</text:p>
          </table:table-cell>
          <table:table-cell table:formula="of:=[.U90]/1000" office:value-type="float" office:value="0" calcext:value-type="float">
            <text:p>0</text:p>
          </table:table-cell>
          <table:table-cell table:formula="of:=[.V90]/1000" office:value-type="float" office:value="0" calcext:value-type="float">
            <text:p>0</text:p>
          </table:table-cell>
          <table:table-cell table:formula="of:=[.W90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8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09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4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8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10:00+02:00</text:p>
          </table:table-cell>
          <table:table-cell table:formula="of:=[.R91]/1000" office:value-type="float" office:value="0.001" calcext:value-type="float">
            <text:p>0,001</text:p>
          </table:table-cell>
          <table:table-cell table:formula="of:=[.S91]/1000" office:value-type="float" office:value="1" calcext:value-type="float">
            <text:p>1</text:p>
          </table:table-cell>
          <table:table-cell table:formula="of:=[.T91]/1000" office:value-type="float" office:value="0" calcext:value-type="float">
            <text:p>0</text:p>
          </table:table-cell>
          <table:table-cell table:formula="of:=[.U91]/1000" office:value-type="float" office:value="0" calcext:value-type="float">
            <text:p>0</text:p>
          </table:table-cell>
          <table:table-cell table:formula="of:=[.V91]/1000" office:value-type="float" office:value="0" calcext:value-type="float">
            <text:p>0</text:p>
          </table:table-cell>
          <table:table-cell table:formula="of:=[.W91]/1000" office:value-type="float" office:value="0" calcext:value-type="float">
            <text:p>0</text:p>
          </table:table-cell>
          <table:table-cell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9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iddletier-2z153</text:p>
          </table:table-cell>
          <table:table-cell office:value-type="string" calcext:value-type="string">
            <text:p>2017-07-13T23:10:00+02:00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09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9"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10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test_results.count_elapsed</text:p>
          </table:table-cell>
          <table:table-cell office:value-type="string" calcext:value-type="string">
            <text:p>2017-07-13T23:10:00+02:0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14">00.00.0000</text:date>, <text:time style:data-style-name="N2" text:time-value="18:43:13.3996409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7-14T20:08:51.883278674</dc:date>
    <meta:editing-duration>PT1H9M34S</meta:editing-duration>
    <meta:editing-cycles>5</meta:editing-cycles>
    <meta:generator>LibreOffice/5.3.1.2$Linux_X86_64 LibreOffice_project/30m0$Build-2</meta:generator>
    <meta:document-statistic meta:table-count="1" meta:cell-count="229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otted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ashed" svg:stroke-width="0.08cm" svg:stroke-color="#000000" draw:fill-color="#00000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vertical-bar" chart:symbol-width="0.15cm" chart:symbol-height="0.15cm" chart:link-data-style-to-source="true"/>
      <style:graphic-properties svg:stroke-width="0.025cm" svg:stroke-color="#ff3333" draw:fill-color="#ff3333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circle" chart:symbol-width="0.15cm" chart:symbol-height="0.15cm" chart:link-data-style-to-source="true"/>
      <style:graphic-properties svg:stroke-width="0.025cm" svg:stroke-color="#000000" draw:fill-color="#00000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237cm" svg:y="0.315cm" chart:style-name="ch2">
          <text:p>HORA Prediction</text:p>
        </chart:title>
        <chart:legend chart:legend-position="end" svg:x="11.528cm" svg:y="3.56cm" style:legend-expansion="high" chart:style-name="ch3"/>
        <chart:plot-area chart:style-name="ch4" table:cell-range-address="'grafana_data_export(2)'.B2:'grafana_data_export(2)'.D91 'grafana_data_export(2)'.B1:'grafana_data_export(2)'.D1 'grafana_data_export(2)'.F1:'grafana_data_export(2)'.F91 'grafana_data_export(2)'.H1:'grafana_data_export(2)'.H91" chart:data-source-has-labels="both" svg:x="1.279cm" svg:y="1.248cm" svg:width="9.929cm" svg:height="6.643cm">
          <chartooo:coordinate-region svg:x="2.006cm" svg:y="1.422cm" svg:width="8.922cm" svg:height="5.875cm"/>
          <chart:axis chart:dimension="x" chart:name="primary-x" chart:style-name="ch5" chartooo:axis-type="auto">
            <chart:title svg:x="5.617cm" svg:y="8.071cm" chart:style-name="ch6">
              <text:p>Minutes</text:p>
            </chart:title>
            <chart:categories table:cell-range-address="'grafana_data_export(2)'.B2:'grafana_data_export(2)'.B91"/>
          </chart:axis>
          <chart:axis chart:dimension="y" chart:name="primary-y" chart:style-name="ch5">
            <chart:title svg:x="0.451cm" svg:y="5.989cm" chart:style-name="ch7">
              <text:p>Usage / Probability</text:p>
            </chart:title>
            <chart:grid chart:style-name="ch8" chart:class="major"/>
          </chart:axis>
          <chart:series chart:style-name="ch9" chart:values-cell-range-address="'grafana_data_export(2)'.C2:'grafana_data_export(2)'.C91" chart:label-cell-address="'grafana_data_export(2)'.C1:'grafana_data_export(2)'.C1" chart:class="chart:scatter">
            <chart:data-point chart:repeated="90"/>
          </chart:series>
          <chart:series chart:style-name="ch10" chart:values-cell-range-address="'grafana_data_export(2)'.D2:'grafana_data_export(2)'.D91" chart:label-cell-address="'grafana_data_export(2)'.D1:'grafana_data_export(2)'.D1" chart:class="chart:scatter">
            <chart:data-point chart:repeated="90"/>
          </chart:series>
          <chart:series chart:style-name="ch11" chart:values-cell-range-address="'grafana_data_export(2)'.F2:'grafana_data_export(2)'.F91" chart:label-cell-address="'grafana_data_export(2)'.F1:'grafana_data_export(2)'.F1" chart:class="chart:scatter">
            <chart:data-point chart:repeated="90"/>
          </chart:series>
          <chart:series chart:style-name="ch12" chart:values-cell-range-address="'grafana_data_export(2)'.H2:'grafana_data_export(2)'.H91" chart:label-cell-address="'grafana_data_export(2)'.H1:'grafana_data_export(2)'.H1" chart:class="chart:scatter">
            <chart:data-point chart:repeated="9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ddletier CPU</text:p>
                <draw:g>
                  <svg:desc>'grafana_data_export(2)'.C1:'grafana_data_export(2)'.C1</svg:desc>
                </draw:g>
              </table:table-cell>
              <table:table-cell office:value-type="string">
                <text:p>Limit</text:p>
                <draw:g>
                  <svg:desc>'grafana_data_export(2)'.D1:'grafana_data_export(2)'.D1</svg:desc>
                </draw:g>
              </table:table-cell>
              <table:table-cell office:value-type="string">
                <text:p>FPM Middletier</text:p>
                <draw:g>
                  <svg:desc>'grafana_data_export(2)'.F1:'grafana_data_export(2)'.F1</svg:desc>
                </draw:g>
              </table:table-cell>
              <table:table-cell office:value-type="string">
                <text:p>FPM Node</text:p>
                <draw:g>
                  <svg:desc>'grafana_data_export(2)'.H1:'grafana_data_export(2)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017-07-13T21:41:00+02:00</text:p>
                <draw:g>
                  <svg:desc>'grafana_data_export(2)'.B2:'grafana_data_export(2)'.B91</svg:desc>
                </draw:g>
              </table:table-cell>
              <table:table-cell office:value-type="float" office:value="0.001">
                <text:p>0.001</text:p>
                <draw:g>
                  <svg:desc>'grafana_data_export(2)'.C2:'grafana_data_export(2)'.C91</svg:desc>
                </draw:g>
              </table:table-cell>
              <table:table-cell office:value-type="float" office:value="1">
                <text:p>1</text:p>
                <draw:g>
                  <svg:desc>'grafana_data_export(2)'.D2:'grafana_data_export(2)'.D91</svg:desc>
                </draw:g>
              </table:table-cell>
              <table:table-cell office:value-type="float" office:value="0">
                <text:p>0</text:p>
                <draw:g>
                  <svg:desc>'grafana_data_export(2)'.F2:'grafana_data_export(2)'.F91</svg:desc>
                </draw:g>
              </table:table-cell>
              <table:table-cell office:value-type="float" office:value="0">
                <text:p>0</text:p>
                <draw:g>
                  <svg:desc>'grafana_data_export(2)'.H2:'grafana_data_export(2)'.H91</svg:desc>
                </draw:g>
              </table:table-cell>
            </table:table-row>
            <table:table-row>
              <table:table-cell office:value-type="string">
                <text:p>2017-07-13T21:42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3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4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5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6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7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8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49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0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1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2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3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4:00+02:00</text:p>
              </table:table-cell>
              <table:table-cell office:value-type="float" office:value="0.004">
                <text:p>0.004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5:00+02:00</text:p>
              </table:table-cell>
              <table:table-cell office:value-type="float" office:value="0.007">
                <text:p>0.007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6:00+02:00</text:p>
              </table:table-cell>
              <table:table-cell office:value-type="float" office:value="0.006">
                <text:p>0.006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7:00+02:00</text:p>
              </table:table-cell>
              <table:table-cell office:value-type="float" office:value="0.009">
                <text:p>0.00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8:00+02:00</text:p>
              </table:table-cell>
              <table:table-cell office:value-type="float" office:value="0.012">
                <text:p>0.0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1:59:00+02:00</text:p>
              </table:table-cell>
              <table:table-cell office:value-type="float" office:value="0.012">
                <text:p>0.01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00:00+02:00</text:p>
              </table:table-cell>
              <table:table-cell office:value-type="float" office:value="0.015">
                <text:p>0.01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01:00+02:00</text:p>
              </table:table-cell>
              <table:table-cell office:value-type="float" office:value="0.022">
                <text:p>0.02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02:00+02:00</text:p>
              </table:table-cell>
              <table:table-cell office:value-type="float" office:value="0.023">
                <text:p>0.023</text:p>
              </table:table-cell>
              <table:table-cell office:value-type="float" office:value="1">
                <text:p>1</text:p>
              </table:table-cell>
              <table:table-cell office:value-type="float" office:value="0.0002">
                <text:p>0.0002</text:p>
              </table:table-cell>
              <table:table-cell office:value-type="float" office:value="0.0002">
                <text:p>0.0002</text:p>
              </table:table-cell>
            </table:table-row>
            <table:table-row>
              <table:table-cell office:value-type="string">
                <text:p>2017-07-13T22:03:00+02:00</text:p>
              </table:table-cell>
              <table:table-cell office:value-type="float" office:value="0.031">
                <text:p>0.031</text:p>
              </table:table-cell>
              <table:table-cell office:value-type="float" office:value="1">
                <text:p>1</text:p>
              </table:table-cell>
              <table:table-cell office:value-type="float" office:value="0.1096">
                <text:p>0.1096</text:p>
              </table:table-cell>
              <table:table-cell office:value-type="float" office:value="0.1048">
                <text:p>0.1048</text:p>
              </table:table-cell>
            </table:table-row>
            <table:table-row>
              <table:table-cell office:value-type="string">
                <text:p>2017-07-13T22:04:00+02:00</text:p>
              </table:table-cell>
              <table:table-cell office:value-type="float" office:value="0.041">
                <text:p>0.041</text:p>
              </table:table-cell>
              <table:table-cell office:value-type="float" office:value="1">
                <text:p>1</text:p>
              </table:table-cell>
              <table:table-cell office:value-type="float" office:value="0.0996">
                <text:p>0.0996</text:p>
              </table:table-cell>
              <table:table-cell office:value-type="float" office:value="0.1092">
                <text:p>0.1092</text:p>
              </table:table-cell>
            </table:table-row>
            <table:table-row>
              <table:table-cell office:value-type="string">
                <text:p>2017-07-13T22:05:00+02:00</text:p>
              </table:table-cell>
              <table:table-cell office:value-type="float" office:value="0.04">
                <text:p>0.04</text:p>
              </table:table-cell>
              <table:table-cell office:value-type="float" office:value="1">
                <text:p>1</text:p>
              </table:table-cell>
              <table:table-cell office:value-type="float" office:value="0.2816">
                <text:p>0.2816</text:p>
              </table:table-cell>
              <table:table-cell office:value-type="float" office:value="0.2852">
                <text:p>0.2852</text:p>
              </table:table-cell>
            </table:table-row>
            <table:table-row>
              <table:table-cell office:value-type="string">
                <text:p>2017-07-13T22:06:00+02:00</text:p>
              </table:table-cell>
              <table:table-cell office:value-type="float" office:value="0.067">
                <text:p>0.067</text:p>
              </table:table-cell>
              <table:table-cell office:value-type="float" office:value="1">
                <text:p>1</text:p>
              </table:table-cell>
              <table:table-cell office:value-type="float" office:value="0.287">
                <text:p>0.287</text:p>
              </table:table-cell>
              <table:table-cell office:value-type="float" office:value="0.287">
                <text:p>0.287</text:p>
              </table:table-cell>
            </table:table-row>
            <table:table-row>
              <table:table-cell office:value-type="string">
                <text:p>2017-07-13T22:07:00+02:00</text:p>
              </table:table-cell>
              <table:table-cell office:value-type="float" office:value="0.099">
                <text:p>0.099</text:p>
              </table:table-cell>
              <table:table-cell office:value-type="float" office:value="1">
                <text:p>1</text:p>
              </table:table-cell>
              <table:table-cell office:value-type="float" office:value="0.2868">
                <text:p>0.2868</text:p>
              </table:table-cell>
              <table:table-cell office:value-type="float" office:value="0.2842">
                <text:p>0.2842</text:p>
              </table:table-cell>
            </table:table-row>
            <table:table-row>
              <table:table-cell office:value-type="string">
                <text:p>2017-07-13T22:08:00+02:00</text:p>
              </table:table-cell>
              <table:table-cell office:value-type="float" office:value="0.115">
                <text:p>0.115</text:p>
              </table:table-cell>
              <table:table-cell office:value-type="float" office:value="1">
                <text:p>1</text:p>
              </table:table-cell>
              <table:table-cell office:value-type="float" office:value="0.2786">
                <text:p>0.2786</text:p>
              </table:table-cell>
              <table:table-cell office:value-type="float" office:value="0.2832">
                <text:p>0.2832</text:p>
              </table:table-cell>
            </table:table-row>
            <table:table-row>
              <table:table-cell office:value-type="string">
                <text:p>2017-07-13T22:09:00+02:00</text:p>
              </table:table-cell>
              <table:table-cell office:value-type="float" office:value="0.155">
                <text:p>0.155</text:p>
              </table:table-cell>
              <table:table-cell office:value-type="float" office:value="1">
                <text:p>1</text:p>
              </table:table-cell>
              <table:table-cell office:value-type="float" office:value="0.2708">
                <text:p>0.2708</text:p>
              </table:table-cell>
              <table:table-cell office:value-type="float" office:value="0.2876">
                <text:p>0.2876</text:p>
              </table:table-cell>
            </table:table-row>
            <table:table-row>
              <table:table-cell office:value-type="string">
                <text:p>2017-07-13T22:10:00+02:00</text:p>
              </table:table-cell>
              <table:table-cell office:value-type="float" office:value="0.215">
                <text:p>0.215</text:p>
              </table:table-cell>
              <table:table-cell office:value-type="float" office:value="1">
                <text:p>1</text:p>
              </table:table-cell>
              <table:table-cell office:value-type="float" office:value="0.287">
                <text:p>0.287</text:p>
              </table:table-cell>
              <table:table-cell office:value-type="float" office:value="0.2762">
                <text:p>0.2762</text:p>
              </table:table-cell>
            </table:table-row>
            <table:table-row>
              <table:table-cell office:value-type="string">
                <text:p>2017-07-13T22:11:00+02:00</text:p>
              </table:table-cell>
              <table:table-cell office:value-type="float" office:value="0.241">
                <text:p>0.241</text:p>
              </table:table-cell>
              <table:table-cell office:value-type="float" office:value="1">
                <text:p>1</text:p>
              </table:table-cell>
              <table:table-cell office:value-type="float" office:value="0.2846">
                <text:p>0.2846</text:p>
              </table:table-cell>
              <table:table-cell office:value-type="float" office:value="0.2826">
                <text:p>0.2826</text:p>
              </table:table-cell>
            </table:table-row>
            <table:table-row>
              <table:table-cell office:value-type="string">
                <text:p>2017-07-13T22:12:00+02:00</text:p>
              </table:table-cell>
              <table:table-cell office:value-type="float" office:value="0.269">
                <text:p>0.269</text:p>
              </table:table-cell>
              <table:table-cell office:value-type="float" office:value="1">
                <text:p>1</text:p>
              </table:table-cell>
              <table:table-cell office:value-type="float" office:value="0.2748">
                <text:p>0.2748</text:p>
              </table:table-cell>
              <table:table-cell office:value-type="float" office:value="0.2912">
                <text:p>0.2912</text:p>
              </table:table-cell>
            </table:table-row>
            <table:table-row>
              <table:table-cell office:value-type="string">
                <text:p>2017-07-13T22:13:00+02:00</text:p>
              </table:table-cell>
              <table:table-cell office:value-type="float" office:value="0.329">
                <text:p>0.329</text:p>
              </table:table-cell>
              <table:table-cell office:value-type="float" office:value="1">
                <text:p>1</text:p>
              </table:table-cell>
              <table:table-cell office:value-type="float" office:value="0.1004">
                <text:p>0.1004</text:p>
              </table:table-cell>
              <table:table-cell office:value-type="float" office:value="0.1116">
                <text:p>0.1116</text:p>
              </table:table-cell>
            </table:table-row>
            <table:table-row>
              <table:table-cell office:value-type="string">
                <text:p>2017-07-13T22:14:00+02:00</text:p>
              </table:table-cell>
              <table:table-cell office:value-type="float" office:value="0.355">
                <text:p>0.355</text:p>
              </table:table-cell>
              <table:table-cell office:value-type="float" office:value="1">
                <text:p>1</text:p>
              </table:table-cell>
              <table:table-cell office:value-type="float" office:value="0.1016">
                <text:p>0.1016</text:p>
              </table:table-cell>
              <table:table-cell office:value-type="float" office:value="0.0976">
                <text:p>0.0976</text:p>
              </table:table-cell>
            </table:table-row>
            <table:table-row>
              <table:table-cell office:value-type="string">
                <text:p>2017-07-13T22:15:00+02:00</text:p>
              </table:table-cell>
              <table:table-cell office:value-type="float" office:value="0.384">
                <text:p>0.384</text:p>
              </table:table-cell>
              <table:table-cell office:value-type="float" office:value="1">
                <text:p>1</text:p>
              </table:table-cell>
              <table:table-cell office:value-type="float" office:value="0.009">
                <text:p>0.009</text:p>
              </table:table-cell>
              <table:table-cell office:value-type="float" office:value="0.0108">
                <text:p>0.0108</text:p>
              </table:table-cell>
            </table:table-row>
            <table:table-row>
              <table:table-cell office:value-type="string">
                <text:p>2017-07-13T22:16:00+02:00</text:p>
              </table:table-cell>
              <table:table-cell office:value-type="float" office:value="0.416">
                <text:p>0.416</text:p>
              </table:table-cell>
              <table:table-cell office:value-type="float" office:value="1">
                <text:p>1</text:p>
              </table:table-cell>
              <table:table-cell office:value-type="float" office:value="0.0106">
                <text:p>0.0106</text:p>
              </table:table-cell>
              <table:table-cell office:value-type="float" office:value="0.0088">
                <text:p>0.0088</text:p>
              </table:table-cell>
            </table:table-row>
            <table:table-row>
              <table:table-cell office:value-type="string">
                <text:p>2017-07-13T22:17:00+02:00</text:p>
              </table:table-cell>
              <table:table-cell office:value-type="float" office:value="0.443">
                <text:p>0.443</text:p>
              </table:table-cell>
              <table:table-cell office:value-type="float" office:value="1">
                <text:p>1</text:p>
              </table:table-cell>
              <table:table-cell office:value-type="float" office:value="0.0076">
                <text:p>0.0076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2017-07-13T22:18:00+02:00</text:p>
              </table:table-cell>
              <table:table-cell office:value-type="float" office:value="0.484">
                <text:p>0.484</text:p>
              </table:table-cell>
              <table:table-cell office:value-type="float" office:value="1">
                <text:p>1</text:p>
              </table:table-cell>
              <table:table-cell office:value-type="float" office:value="0.0068">
                <text:p>0.0068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2017-07-13T22:19:00+02:00</text:p>
              </table:table-cell>
              <table:table-cell office:value-type="float" office:value="0.536">
                <text:p>0.536</text:p>
              </table:table-cell>
              <table:table-cell office:value-type="float" office:value="1">
                <text:p>1</text:p>
              </table:table-cell>
              <table:table-cell office:value-type="float" office:value="0.3504">
                <text:p>0.3504</text:p>
              </table:table-cell>
              <table:table-cell office:value-type="float" office:value="0.0062">
                <text:p>0.0062</text:p>
              </table:table-cell>
            </table:table-row>
            <table:table-row>
              <table:table-cell office:value-type="string">
                <text:p>2017-07-13T22:20:00+02:00</text:p>
              </table:table-cell>
              <table:table-cell office:value-type="float" office:value="0.537">
                <text:p>0.537</text:p>
              </table:table-cell>
              <table:table-cell office:value-type="float" office:value="1">
                <text:p>1</text:p>
              </table:table-cell>
              <table:table-cell office:value-type="float" office:value="0.0184">
                <text:p>0.0184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017-07-13T22:21:00+02:00</text:p>
              </table:table-cell>
              <table:table-cell office:value-type="float" office:value="0.619">
                <text:p>0.619</text:p>
              </table:table-cell>
              <table:table-cell office:value-type="float" office:value="1">
                <text:p>1</text:p>
              </table:table-cell>
              <table:table-cell office:value-type="float" office:value="0.0532">
                <text:p>0.0532</text:p>
              </table:table-cell>
              <table:table-cell office:value-type="float" office:value="0.0308">
                <text:p>0.0308</text:p>
              </table:table-cell>
            </table:table-row>
            <table:table-row>
              <table:table-cell office:value-type="string">
                <text:p>2017-07-13T22:22:00+02:00</text:p>
              </table:table-cell>
              <table:table-cell office:value-type="float" office:value="0.666">
                <text:p>0.666</text:p>
              </table:table-cell>
              <table:table-cell office:value-type="float" office:value="1">
                <text:p>1</text:p>
              </table:table-cell>
              <table:table-cell office:value-type="float" office:value="0.0818">
                <text:p>0.0818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017-07-13T22:23:00+02:00</text:p>
              </table:table-cell>
              <table:table-cell office:value-type="float" office:value="0.684">
                <text:p>0.684</text:p>
              </table:table-cell>
              <table:table-cell office:value-type="float" office:value="1">
                <text:p>1</text:p>
              </table:table-cell>
              <table:table-cell office:value-type="float" office:value="0.0472">
                <text:p>0.0472</text:p>
              </table:table-cell>
              <table:table-cell office:value-type="float" office:value="0.0012">
                <text:p>0.0012</text:p>
              </table:table-cell>
            </table:table-row>
            <table:table-row>
              <table:table-cell office:value-type="string">
                <text:p>2017-07-13T22:24:00+02:00</text:p>
              </table:table-cell>
              <table:table-cell office:value-type="float" office:value="0.73">
                <text:p>0.73</text:p>
              </table:table-cell>
              <table:table-cell office:value-type="float" office:value="1">
                <text:p>1</text:p>
              </table:table-cell>
              <table:table-cell office:value-type="float" office:value="0.2248">
                <text:p>0.2248</text:p>
              </table:table-cell>
              <table:table-cell office:value-type="float" office:value="0.0244">
                <text:p>0.0244</text:p>
              </table:table-cell>
            </table:table-row>
            <table:table-row>
              <table:table-cell office:value-type="string">
                <text:p>2017-07-13T22:25:00+02:00</text:p>
              </table:table-cell>
              <table:table-cell office:value-type="float" office:value="0.791">
                <text:p>0.791</text:p>
              </table:table-cell>
              <table:table-cell office:value-type="float" office:value="1">
                <text:p>1</text:p>
              </table:table-cell>
              <table:table-cell office:value-type="float" office:value="0.1996">
                <text:p>0.1996</text:p>
              </table:table-cell>
              <table:table-cell office:value-type="float" office:value="0.0544">
                <text:p>0.0544</text:p>
              </table:table-cell>
            </table:table-row>
            <table:table-row>
              <table:table-cell office:value-type="string">
                <text:p>2017-07-13T22:26:00+02:00</text:p>
              </table:table-cell>
              <table:table-cell office:value-type="float" office:value="0.769">
                <text:p>0.769</text:p>
              </table:table-cell>
              <table:table-cell office:value-type="float" office:value="1">
                <text:p>1</text:p>
              </table:table-cell>
              <table:table-cell office:value-type="float" office:value="0.298">
                <text:p>0.298</text:p>
              </table:table-cell>
              <table:table-cell office:value-type="float" office:value="0.1588">
                <text:p>0.1588</text:p>
              </table:table-cell>
            </table:table-row>
            <table:table-row>
              <table:table-cell office:value-type="string">
                <text:p>2017-07-13T22:27:00+02:00</text:p>
              </table:table-cell>
              <table:table-cell office:value-type="float" office:value="0.695">
                <text:p>0.695</text:p>
              </table:table-cell>
              <table:table-cell office:value-type="float" office:value="1">
                <text:p>1</text:p>
              </table:table-cell>
              <table:table-cell office:value-type="float" office:value="0.3242">
                <text:p>0.32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28:00+02:00</text:p>
              </table:table-cell>
              <table:table-cell office:value-type="float" office:value="0.871">
                <text:p>0.871</text:p>
              </table:table-cell>
              <table:table-cell office:value-type="float" office:value="1">
                <text:p>1</text:p>
              </table:table-cell>
              <table:table-cell office:value-type="float" office:value="0.6498">
                <text:p>0.649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29:00+02:00</text:p>
              </table:table-cell>
              <table:table-cell office:value-type="float" office:value="0.883">
                <text:p>0.883</text:p>
              </table:table-cell>
              <table:table-cell office:value-type="float" office:value="1">
                <text:p>1</text:p>
              </table:table-cell>
              <table:table-cell office:value-type="float" office:value="0.0554">
                <text:p>0.05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30:00+02:00</text:p>
              </table:table-cell>
              <table:table-cell office:value-type="float" office:value="0.904">
                <text:p>0.904</text:p>
              </table:table-cell>
              <table:table-cell office:value-type="float" office:value="1">
                <text:p>1</text:p>
              </table:table-cell>
              <table:table-cell office:value-type="float" office:value="0.8232">
                <text:p>0.82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31:00+02:00</text:p>
              </table:table-cell>
              <table:table-cell office:value-type="float" office:value="0.961">
                <text:p>0.961</text:p>
              </table:table-cell>
              <table:table-cell office:value-type="float" office:value="1">
                <text:p>1</text:p>
              </table:table-cell>
              <table:table-cell office:value-type="float" office:value="0.9336">
                <text:p>0.9336</text:p>
              </table:table-cell>
              <table:table-cell office:value-type="float" office:value="0.0018">
                <text:p>0.0018</text:p>
              </table:table-cell>
            </table:table-row>
            <table:table-row>
              <table:table-cell office:value-type="string">
                <text:p>2017-07-13T22:32:00+02:00</text:p>
              </table:table-cell>
              <table:table-cell office:value-type="float" office:value="0.97">
                <text:p>0.97</text:p>
              </table:table-cell>
              <table:table-cell office:value-type="float" office:value="1">
                <text:p>1</text:p>
              </table:table-cell>
              <table:table-cell office:value-type="float" office:value="0.97">
                <text:p>0.9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2:33:00+02:00</text:p>
              </table:table-cell>
              <table:table-cell office:value-type="float" office:value="0.978">
                <text:p>0.978</text:p>
              </table:table-cell>
              <table:table-cell office:value-type="float" office:value="1">
                <text:p>1</text:p>
              </table:table-cell>
              <table:table-cell office:value-type="float" office:value="0.9998">
                <text:p>0.9998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017-07-13T22:34:00+02:00</text:p>
              </table:table-cell>
              <table:table-cell office:value-type="float" office:value="0.992">
                <text:p>0.99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0546">
                <text:p>0.0546</text:p>
              </table:table-cell>
            </table:table-row>
            <table:table-row>
              <table:table-cell office:value-type="string">
                <text:p>2017-07-13T22:35:00+02:00</text:p>
              </table:table-cell>
              <table:table-cell office:value-type="float" office:value="0.994">
                <text:p>0.994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2414">
                <text:p>0.2414</text:p>
              </table:table-cell>
            </table:table-row>
            <table:table-row>
              <table:table-cell office:value-type="string">
                <text:p>2017-07-13T22:36:00+02:00</text:p>
              </table:table-cell>
              <table:table-cell office:value-type="float" office:value="0.441">
                <text:p>0.441</text:p>
              </table:table-cell>
              <table:table-cell office:value-type="float" office:value="1">
                <text:p>1</text:p>
              </table:table-cell>
              <table:table-cell office:value-type="float" office:value="0.83">
                <text:p>0.83</text:p>
              </table:table-cell>
              <table:table-cell office:value-type="float" office:value="0.0368">
                <text:p>0.0368</text:p>
              </table:table-cell>
            </table:table-row>
            <table:table-row>
              <table:table-cell office:value-type="string">
                <text:p>2017-07-13T22:37:00+02:00</text:p>
              </table:table-cell>
              <table:table-cell office:value-type="float" office:value="0.002">
                <text:p>0.002</text:p>
              </table:table-cell>
              <table:table-cell office:value-type="float" office:value="1">
                <text:p>1</text:p>
              </table:table-cell>
              <table:table-cell office:value-type="float" office:value="0.9978">
                <text:p>0.9978</text:p>
              </table:table-cell>
              <table:table-cell office:value-type="float" office:value="0.1886">
                <text:p>0.1886</text:p>
              </table:table-cell>
            </table:table-row>
            <table:table-row>
              <table:table-cell office:value-type="string">
                <text:p>2017-07-13T22:38:00+02:00</text:p>
              </table:table-cell>
              <table:table-cell office:value-type="float" office:value="0.002">
                <text:p>0.00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3298">
                <text:p>0.3298</text:p>
              </table:table-cell>
            </table:table-row>
            <table:table-row>
              <table:table-cell office:value-type="string">
                <text:p>2017-07-13T22:39:00+02:00</text:p>
              </table:table-cell>
              <table:table-cell office:value-type="float" office:value="0.002">
                <text:p>0.002</text:p>
              </table:table-cell>
              <table:table-cell office:value-type="float" office:value="1">
                <text:p>1</text:p>
              </table:table-cell>
              <table:table-cell office:value-type="float" office:value="0.991">
                <text:p>0.991</text:p>
              </table:table-cell>
              <table:table-cell office:value-type="float" office:value="0.2202">
                <text:p>0.2202</text:p>
              </table:table-cell>
            </table:table-row>
            <table:table-row>
              <table:table-cell office:value-type="string">
                <text:p>2017-07-13T22:40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86">
                <text:p>0.9986</text:p>
              </table:table-cell>
              <table:table-cell office:value-type="float" office:value="0.3944">
                <text:p>0.3944</text:p>
              </table:table-cell>
            </table:table-row>
            <table:table-row>
              <table:table-cell office:value-type="string">
                <text:p>2017-07-13T22:41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598">
                <text:p>0.5598</text:p>
              </table:table-cell>
            </table:table-row>
            <table:table-row>
              <table:table-cell office:value-type="string">
                <text:p>2017-07-13T22:42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7">
                <text:p>0.997</text:p>
              </table:table-cell>
              <table:table-cell office:value-type="float" office:value="0.4432">
                <text:p>0.4432</text:p>
              </table:table-cell>
            </table:table-row>
            <table:table-row>
              <table:table-cell office:value-type="string">
                <text:p>2017-07-13T22:43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78">
                <text:p>0.9978</text:p>
              </table:table-cell>
              <table:table-cell office:value-type="float" office:value="0.5412">
                <text:p>0.5412</text:p>
              </table:table-cell>
            </table:table-row>
            <table:table-row>
              <table:table-cell office:value-type="string">
                <text:p>2017-07-13T22:44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9972">
                <text:p>0.9972</text:p>
              </table:table-cell>
              <table:table-cell office:value-type="float" office:value="0.356">
                <text:p>0.356</text:p>
              </table:table-cell>
            </table:table-row>
            <table:table-row>
              <table:table-cell office:value-type="string">
                <text:p>2017-07-13T22:45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736">
                <text:p>0.1736</text:p>
              </table:table-cell>
              <table:table-cell office:value-type="float" office:value="0.0218">
                <text:p>0.0218</text:p>
              </table:table-cell>
            </table:table-row>
            <table:table-row>
              <table:table-cell office:value-type="string">
                <text:p>2017-07-13T22:46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0632">
                <text:p>0.0632</text:p>
              </table:table-cell>
              <table:table-cell office:value-type="float" office:value="0.0166">
                <text:p>0.0166</text:p>
              </table:table-cell>
            </table:table-row>
            <table:table-row>
              <table:table-cell office:value-type="string">
                <text:p>2017-07-13T22:47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73">
                <text:p>0.173</text:p>
              </table:table-cell>
              <table:table-cell office:value-type="float" office:value="0.0146">
                <text:p>0.0146</text:p>
              </table:table-cell>
            </table:table-row>
            <table:table-row>
              <table:table-cell office:value-type="string">
                <text:p>2017-07-13T22:48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2484">
                <text:p>0.2484</text:p>
              </table:table-cell>
              <table:table-cell office:value-type="float" office:value="0.0342">
                <text:p>0.0342</text:p>
              </table:table-cell>
            </table:table-row>
            <table:table-row>
              <table:table-cell office:value-type="string">
                <text:p>2017-07-13T22:49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0898">
                <text:p>0.0898</text:p>
              </table:table-cell>
              <table:table-cell office:value-type="float" office:value="0.0282">
                <text:p>0.0282</text:p>
              </table:table-cell>
            </table:table-row>
            <table:table-row>
              <table:table-cell office:value-type="string">
                <text:p>2017-07-13T22:50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564">
                <text:p>0.1564</text:p>
              </table:table-cell>
              <table:table-cell office:value-type="float" office:value="0.0454">
                <text:p>0.0454</text:p>
              </table:table-cell>
            </table:table-row>
            <table:table-row>
              <table:table-cell office:value-type="string">
                <text:p>2017-07-13T22:51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352">
                <text:p>0.1352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2017-07-13T22:52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052">
                <text:p>0.052</text:p>
              </table:table-cell>
              <table:table-cell office:value-type="float" office:value="0.0082">
                <text:p>0.0082</text:p>
              </table:table-cell>
            </table:table-row>
            <table:table-row>
              <table:table-cell office:value-type="string">
                <text:p>2017-07-13T22:53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0508">
                <text:p>0.0508</text:p>
              </table:table-cell>
              <table:table-cell office:value-type="float" office:value="0.0084">
                <text:p>0.0084</text:p>
              </table:table-cell>
            </table:table-row>
            <table:table-row>
              <table:table-cell office:value-type="string">
                <text:p>2017-07-13T22:54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27">
                <text:p>0.127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2017-07-13T22:55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13">
                <text:p>0.113</text:p>
              </table:table-cell>
              <table:table-cell office:value-type="float" office:value="0.0074">
                <text:p>0.0074</text:p>
              </table:table-cell>
            </table:table-row>
            <table:table-row>
              <table:table-cell office:value-type="string">
                <text:p>2017-07-13T22:56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056">
                <text:p>0.1056</text:p>
              </table:table-cell>
              <table:table-cell office:value-type="float" office:value="0.0056">
                <text:p>0.0056</text:p>
              </table:table-cell>
            </table:table-row>
            <table:table-row>
              <table:table-cell office:value-type="string">
                <text:p>2017-07-13T22:57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266">
                <text:p>0.1266</text:p>
              </table:table-cell>
              <table:table-cell office:value-type="float" office:value="0.0248">
                <text:p>0.0248</text:p>
              </table:table-cell>
            </table:table-row>
            <table:table-row>
              <table:table-cell office:value-type="string">
                <text:p>2017-07-13T22:58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52">
                <text:p>0.152</text:p>
              </table:table-cell>
              <table:table-cell office:value-type="float" office:value="0.0336">
                <text:p>0.0336</text:p>
              </table:table-cell>
            </table:table-row>
            <table:table-row>
              <table:table-cell office:value-type="string">
                <text:p>2017-07-13T22:59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466">
                <text:p>0.1466</text:p>
              </table:table-cell>
              <table:table-cell office:value-type="float" office:value="0.0276">
                <text:p>0.0276</text:p>
              </table:table-cell>
            </table:table-row>
            <table:table-row>
              <table:table-cell office:value-type="string">
                <text:p>2017-07-13T23:00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528">
                <text:p>0.1528</text:p>
              </table:table-cell>
              <table:table-cell office:value-type="float" office:value="0.0326">
                <text:p>0.0326</text:p>
              </table:table-cell>
            </table:table-row>
            <table:table-row>
              <table:table-cell office:value-type="string">
                <text:p>2017-07-13T23:01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482">
                <text:p>0.1482</text:p>
              </table:table-cell>
              <table:table-cell office:value-type="float" office:value="0.0318">
                <text:p>0.0318</text:p>
              </table:table-cell>
            </table:table-row>
            <table:table-row>
              <table:table-cell office:value-type="string">
                <text:p>2017-07-13T23:02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087">
                <text:p>0.087</text:p>
              </table:table-cell>
              <table:table-cell office:value-type="float" office:value="0.0358">
                <text:p>0.0358</text:p>
              </table:table-cell>
            </table:table-row>
            <table:table-row>
              <table:table-cell office:value-type="string">
                <text:p>2017-07-13T23:03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.165">
                <text:p>0.165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2017-07-13T23:04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05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06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07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08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09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7-07-13T23:10:00+02:00</text:p>
              </table:table-cell>
              <table:table-cell office:value-type="float" office:value="0.001">
                <text:p>0.00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draw:stroke="dash" draw:stroke-dash="Fine_20_Dotted" svg:stroke-color="#b3b3b3"/>
    </style:style>
    <style:style style:name="ch9" style:family="chart" style:data-style-name="N0">
      <style:chart-properties chart:link-data-style-to-source="true"/>
      <style:graphic-properties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fill="hatch" draw:fill-color="#ff420e" draw:fill-hatch-name="Black_20_45_20_Degrees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style-name="ch1">
        <chart:title svg:x="5.985cm" svg:y="0.315cm" chart:style-name="ch2">
          <text:p>Failures Per Minute</text:p>
        </chart:title>
        <chart:legend chart:legend-position="end" svg:x="13.525cm" svg:y="4.005cm" style:legend-expansion="high" chart:style-name="ch3"/>
        <chart:plot-area chart:style-name="ch4" table:cell-range-address="'grafana_data_export(2)'.L1:'grafana_data_export(2)'.M92" chart:data-source-has-labels="row" svg:x="1.279cm" svg:y="1.248cm" svg:width="11.926cm" svg:height="6.643cm">
          <chartooo:coordinate-region svg:x="2.271cm" svg:y="1.422cm" svg:width="10.813cm" svg:height="5.714cm"/>
          <chart:axis chart:dimension="x" chart:name="primary-x" chart:style-name="ch5">
            <chart:title svg:x="6.616cm" svg:y="8.071cm" chart:style-name="ch6">
              <text:p>Minutes</text:p>
            </chart:title>
          </chart:axis>
          <chart:axis chart:dimension="y" chart:name="primary-y" chart:style-name="ch5">
            <chart:title svg:x="0.451cm" svg:y="5.063cm" chart:style-name="ch7">
              <text:p>Count</text:p>
            </chart:title>
            <chart:grid chart:style-name="ch8" chart:class="major"/>
          </chart:axis>
          <chart:series chart:style-name="ch9" chart:values-cell-range-address="'grafana_data_export(2)'.L2:'grafana_data_export(2)'.L92" chart:label-cell-address="'grafana_data_export(2)'.L1:'grafana_data_export(2)'.L1" chart:class="chart:area">
            <chart:data-point chart:repeated="91"/>
          </chart:series>
          <chart:series chart:style-name="ch10" chart:values-cell-range-address="'grafana_data_export(2)'.M2:'grafana_data_export(2)'.M92" chart:label-cell-address="'grafana_data_export(2)'.M1:'grafana_data_export(2)'.M1" chart:class="chart:area">
            <chart:data-point chart:repeated="9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ilures</text:p>
                <draw:g>
                  <svg:desc>'grafana_data_export(2)'.L1:'grafana_data_export(2)'.L1</svg:desc>
                </draw:g>
              </table:table-cell>
              <table:table-cell office:value-type="string">
                <text:p>Successes</text:p>
                <draw:g>
                  <svg:desc>'grafana_data_export(2)'.M1:'grafana_data_export(2)'.M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grafana_data_export(2)'.L2:'grafana_data_export(2)'.L92</svg:desc>
                </draw:g>
              </table:table-cell>
              <table:table-cell office:value-type="float" office:value="0">
                <text:p>0</text:p>
                <draw:g>
                  <svg:desc>'grafana_data_export(2)'.M2:'grafana_data_export(2)'.M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349">
                <text:p>34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386">
                <text:p>38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721">
                <text:p>7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796">
                <text:p>79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789">
                <text:p>7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1113">
                <text:p>111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1178">
                <text:p>11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1194">
                <text:p>119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1498">
                <text:p>149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1575">
                <text:p>157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">
                <text:p>9</text:p>
              </table:table-cell>
              <table:table-cell office:value-type="float" office:value="1888">
                <text:p>188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6">
                <text:p>86</text:p>
              </table:table-cell>
              <table:table-cell office:value-type="float" office:value="1873">
                <text:p>187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7">
                <text:p>77</text:p>
              </table:table-cell>
              <table:table-cell office:value-type="float" office:value="1891">
                <text:p>189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">
                <text:p>1</text:p>
              </table:table-cell>
              <table:table-cell office:value-type="float" office:value="2283">
                <text:p>228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">
                <text:p>6</text:p>
              </table:table-cell>
              <table:table-cell office:value-type="float" office:value="2310">
                <text:p>231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2351">
                <text:p>23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3">
                <text:p>13</text:p>
              </table:table-cell>
              <table:table-cell office:value-type="float" office:value="2649">
                <text:p>264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4">
                <text:p>14</text:p>
              </table:table-cell>
              <table:table-cell office:value-type="float" office:value="2720">
                <text:p>27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1">
                <text:p>81</text:p>
              </table:table-cell>
              <table:table-cell office:value-type="float" office:value="2572">
                <text:p>25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59">
                <text:p>159</text:p>
              </table:table-cell>
              <table:table-cell office:value-type="float" office:value="2583">
                <text:p>258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7">
                <text:p>87</text:p>
              </table:table-cell>
              <table:table-cell office:value-type="float" office:value="3024">
                <text:p>30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8">
                <text:p>88</text:p>
              </table:table-cell>
              <table:table-cell office:value-type="float" office:value="3020">
                <text:p>302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8">
                <text:p>258</text:p>
              </table:table-cell>
              <table:table-cell office:value-type="float" office:value="3412">
                <text:p>34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1">
                <text:p>431</text:p>
              </table:table-cell>
              <table:table-cell office:value-type="float" office:value="3442">
                <text:p>344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2">
                <text:p>522</text:p>
              </table:table-cell>
              <table:table-cell office:value-type="float" office:value="3307">
                <text:p>33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88">
                <text:p>588</text:p>
              </table:table-cell>
              <table:table-cell office:value-type="float" office:value="3333">
                <text:p>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81">
                <text:p>581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2">
                <text:p>632</text:p>
              </table:table-cell>
              <table:table-cell office:value-type="float" office:value="3312">
                <text:p>331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70">
                <text:p>170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45_20_Degrees" draw:display-name="Black 45 Degrees" draw:style="single" draw:color="#000000" draw:distance="0.102cm" draw:rotation="450"/>
    <draw:stroke-dash draw:name="Fine_20_Dotted" draw:display-name="Fine Dotted" draw:style="rect" draw:dots1="1" draw:distance="0.457cm"/>
  </office:styles>
</office:document-styles>
</file>